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4.68cm"/>
    </style:style>
    <style:style style:name="co4" style:family="table-column">
      <style:table-column-properties fo:break-before="auto" style:column-width="11.264cm"/>
    </style:style>
    <style:style style:name="co5" style:family="table-column">
      <style:table-column-properties fo:break-before="auto" style:column-width="3.3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74pt solid #4f81bd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f81bd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ackground-color="#4f81bd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 style:data-style-name="N128">
      <style:table-cell-properties fo:border-bottom="0.74pt solid #4f81bd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f81bd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28">
      <style:table-cell-properties fo:border-bottom="none" fo:border-left="none" fo:border-right="none" style:rotation-align="none" fo:border-top="0.74pt double-thin #ffd700" style:border-line-width-top="0.018cm 0.004cm 0.018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28">
      <style:table-cell-properties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28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order-left="0.74pt solid #00ff00" fo:border-right="none" fo:border-top="0.74pt solid #00ff00"/>
    </style:style>
    <style:style style:name="ce11" style:family="table-cell" style:parent-style-name="Default">
      <style:table-cell-properties fo:border-bottom="none" fo:border-left="0.74pt solid #00ff00" fo:border-right="none" fo:border-top="none"/>
    </style:style>
    <style:style style:name="ce12" style:family="table-cell" style:parent-style-name="Default">
      <style:table-cell-properties fo:border-bottom="0.74pt solid #00ff00" fo:border-left="0.74pt solid #00ff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74pt solid #00ff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74pt solid #00ff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74pt solid #00ff00" fo:border-top="0.74pt solid #00ff00"/>
    </style:style>
    <style:style style:name="ce17" style:family="table-cell" style:parent-style-name="Default">
      <style:table-cell-properties fo:border-bottom="none" fo:border-left="none" fo:border-right="0.74pt solid #00ff00" fo:border-top="none"/>
    </style:style>
    <style:style style:name="ce18" style:family="table-cell" style:parent-style-name="Default">
      <style:table-cell-properties fo:border-bottom="0.74pt solid #00ff00" fo:border-left="none" fo:border-right="0.74pt solid #00ff00" fo:border-top="none"/>
    </style:style>
    <style:style style:name="ce19" style:family="table-cell" style:parent-style-name="Default">
      <style:text-properties style:text-outline="false" style:text-line-through-style="none" style:text-line-through-typ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Emploi PL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6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Emploi salarié total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érie :CVS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fréquence :trimestriell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unité : nombr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ource : Insee, estimations d'emploi ; estimations trimestrielles Urssaf, Dares, Insee.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 table:style-name="ce1"/>
          <table:table-cell table:number-columns-repeated="1014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Pays de la Loire</text:p>
          </table:table-cell>
          <table:table-cell table:style-name="ce3" office:value-type="string" calcext:value-type="string">
            <text:p>Loire-Atlantique</text:p>
          </table:table-cell>
          <table:table-cell table:style-name="ce3" office:value-type="string" calcext:value-type="string">
            <text:p>Maine-et-Loire</text:p>
          </table:table-cell>
          <table:table-cell table:style-name="ce3" office:value-type="string" calcext:value-type="string">
            <text:p>Mayenne</text:p>
          </table:table-cell>
          <table:table-cell table:style-name="ce3" office:value-type="string" calcext:value-type="string">
            <text:p>Sarthe</text:p>
          </table:table-cell>
          <table:table-cell table:style-name="ce3" office:value-type="string" calcext:value-type="string">
            <text:p>Vendée</text:p>
          </table:table-cell>
          <table:table-cell table:style-name="ce3" office:value-type="string" calcext:value-type="string">
            <text:p>France hors Mayotte </text:p>
          </table:table-cell>
          <table:table-cell table:number-columns-repeated="1016"/>
        </table:table-row>
        <table:table-row table:style-name="ro2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Default" office:value-type="string" calcext:value-type="string">
            <text:p>2004T4</text:p>
          </table:table-cell>
          <table:table-cell table:style-name="Default"/>
          <table:table-cell office:value-type="float" office:value="531583" calcext:value-type="float">
            <text:p>531 583</text:p>
          </table:table-cell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Default" office:value-type="string" calcext:value-type="string">
            <text:p>2005T1</text:p>
          </table:table-cell>
          <table:table-cell table:style-name="Default"/>
          <table:table-cell table:style-name="ce8" table:formula="of:=[.C13]+[.J$17]" office:value-type="float" office:value="533949" calcext:value-type="float">
            <text:p>533 949</text:p>
          </table:table-cell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Default" office:value-type="string" calcext:value-type="string">
            <text:p>2005T2</text:p>
          </table:table-cell>
          <table:table-cell table:style-name="Default"/>
          <table:table-cell table:style-name="ce8" table:formula="of:=[.C14]+[.J$17]" office:value-type="float" office:value="536315" calcext:value-type="float">
            <text:p>536 315</text:p>
          </table:table-cell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Default" office:value-type="string" calcext:value-type="string">
            <text:p>2005T3</text:p>
          </table:table-cell>
          <table:table-cell table:style-name="Default"/>
          <table:table-cell table:style-name="ce8" table:formula="of:=[.C15]+[.J$17]" office:value-type="float" office:value="538681" calcext:value-type="float">
            <text:p>538 681</text:p>
          </table:table-cell>
          <table:table-cell table:style-name="Default" table:number-columns-repeated="5"/>
          <table:table-cell table:number-columns-repeated="1016"/>
        </table:table-row>
        <table:table-row table:style-name="ro3">
          <table:table-cell table:style-name="Default" office:value-type="string" calcext:value-type="string">
            <text:p>2005T4</text:p>
          </table:table-cell>
          <table:table-cell table:style-name="Default"/>
          <table:table-cell office:value-type="float" office:value="541047" calcext:value-type="float">
            <text:p>541 047</text:p>
          </table:table-cell>
          <table:table-cell table:style-name="Default" table:number-columns-repeated="5"/>
          <table:table-cell table:style-name="ce10" table:formula="of:=[.C17]-[.C13]" office:value-type="float" office:value="9464" calcext:value-type="float">
            <text:p>9464</text:p>
          </table:table-cell>
          <table:table-cell table:style-name="ce13" table:formula="of:=[.I17]/4" office:value-type="float" office:value="2366" calcext:value-type="float">
            <text:p>2366</text:p>
          </table:table-cell>
          <table:table-cell table:style-name="ce16" office:value-type="string" calcext:value-type="string">
            <text:p>comblement évolution 2005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2006T1</text:p>
          </table:table-cell>
          <table:table-cell table:style-name="Default"/>
          <table:table-cell table:style-name="ce8" table:formula="of:=[.C17]+[.J$21]" office:value-type="float" office:value="543941" calcext:value-type="float">
            <text:p>543 941</text:p>
          </table:table-cell>
          <table:table-cell table:style-name="Default" table:number-columns-repeated="5"/>
          <table:table-cell table:style-name="ce11"/>
          <table:table-cell/>
          <table:table-cell table:style-name="ce17"/>
          <table:table-cell table:number-columns-repeated="1013"/>
        </table:table-row>
        <table:table-row table:style-name="ro3">
          <table:table-cell table:style-name="Default" office:value-type="string" calcext:value-type="string">
            <text:p>2006T2</text:p>
          </table:table-cell>
          <table:table-cell table:style-name="Default"/>
          <table:table-cell table:style-name="ce8" table:formula="of:=[.C18]+[.J$21]" office:value-type="float" office:value="546835" calcext:value-type="float">
            <text:p>546 835</text:p>
          </table:table-cell>
          <table:table-cell table:style-name="Default" table:number-columns-repeated="5"/>
          <table:table-cell table:style-name="ce11"/>
          <table:table-cell/>
          <table:table-cell table:style-name="ce17"/>
          <table:table-cell table:number-columns-repeated="1013"/>
        </table:table-row>
        <table:table-row table:style-name="ro3">
          <table:table-cell table:style-name="Default" office:value-type="string" calcext:value-type="string">
            <text:p>2006T3</text:p>
          </table:table-cell>
          <table:table-cell table:style-name="Default"/>
          <table:table-cell table:style-name="ce8" table:formula="of:=[.C19]+[.J$21]" office:value-type="float" office:value="549729" calcext:value-type="float">
            <text:p>549 729</text:p>
          </table:table-cell>
          <table:table-cell table:style-name="Default" table:number-columns-repeated="5"/>
          <table:table-cell table:style-name="ce11"/>
          <table:table-cell/>
          <table:table-cell table:style-name="ce17"/>
          <table:table-cell table:number-columns-repeated="1013"/>
        </table:table-row>
        <table:table-row table:style-name="ro3">
          <table:table-cell table:style-name="Default" office:value-type="string" calcext:value-type="string">
            <text:p>2006T4</text:p>
          </table:table-cell>
          <table:table-cell table:style-name="Default"/>
          <table:table-cell office:value-type="float" office:value="552623" calcext:value-type="float">
            <text:p>552 623</text:p>
          </table:table-cell>
          <table:table-cell table:style-name="Default" table:number-columns-repeated="5"/>
          <table:table-cell table:style-name="ce11" table:formula="of:=[.C21]-[.C17]" office:value-type="float" office:value="11576" calcext:value-type="float">
            <text:p>11576</text:p>
          </table:table-cell>
          <table:table-cell table:style-name="ce14" table:formula="of:=[.I21]/4" office:value-type="float" office:value="2894" calcext:value-type="float">
            <text:p>2894</text:p>
          </table:table-cell>
          <table:table-cell table:style-name="ce17" office:value-type="string" calcext:value-type="string">
            <text:p>comblement évolution 2006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2007T1</text:p>
          </table:table-cell>
          <table:table-cell table:style-name="Default"/>
          <table:table-cell table:style-name="ce9" table:formula="of:=[.C21]+[.J$25]" office:value-type="float" office:value="556602.25" calcext:value-type="float">
            <text:p>556 602</text:p>
          </table:table-cell>
          <table:table-cell table:style-name="Default" table:number-columns-repeated="5"/>
          <table:table-cell table:style-name="ce11"/>
          <table:table-cell/>
          <table:table-cell table:style-name="ce17"/>
          <table:table-cell table:number-columns-repeated="1013"/>
        </table:table-row>
        <table:table-row table:style-name="ro3">
          <table:table-cell table:style-name="ce4" office:value-type="string" calcext:value-type="string">
            <text:p>2007T2</text:p>
          </table:table-cell>
          <table:table-cell table:style-name="Default"/>
          <table:table-cell table:style-name="ce9" table:formula="of:=[.C22]+[.J$25]" office:value-type="float" office:value="560581.5" calcext:value-type="float">
            <text:p>560 582</text:p>
          </table:table-cell>
          <table:table-cell table:style-name="Default" table:number-columns-repeated="5"/>
          <table:table-cell table:style-name="ce11"/>
          <table:table-cell/>
          <table:table-cell table:style-name="ce17"/>
          <table:table-cell table:number-columns-repeated="1013"/>
        </table:table-row>
        <table:table-row table:style-name="ro3">
          <table:table-cell table:style-name="Default" office:value-type="string" calcext:value-type="string">
            <text:p>2007T3</text:p>
          </table:table-cell>
          <table:table-cell table:style-name="Default"/>
          <table:table-cell table:style-name="ce9" table:formula="of:=[.C23]+[.J$25]" office:value-type="float" office:value="564560.75" calcext:value-type="float">
            <text:p>564 561</text:p>
          </table:table-cell>
          <table:table-cell table:style-name="Default" table:number-columns-repeated="5"/>
          <table:table-cell table:style-name="ce11"/>
          <table:table-cell/>
          <table:table-cell table:style-name="ce17"/>
          <table:table-cell table:number-columns-repeated="1013"/>
        </table:table-row>
        <table:table-row table:style-name="ro3">
          <table:table-cell table:style-name="Default" office:value-type="string" calcext:value-type="string">
            <text:p>2007T4</text:p>
          </table:table-cell>
          <table:table-cell table:style-name="Default"/>
          <table:table-cell office:value-type="float" office:value="568540" calcext:value-type="float">
            <text:p>568 540</text:p>
          </table:table-cell>
          <table:table-cell table:style-name="Default" table:number-columns-repeated="5"/>
          <table:table-cell table:style-name="ce11" table:formula="of:=[.C25]-[.C21]" office:value-type="float" office:value="15917" calcext:value-type="float">
            <text:p>15917</text:p>
          </table:table-cell>
          <table:table-cell table:formula="of:=[.I25]/4" office:value-type="float" office:value="3979.25" calcext:value-type="float">
            <text:p>3979,25</text:p>
          </table:table-cell>
          <table:table-cell table:style-name="ce17" office:value-type="string" calcext:value-type="string">
            <text:p>comblement évolution 2007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2008T1</text:p>
          </table:table-cell>
          <table:table-cell table:style-name="Default"/>
          <table:table-cell table:style-name="ce8" table:formula="of:=[.C25]+[.J$29]" office:value-type="float" office:value="568540" calcext:value-type="float">
            <text:p>568 540</text:p>
          </table:table-cell>
          <table:table-cell table:style-name="Default" table:number-columns-repeated="5"/>
          <table:table-cell table:style-name="ce11"/>
          <table:table-cell/>
          <table:table-cell table:style-name="ce17"/>
          <table:table-cell table:number-columns-repeated="1013"/>
        </table:table-row>
        <table:table-row table:style-name="ro3">
          <table:table-cell table:style-name="Default" office:value-type="string" calcext:value-type="string">
            <text:p>2008T2</text:p>
          </table:table-cell>
          <table:table-cell table:style-name="Default"/>
          <table:table-cell table:style-name="ce8" table:formula="of:=[.C26]+[.J$21]" office:value-type="float" office:value="571434" calcext:value-type="float">
            <text:p>571 434</text:p>
          </table:table-cell>
          <table:table-cell table:style-name="Default" table:number-columns-repeated="5"/>
          <table:table-cell table:style-name="ce11"/>
          <table:table-cell/>
          <table:table-cell table:style-name="ce17"/>
          <table:table-cell table:number-columns-repeated="1013"/>
        </table:table-row>
        <table:table-row table:style-name="ro3">
          <table:table-cell table:style-name="Default" office:value-type="string" calcext:value-type="string">
            <text:p>2008T3</text:p>
          </table:table-cell>
          <table:table-cell table:style-name="Default"/>
          <table:table-cell table:style-name="ce8" table:formula="of:=[.C27]+[.J$21]" office:value-type="float" office:value="574328" calcext:value-type="float">
            <text:p>574 328</text:p>
          </table:table-cell>
          <table:table-cell table:style-name="Default" table:number-columns-repeated="5"/>
          <table:table-cell table:style-name="ce11"/>
          <table:table-cell/>
          <table:table-cell table:style-name="ce17"/>
          <table:table-cell table:number-columns-repeated="1013"/>
        </table:table-row>
        <table:table-row table:style-name="ro3">
          <table:table-cell table:style-name="Default" office:value-type="string" calcext:value-type="string">
            <text:p>2008T4</text:p>
          </table:table-cell>
          <table:table-cell table:style-name="Default"/>
          <table:table-cell office:value-type="float" office:value="568540" calcext:value-type="float">
            <text:p>568 540</text:p>
          </table:table-cell>
          <table:table-cell table:style-name="Default" table:number-columns-repeated="5"/>
          <table:table-cell table:style-name="ce11" table:formula="of:=[.C29]-[.C25]" office:value-type="float" office:value="0" calcext:value-type="float">
            <text:p>0</text:p>
          </table:table-cell>
          <table:table-cell table:formula="of:=[.I29]/4" office:value-type="float" office:value="0" calcext:value-type="float">
            <text:p>0</text:p>
          </table:table-cell>
          <table:table-cell table:style-name="ce17" office:value-type="string" calcext:value-type="string">
            <text:p>comblement évolution 200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009T1</text:p>
          </table:table-cell>
          <table:table-cell table:style-name="Default"/>
          <table:table-cell table:style-name="ce8" table:formula="of:=[.C29]+[.J$33]" office:value-type="float" office:value="568093" calcext:value-type="float">
            <text:p>568 093</text:p>
          </table:table-cell>
          <table:table-cell table:style-name="Default" table:number-columns-repeated="5"/>
          <table:table-cell table:style-name="ce11"/>
          <table:table-cell/>
          <table:table-cell table:style-name="ce17"/>
          <table:table-cell table:number-columns-repeated="1013"/>
        </table:table-row>
        <table:table-row table:style-name="ro3">
          <table:table-cell office:value-type="string" calcext:value-type="string">
            <text:p>2009T2</text:p>
          </table:table-cell>
          <table:table-cell table:style-name="Default"/>
          <table:table-cell table:style-name="ce8" table:formula="of:=[.C30]+[.J$33]" office:value-type="float" office:value="567646" calcext:value-type="float">
            <text:p>567 646</text:p>
          </table:table-cell>
          <table:table-cell table:style-name="Default" table:number-columns-repeated="5"/>
          <table:table-cell table:style-name="ce11"/>
          <table:table-cell/>
          <table:table-cell table:style-name="ce17"/>
          <table:table-cell table:number-columns-repeated="1013"/>
        </table:table-row>
        <table:table-row table:style-name="ro3">
          <table:table-cell office:value-type="string" calcext:value-type="string">
            <text:p>2009T3</text:p>
          </table:table-cell>
          <table:table-cell table:style-name="Default"/>
          <table:table-cell table:style-name="ce8" table:formula="of:=[.C31]+[.J$33]" office:value-type="float" office:value="567199" calcext:value-type="float">
            <text:p>567 199</text:p>
          </table:table-cell>
          <table:table-cell table:style-name="Default" table:number-columns-repeated="5"/>
          <table:table-cell table:style-name="ce11"/>
          <table:table-cell/>
          <table:table-cell table:style-name="ce17"/>
          <table:table-cell table:number-columns-repeated="1013"/>
        </table:table-row>
        <table:table-row table:style-name="ro3">
          <table:table-cell office:value-type="string" calcext:value-type="string">
            <text:p>2009T4</text:p>
          </table:table-cell>
          <table:table-cell table:style-name="Default"/>
          <table:table-cell office:value-type="float" office:value="566752" calcext:value-type="float">
            <text:p>566 752</text:p>
          </table:table-cell>
          <table:table-cell table:style-name="Default" table:number-columns-repeated="5"/>
          <table:table-cell table:style-name="ce11" table:formula="of:=[.C33]-[.C29]" office:value-type="float" office:value="-1788" calcext:value-type="float">
            <text:p>-1788</text:p>
          </table:table-cell>
          <table:table-cell table:formula="of:=[.I33]/4" office:value-type="float" office:value="-447" calcext:value-type="float">
            <text:p>-447</text:p>
          </table:table-cell>
          <table:table-cell table:style-name="ce17" office:value-type="string" calcext:value-type="string">
            <text:p>comblement évolution 200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010T1</text:p>
          </table:table-cell>
          <table:table-cell table:style-name="Default"/>
          <table:table-cell table:style-name="ce9" table:formula="of:=[.C33]+[.J$37]" office:value-type="float" office:value="556538.25" calcext:value-type="float">
            <text:p>556 538</text:p>
          </table:table-cell>
          <table:table-cell table:style-name="Default" table:number-columns-repeated="5"/>
          <table:table-cell table:style-name="ce11"/>
          <table:table-cell/>
          <table:table-cell table:style-name="ce17"/>
          <table:table-cell table:number-columns-repeated="1013"/>
        </table:table-row>
        <table:table-row table:style-name="ro3">
          <table:table-cell office:value-type="string" calcext:value-type="string">
            <text:p>2010T2</text:p>
          </table:table-cell>
          <table:table-cell table:style-name="Default"/>
          <table:table-cell table:style-name="ce9" table:formula="of:=[.C34]+[.J$37]" office:value-type="float" office:value="546324.5" calcext:value-type="float">
            <text:p>546 325</text:p>
          </table:table-cell>
          <table:table-cell table:style-name="Default" table:number-columns-repeated="5"/>
          <table:table-cell table:style-name="ce11"/>
          <table:table-cell/>
          <table:table-cell table:style-name="ce17"/>
          <table:table-cell table:number-columns-repeated="1013"/>
        </table:table-row>
        <table:table-row table:style-name="ro3">
          <table:table-cell office:value-type="string" calcext:value-type="string">
            <text:p>2010T3</text:p>
          </table:table-cell>
          <table:table-cell table:style-name="Default"/>
          <table:table-cell table:style-name="ce9" table:formula="of:=[.C35]+[.J$37]" office:value-type="float" office:value="536110.75" calcext:value-type="float">
            <text:p>536 111</text:p>
          </table:table-cell>
          <table:table-cell table:style-name="Default" table:number-columns-repeated="5"/>
          <table:table-cell table:style-name="ce11"/>
          <table:table-cell/>
          <table:table-cell table:style-name="ce17"/>
          <table:table-cell table:number-columns-repeated="1013"/>
        </table:table-row>
        <table:table-row table:style-name="ro3">
          <table:table-cell table:style-name="ce6" office:value-type="string" calcext:value-type="string">
            <text:p>2010T4</text:p>
          </table:table-cell>
          <table:table-cell table:style-name="ce6" office:value-type="float" office:value="1364090" calcext:value-type="float">
            <text:p>1 364 090</text:p>
          </table:table-cell>
          <table:table-cell table:style-name="ce6" office:value-type="float" office:value="525897" calcext:value-type="float">
            <text:p>525 897</text:p>
          </table:table-cell>
          <table:table-cell table:style-name="ce6" office:value-type="float" office:value="294075" calcext:value-type="float">
            <text:p>294 075</text:p>
          </table:table-cell>
          <table:table-cell table:style-name="ce6" office:value-type="float" office:value="109338" calcext:value-type="float">
            <text:p>109 338</text:p>
          </table:table-cell>
          <table:table-cell table:style-name="ce6" office:value-type="float" office:value="204709" calcext:value-type="float">
            <text:p>204 709</text:p>
          </table:table-cell>
          <table:table-cell table:style-name="ce6" office:value-type="float" office:value="230072" calcext:value-type="float">
            <text:p>230 072</text:p>
          </table:table-cell>
          <table:table-cell table:style-name="ce6" office:value-type="float" office:value="24574566" calcext:value-type="float">
            <text:p>24 574 566</text:p>
          </table:table-cell>
          <table:table-cell table:style-name="ce12" table:formula="of:=[.C37]-[.C33]" office:value-type="float" office:value="-40855" calcext:value-type="float">
            <text:p>-40855</text:p>
          </table:table-cell>
          <table:table-cell table:style-name="ce15" table:formula="of:=[.I37]/4" office:value-type="float" office:value="-10213.75" calcext:value-type="float">
            <text:p>-10213,75</text:p>
          </table:table-cell>
          <table:table-cell table:style-name="ce18" office:value-type="string" calcext:value-type="string">
            <text:p>comblement évolution 201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011T1</text:p>
          </table:table-cell>
          <table:table-cell office:value-type="float" office:value="1368275" calcext:value-type="float">
            <text:p>1 368 275</text:p>
          </table:table-cell>
          <table:table-cell office:value-type="float" office:value="530276" calcext:value-type="float">
            <text:p>530 276</text:p>
          </table:table-cell>
          <table:table-cell office:value-type="float" office:value="294384" calcext:value-type="float">
            <text:p>294 384</text:p>
          </table:table-cell>
          <table:table-cell office:value-type="float" office:value="108626" calcext:value-type="float">
            <text:p>108 626</text:p>
          </table:table-cell>
          <table:table-cell office:value-type="float" office:value="204299" calcext:value-type="float">
            <text:p>204 299</text:p>
          </table:table-cell>
          <table:table-cell office:value-type="float" office:value="230690" calcext:value-type="float">
            <text:p>230 690</text:p>
          </table:table-cell>
          <table:table-cell office:value-type="float" office:value="24613320" calcext:value-type="float">
            <text:p>24 613 3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1T2</text:p>
          </table:table-cell>
          <table:table-cell office:value-type="float" office:value="1370123" calcext:value-type="float">
            <text:p>1 370 123</text:p>
          </table:table-cell>
          <table:table-cell office:value-type="float" office:value="531399" calcext:value-type="float">
            <text:p>531 399</text:p>
          </table:table-cell>
          <table:table-cell office:value-type="float" office:value="294042" calcext:value-type="float">
            <text:p>294 042</text:p>
          </table:table-cell>
          <table:table-cell office:value-type="float" office:value="109213" calcext:value-type="float">
            <text:p>109 213</text:p>
          </table:table-cell>
          <table:table-cell office:value-type="float" office:value="204435" calcext:value-type="float">
            <text:p>204 435</text:p>
          </table:table-cell>
          <table:table-cell office:value-type="float" office:value="231034" calcext:value-type="float">
            <text:p>231 034</text:p>
          </table:table-cell>
          <table:table-cell office:value-type="float" office:value="24637567" calcext:value-type="float">
            <text:p>24 637 56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1T3</text:p>
          </table:table-cell>
          <table:table-cell office:value-type="float" office:value="1369554" calcext:value-type="float">
            <text:p>1 369 554</text:p>
          </table:table-cell>
          <table:table-cell office:value-type="float" office:value="532213" calcext:value-type="float">
            <text:p>532 213</text:p>
          </table:table-cell>
          <table:table-cell office:value-type="float" office:value="293101" calcext:value-type="float">
            <text:p>293 101</text:p>
          </table:table-cell>
          <table:table-cell office:value-type="float" office:value="108489" calcext:value-type="float">
            <text:p>108 489</text:p>
          </table:table-cell>
          <table:table-cell office:value-type="float" office:value="204249" calcext:value-type="float">
            <text:p>204 249</text:p>
          </table:table-cell>
          <table:table-cell office:value-type="float" office:value="231503" calcext:value-type="float">
            <text:p>231 503</text:p>
          </table:table-cell>
          <table:table-cell office:value-type="float" office:value="24624186" calcext:value-type="float">
            <text:p>24 624 18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1T4</text:p>
          </table:table-cell>
          <table:table-cell office:value-type="float" office:value="1370425" calcext:value-type="float">
            <text:p>1 370 425</text:p>
          </table:table-cell>
          <table:table-cell office:value-type="float" office:value="533574" calcext:value-type="float">
            <text:p>533 574</text:p>
          </table:table-cell>
          <table:table-cell office:value-type="float" office:value="294499" calcext:value-type="float">
            <text:p>294 499</text:p>
          </table:table-cell>
          <table:table-cell office:value-type="float" office:value="108266" calcext:value-type="float">
            <text:p>108 266</text:p>
          </table:table-cell>
          <table:table-cell office:value-type="float" office:value="203198" calcext:value-type="float">
            <text:p>203 198</text:p>
          </table:table-cell>
          <table:table-cell office:value-type="float" office:value="230888" calcext:value-type="float">
            <text:p>230 888</text:p>
          </table:table-cell>
          <table:table-cell office:value-type="float" office:value="24643427" calcext:value-type="float">
            <text:p>24 643 42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2T1</text:p>
          </table:table-cell>
          <table:table-cell office:value-type="float" office:value="1371915" calcext:value-type="float">
            <text:p>1 371 915</text:p>
          </table:table-cell>
          <table:table-cell office:value-type="float" office:value="535587" calcext:value-type="float">
            <text:p>535 587</text:p>
          </table:table-cell>
          <table:table-cell office:value-type="float" office:value="294385" calcext:value-type="float">
            <text:p>294 385</text:p>
          </table:table-cell>
          <table:table-cell office:value-type="float" office:value="108177" calcext:value-type="float">
            <text:p>108 177</text:p>
          </table:table-cell>
          <table:table-cell office:value-type="float" office:value="203119" calcext:value-type="float">
            <text:p>203 119</text:p>
          </table:table-cell>
          <table:table-cell office:value-type="float" office:value="230648" calcext:value-type="float">
            <text:p>230 648</text:p>
          </table:table-cell>
          <table:table-cell office:value-type="float" office:value="24640552" calcext:value-type="float">
            <text:p>24 640 552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2012T2</text:p>
          </table:table-cell>
          <table:table-cell office:value-type="float" office:value="1372967" calcext:value-type="float">
            <text:p>1 372 967</text:p>
          </table:table-cell>
          <table:table-cell office:value-type="float" office:value="536200" calcext:value-type="float">
            <text:p>536 200</text:p>
          </table:table-cell>
          <table:table-cell office:value-type="float" office:value="294455" calcext:value-type="float">
            <text:p>294 455</text:p>
          </table:table-cell>
          <table:table-cell office:value-type="float" office:value="108017" calcext:value-type="float">
            <text:p>108 017</text:p>
          </table:table-cell>
          <table:table-cell office:value-type="float" office:value="203356" calcext:value-type="float">
            <text:p>203 356</text:p>
          </table:table-cell>
          <table:table-cell office:value-type="float" office:value="230939" calcext:value-type="float">
            <text:p>230 939</text:p>
          </table:table-cell>
          <table:table-cell office:value-type="float" office:value="24633321" calcext:value-type="float">
            <text:p>24 633 32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2T3</text:p>
          </table:table-cell>
          <table:table-cell office:value-type="float" office:value="1371105" calcext:value-type="float">
            <text:p>1 371 105</text:p>
          </table:table-cell>
          <table:table-cell office:value-type="float" office:value="536780" calcext:value-type="float">
            <text:p>536 780</text:p>
          </table:table-cell>
          <table:table-cell office:value-type="float" office:value="292286" calcext:value-type="float">
            <text:p>292 286</text:p>
          </table:table-cell>
          <table:table-cell office:value-type="float" office:value="108199" calcext:value-type="float">
            <text:p>108 199</text:p>
          </table:table-cell>
          <table:table-cell office:value-type="float" office:value="202560" calcext:value-type="float">
            <text:p>202 560</text:p>
          </table:table-cell>
          <table:table-cell office:value-type="float" office:value="231280" calcext:value-type="float">
            <text:p>231 280</text:p>
          </table:table-cell>
          <table:table-cell office:value-type="float" office:value="24597308" calcext:value-type="float">
            <text:p>24 597 30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2T4</text:p>
          </table:table-cell>
          <table:table-cell office:value-type="float" office:value="1373568" calcext:value-type="float">
            <text:p>1 373 568</text:p>
          </table:table-cell>
          <table:table-cell office:value-type="float" office:value="538367" calcext:value-type="float">
            <text:p>538 367</text:p>
          </table:table-cell>
          <table:table-cell office:value-type="float" office:value="293542" calcext:value-type="float">
            <text:p>293 542</text:p>
          </table:table-cell>
          <table:table-cell office:value-type="float" office:value="108125" calcext:value-type="float">
            <text:p>108 125</text:p>
          </table:table-cell>
          <table:table-cell office:value-type="float" office:value="201771" calcext:value-type="float">
            <text:p>201 771</text:p>
          </table:table-cell>
          <table:table-cell office:value-type="float" office:value="231763" calcext:value-type="float">
            <text:p>231 763</text:p>
          </table:table-cell>
          <table:table-cell office:value-type="float" office:value="24574306" calcext:value-type="float">
            <text:p>24 574 30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3T1</text:p>
          </table:table-cell>
          <table:table-cell office:value-type="float" office:value="1373341" calcext:value-type="float">
            <text:p>1 373 341</text:p>
          </table:table-cell>
          <table:table-cell office:value-type="float" office:value="538089" calcext:value-type="float">
            <text:p>538 089</text:p>
          </table:table-cell>
          <table:table-cell office:value-type="float" office:value="293160" calcext:value-type="float">
            <text:p>293 160</text:p>
          </table:table-cell>
          <table:table-cell office:value-type="float" office:value="108531" calcext:value-type="float">
            <text:p>108 531</text:p>
          </table:table-cell>
          <table:table-cell office:value-type="float" office:value="201563" calcext:value-type="float">
            <text:p>201 563</text:p>
          </table:table-cell>
          <table:table-cell office:value-type="float" office:value="231999" calcext:value-type="float">
            <text:p>231 999</text:p>
          </table:table-cell>
          <table:table-cell office:value-type="float" office:value="24570036" calcext:value-type="float">
            <text:p>24 570 0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3T2</text:p>
          </table:table-cell>
          <table:table-cell office:value-type="float" office:value="1368540" calcext:value-type="float">
            <text:p>1 368 540</text:p>
          </table:table-cell>
          <table:table-cell office:value-type="float" office:value="536736" calcext:value-type="float">
            <text:p>536 736</text:p>
          </table:table-cell>
          <table:table-cell office:value-type="float" office:value="291863" calcext:value-type="float">
            <text:p>291 863</text:p>
          </table:table-cell>
          <table:table-cell office:value-type="float" office:value="108485" calcext:value-type="float">
            <text:p>108 485</text:p>
          </table:table-cell>
          <table:table-cell office:value-type="float" office:value="200690" calcext:value-type="float">
            <text:p>200 690</text:p>
          </table:table-cell>
          <table:table-cell office:value-type="float" office:value="230767" calcext:value-type="float">
            <text:p>230 767</text:p>
          </table:table-cell>
          <table:table-cell office:value-type="float" office:value="24544459" calcext:value-type="float">
            <text:p>24 544 45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3T3</text:p>
          </table:table-cell>
          <table:table-cell office:value-type="float" office:value="1373295" calcext:value-type="float">
            <text:p>1 373 295</text:p>
          </table:table-cell>
          <table:table-cell office:value-type="float" office:value="539062" calcext:value-type="float">
            <text:p>539 062</text:p>
          </table:table-cell>
          <table:table-cell office:value-type="float" office:value="292623" calcext:value-type="float">
            <text:p>292 623</text:p>
          </table:table-cell>
          <table:table-cell office:value-type="float" office:value="108602" calcext:value-type="float">
            <text:p>108 602</text:p>
          </table:table-cell>
          <table:table-cell office:value-type="float" office:value="201625" calcext:value-type="float">
            <text:p>201 625</text:p>
          </table:table-cell>
          <table:table-cell office:value-type="float" office:value="231383" calcext:value-type="float">
            <text:p>231 383</text:p>
          </table:table-cell>
          <table:table-cell office:value-type="float" office:value="24582421" calcext:value-type="float">
            <text:p>24 582 42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3T4</text:p>
          </table:table-cell>
          <table:table-cell office:value-type="float" office:value="1379057" calcext:value-type="float">
            <text:p>1 379 057</text:p>
          </table:table-cell>
          <table:table-cell office:value-type="float" office:value="541975" calcext:value-type="float">
            <text:p>541 975</text:p>
          </table:table-cell>
          <table:table-cell office:value-type="float" office:value="293728" calcext:value-type="float">
            <text:p>293 728</text:p>
          </table:table-cell>
          <table:table-cell office:value-type="float" office:value="109024" calcext:value-type="float">
            <text:p>109 024</text:p>
          </table:table-cell>
          <table:table-cell office:value-type="float" office:value="201333" calcext:value-type="float">
            <text:p>201 333</text:p>
          </table:table-cell>
          <table:table-cell office:value-type="float" office:value="232996" calcext:value-type="float">
            <text:p>232 996</text:p>
          </table:table-cell>
          <table:table-cell office:value-type="float" office:value="24655296" calcext:value-type="float">
            <text:p>24 655 29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4T1</text:p>
          </table:table-cell>
          <table:table-cell office:value-type="float" office:value="1377833" calcext:value-type="float">
            <text:p>1 377 833</text:p>
          </table:table-cell>
          <table:table-cell office:value-type="float" office:value="541820" calcext:value-type="float">
            <text:p>541 820</text:p>
          </table:table-cell>
          <table:table-cell office:value-type="float" office:value="293142" calcext:value-type="float">
            <text:p>293 142</text:p>
          </table:table-cell>
          <table:table-cell office:value-type="float" office:value="108747" calcext:value-type="float">
            <text:p>108 747</text:p>
          </table:table-cell>
          <table:table-cell office:value-type="float" office:value="200952" calcext:value-type="float">
            <text:p>200 952</text:p>
          </table:table-cell>
          <table:table-cell office:value-type="float" office:value="233172" calcext:value-type="float">
            <text:p>233 172</text:p>
          </table:table-cell>
          <table:table-cell office:value-type="float" office:value="24663970" calcext:value-type="float">
            <text:p>24 663 97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4T2</text:p>
          </table:table-cell>
          <table:table-cell office:value-type="float" office:value="1382123" calcext:value-type="float">
            <text:p>1 382 123</text:p>
          </table:table-cell>
          <table:table-cell office:value-type="float" office:value="544611" calcext:value-type="float">
            <text:p>544 611</text:p>
          </table:table-cell>
          <table:table-cell office:value-type="float" office:value="293569" calcext:value-type="float">
            <text:p>293 569</text:p>
          </table:table-cell>
          <table:table-cell office:value-type="float" office:value="109141" calcext:value-type="float">
            <text:p>109 141</text:p>
          </table:table-cell>
          <table:table-cell office:value-type="float" office:value="201188" calcext:value-type="float">
            <text:p>201 188</text:p>
          </table:table-cell>
          <table:table-cell office:value-type="float" office:value="233614" calcext:value-type="float">
            <text:p>233 614</text:p>
          </table:table-cell>
          <table:table-cell office:value-type="float" office:value="24672957" calcext:value-type="float">
            <text:p>24 672 95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4T3</text:p>
          </table:table-cell>
          <table:table-cell office:value-type="float" office:value="1379497" calcext:value-type="float">
            <text:p>1 379 497</text:p>
          </table:table-cell>
          <table:table-cell office:value-type="float" office:value="544418" calcext:value-type="float">
            <text:p>544 418</text:p>
          </table:table-cell>
          <table:table-cell office:value-type="float" office:value="293012" calcext:value-type="float">
            <text:p>293 012</text:p>
          </table:table-cell>
          <table:table-cell office:value-type="float" office:value="108488" calcext:value-type="float">
            <text:p>108 488</text:p>
          </table:table-cell>
          <table:table-cell office:value-type="float" office:value="200241" calcext:value-type="float">
            <text:p>200 241</text:p>
          </table:table-cell>
          <table:table-cell office:value-type="float" office:value="233340" calcext:value-type="float">
            <text:p>233 340</text:p>
          </table:table-cell>
          <table:table-cell office:value-type="float" office:value="24643577" calcext:value-type="float">
            <text:p>24 643 57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4T4</text:p>
          </table:table-cell>
          <table:table-cell office:value-type="float" office:value="1379338" calcext:value-type="float">
            <text:p>1 379 338</text:p>
          </table:table-cell>
          <table:table-cell office:value-type="float" office:value="545921" calcext:value-type="float">
            <text:p>545 921</text:p>
          </table:table-cell>
          <table:table-cell office:value-type="float" office:value="292124" calcext:value-type="float">
            <text:p>292 124</text:p>
          </table:table-cell>
          <table:table-cell office:value-type="float" office:value="108718" calcext:value-type="float">
            <text:p>108 718</text:p>
          </table:table-cell>
          <table:table-cell office:value-type="float" office:value="199409" calcext:value-type="float">
            <text:p>199 409</text:p>
          </table:table-cell>
          <table:table-cell office:value-type="float" office:value="233165" calcext:value-type="float">
            <text:p>233 165</text:p>
          </table:table-cell>
          <table:table-cell office:value-type="float" office:value="24666653" calcext:value-type="float">
            <text:p>24 666 65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5T1</text:p>
          </table:table-cell>
          <table:table-cell office:value-type="float" office:value="1379648" calcext:value-type="float">
            <text:p>1 379 648</text:p>
          </table:table-cell>
          <table:table-cell office:value-type="float" office:value="547511" calcext:value-type="float">
            <text:p>547 511</text:p>
          </table:table-cell>
          <table:table-cell office:value-type="float" office:value="291082" calcext:value-type="float">
            <text:p>291 082</text:p>
          </table:table-cell>
          <table:table-cell office:value-type="float" office:value="108285" calcext:value-type="float">
            <text:p>108 285</text:p>
          </table:table-cell>
          <table:table-cell office:value-type="float" office:value="199492" calcext:value-type="float">
            <text:p>199 492</text:p>
          </table:table-cell>
          <table:table-cell office:value-type="float" office:value="233278" calcext:value-type="float">
            <text:p>233 278</text:p>
          </table:table-cell>
          <table:table-cell office:value-type="float" office:value="24654474" calcext:value-type="float">
            <text:p>24 654 47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5T2</text:p>
          </table:table-cell>
          <table:table-cell office:value-type="float" office:value="1385478" calcext:value-type="float">
            <text:p>1 385 478</text:p>
          </table:table-cell>
          <table:table-cell office:value-type="float" office:value="550189" calcext:value-type="float">
            <text:p>550 189</text:p>
          </table:table-cell>
          <table:table-cell office:value-type="float" office:value="293087" calcext:value-type="float">
            <text:p>293 087</text:p>
          </table:table-cell>
          <table:table-cell office:value-type="float" office:value="108327" calcext:value-type="float">
            <text:p>108 327</text:p>
          </table:table-cell>
          <table:table-cell office:value-type="float" office:value="199260" calcext:value-type="float">
            <text:p>199 260</text:p>
          </table:table-cell>
          <table:table-cell office:value-type="float" office:value="234615" calcext:value-type="float">
            <text:p>234 615</text:p>
          </table:table-cell>
          <table:table-cell office:value-type="float" office:value="24711590" calcext:value-type="float">
            <text:p>24 711 59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5T3</text:p>
          </table:table-cell>
          <table:table-cell office:value-type="float" office:value="1388266" calcext:value-type="float">
            <text:p>1 388 266</text:p>
          </table:table-cell>
          <table:table-cell office:value-type="float" office:value="551711" calcext:value-type="float">
            <text:p>551 711</text:p>
          </table:table-cell>
          <table:table-cell office:value-type="float" office:value="293314" calcext:value-type="float">
            <text:p>293 314</text:p>
          </table:table-cell>
          <table:table-cell office:value-type="float" office:value="108420" calcext:value-type="float">
            <text:p>108 420</text:p>
          </table:table-cell>
          <table:table-cell office:value-type="float" office:value="199690" calcext:value-type="float">
            <text:p>199 690</text:p>
          </table:table-cell>
          <table:table-cell office:value-type="float" office:value="235131" calcext:value-type="float">
            <text:p>235 131</text:p>
          </table:table-cell>
          <table:table-cell office:value-type="float" office:value="24733852" calcext:value-type="float">
            <text:p>24 733 8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5T4</text:p>
          </table:table-cell>
          <table:table-cell office:value-type="float" office:value="1392179" calcext:value-type="float">
            <text:p>1 392 179</text:p>
          </table:table-cell>
          <table:table-cell office:value-type="float" office:value="554329" calcext:value-type="float">
            <text:p>554 329</text:p>
          </table:table-cell>
          <table:table-cell office:value-type="float" office:value="292954" calcext:value-type="float">
            <text:p>292 954</text:p>
          </table:table-cell>
          <table:table-cell office:value-type="float" office:value="109038" calcext:value-type="float">
            <text:p>109 038</text:p>
          </table:table-cell>
          <table:table-cell office:value-type="float" office:value="199910" calcext:value-type="float">
            <text:p>199 910</text:p>
          </table:table-cell>
          <table:table-cell office:value-type="float" office:value="235948" calcext:value-type="float">
            <text:p>235 948</text:p>
          </table:table-cell>
          <table:table-cell office:value-type="float" office:value="24770783" calcext:value-type="float">
            <text:p>24 770 78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6T1</text:p>
          </table:table-cell>
          <table:table-cell office:value-type="float" office:value="1399205" calcext:value-type="float">
            <text:p>1 399 205</text:p>
          </table:table-cell>
          <table:table-cell office:value-type="float" office:value="558170" calcext:value-type="float">
            <text:p>558 170</text:p>
          </table:table-cell>
          <table:table-cell office:value-type="float" office:value="294027" calcext:value-type="float">
            <text:p>294 027</text:p>
          </table:table-cell>
          <table:table-cell office:value-type="float" office:value="109042" calcext:value-type="float">
            <text:p>109 042</text:p>
          </table:table-cell>
          <table:table-cell office:value-type="float" office:value="200225" calcext:value-type="float">
            <text:p>200 225</text:p>
          </table:table-cell>
          <table:table-cell office:value-type="float" office:value="237742" calcext:value-type="float">
            <text:p>237 742</text:p>
          </table:table-cell>
          <table:table-cell office:value-type="float" office:value="24816961" calcext:value-type="float">
            <text:p>24 816 96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6T2</text:p>
          </table:table-cell>
          <table:table-cell office:value-type="float" office:value="1404249" calcext:value-type="float">
            <text:p>1 404 249</text:p>
          </table:table-cell>
          <table:table-cell office:value-type="float" office:value="560268" calcext:value-type="float">
            <text:p>560 268</text:p>
          </table:table-cell>
          <table:table-cell office:value-type="float" office:value="295292" calcext:value-type="float">
            <text:p>295 292</text:p>
          </table:table-cell>
          <table:table-cell office:value-type="float" office:value="109363" calcext:value-type="float">
            <text:p>109 363</text:p>
          </table:table-cell>
          <table:table-cell office:value-type="float" office:value="200720" calcext:value-type="float">
            <text:p>200 720</text:p>
          </table:table-cell>
          <table:table-cell office:value-type="float" office:value="238606" calcext:value-type="float">
            <text:p>238 606</text:p>
          </table:table-cell>
          <table:table-cell office:value-type="float" office:value="24873757" calcext:value-type="float">
            <text:p>24 873 75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6T3</text:p>
          </table:table-cell>
          <table:table-cell office:value-type="float" office:value="1409478" calcext:value-type="float">
            <text:p>1 409 478</text:p>
          </table:table-cell>
          <table:table-cell office:value-type="float" office:value="564462" calcext:value-type="float">
            <text:p>564 462</text:p>
          </table:table-cell>
          <table:table-cell office:value-type="float" office:value="295135" calcext:value-type="float">
            <text:p>295 135</text:p>
          </table:table-cell>
          <table:table-cell office:value-type="float" office:value="109826" calcext:value-type="float">
            <text:p>109 826</text:p>
          </table:table-cell>
          <table:table-cell office:value-type="float" office:value="200377" calcext:value-type="float">
            <text:p>200 377</text:p>
          </table:table-cell>
          <table:table-cell office:value-type="float" office:value="239677" calcext:value-type="float">
            <text:p>239 677</text:p>
          </table:table-cell>
          <table:table-cell office:value-type="float" office:value="24948049" calcext:value-type="float">
            <text:p>24 948 04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6T4</text:p>
          </table:table-cell>
          <table:table-cell office:value-type="float" office:value="1413903" calcext:value-type="float">
            <text:p>1 413 903</text:p>
          </table:table-cell>
          <table:table-cell office:value-type="float" office:value="566154" calcext:value-type="float">
            <text:p>566 154</text:p>
          </table:table-cell>
          <table:table-cell office:value-type="float" office:value="296588" calcext:value-type="float">
            <text:p>296 588</text:p>
          </table:table-cell>
          <table:table-cell office:value-type="float" office:value="109281" calcext:value-type="float">
            <text:p>109 281</text:p>
          </table:table-cell>
          <table:table-cell office:value-type="float" office:value="201218" calcext:value-type="float">
            <text:p>201 218</text:p>
          </table:table-cell>
          <table:table-cell office:value-type="float" office:value="240661" calcext:value-type="float">
            <text:p>240 661</text:p>
          </table:table-cell>
          <table:table-cell office:value-type="float" office:value="24960617" calcext:value-type="float">
            <text:p>24 960 6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7T1</text:p>
          </table:table-cell>
          <table:table-cell office:value-type="float" office:value="1425135" calcext:value-type="float">
            <text:p>1 425 135</text:p>
          </table:table-cell>
          <table:table-cell office:value-type="float" office:value="571576" calcext:value-type="float">
            <text:p>571 576</text:p>
          </table:table-cell>
          <table:table-cell office:value-type="float" office:value="298258" calcext:value-type="float">
            <text:p>298 258</text:p>
          </table:table-cell>
          <table:table-cell office:value-type="float" office:value="109915" calcext:value-type="float">
            <text:p>109 915</text:p>
          </table:table-cell>
          <table:table-cell office:value-type="float" office:value="202146" calcext:value-type="float">
            <text:p>202 146</text:p>
          </table:table-cell>
          <table:table-cell office:value-type="float" office:value="243239" calcext:value-type="float">
            <text:p>243 239</text:p>
          </table:table-cell>
          <table:table-cell office:value-type="float" office:value="25079777" calcext:value-type="float">
            <text:p>25 079 777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2017T2</text:p>
          </table:table-cell>
          <table:table-cell office:value-type="float" office:value="1431714" calcext:value-type="float">
            <text:p>1 431 714</text:p>
          </table:table-cell>
          <table:table-cell office:value-type="float" office:value="576391" calcext:value-type="float">
            <text:p>576 391</text:p>
          </table:table-cell>
          <table:table-cell office:value-type="float" office:value="299476" calcext:value-type="float">
            <text:p>299 476</text:p>
          </table:table-cell>
          <table:table-cell office:value-type="float" office:value="110142" calcext:value-type="float">
            <text:p>110 142</text:p>
          </table:table-cell>
          <table:table-cell office:value-type="float" office:value="202005" calcext:value-type="float">
            <text:p>202 005</text:p>
          </table:table-cell>
          <table:table-cell office:value-type="float" office:value="243699" calcext:value-type="float">
            <text:p>243 699</text:p>
          </table:table-cell>
          <table:table-cell office:value-type="float" office:value="25178374" calcext:value-type="float">
            <text:p>25 178 37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7T3</text:p>
          </table:table-cell>
          <table:table-cell office:value-type="float" office:value="1438358" calcext:value-type="float">
            <text:p>1 438 358</text:p>
          </table:table-cell>
          <table:table-cell office:value-type="float" office:value="580846" calcext:value-type="float">
            <text:p>580 846</text:p>
          </table:table-cell>
          <table:table-cell office:value-type="float" office:value="299376" calcext:value-type="float">
            <text:p>299 376</text:p>
          </table:table-cell>
          <table:table-cell office:value-type="float" office:value="111043" calcext:value-type="float">
            <text:p>111 043</text:p>
          </table:table-cell>
          <table:table-cell office:value-type="float" office:value="202167" calcext:value-type="float">
            <text:p>202 167</text:p>
          </table:table-cell>
          <table:table-cell office:value-type="float" office:value="244926" calcext:value-type="float">
            <text:p>244 926</text:p>
          </table:table-cell>
          <table:table-cell office:value-type="float" office:value="25202886" calcext:value-type="float">
            <text:p>25 202 88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7T4</text:p>
          </table:table-cell>
          <table:table-cell office:value-type="float" office:value="1446801" calcext:value-type="float">
            <text:p>1 446 801</text:p>
          </table:table-cell>
          <table:table-cell office:value-type="float" office:value="584599" calcext:value-type="float">
            <text:p>584 599</text:p>
          </table:table-cell>
          <table:table-cell office:value-type="float" office:value="300553" calcext:value-type="float">
            <text:p>300 553</text:p>
          </table:table-cell>
          <table:table-cell office:value-type="float" office:value="111345" calcext:value-type="float">
            <text:p>111 345</text:p>
          </table:table-cell>
          <table:table-cell office:value-type="float" office:value="203122" calcext:value-type="float">
            <text:p>203 122</text:p>
          </table:table-cell>
          <table:table-cell office:value-type="float" office:value="247182" calcext:value-type="float">
            <text:p>247 182</text:p>
          </table:table-cell>
          <table:table-cell office:value-type="float" office:value="25278057" calcext:value-type="float">
            <text:p>25 278 05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8T1</text:p>
          </table:table-cell>
          <table:table-cell office:value-type="float" office:value="1452307" calcext:value-type="float">
            <text:p>1 452 307</text:p>
          </table:table-cell>
          <table:table-cell office:value-type="float" office:value="587356" calcext:value-type="float">
            <text:p>587 356</text:p>
          </table:table-cell>
          <table:table-cell office:value-type="float" office:value="301865" calcext:value-type="float">
            <text:p>301 865</text:p>
          </table:table-cell>
          <table:table-cell office:value-type="float" office:value="111302" calcext:value-type="float">
            <text:p>111 302</text:p>
          </table:table-cell>
          <table:table-cell office:value-type="float" office:value="202886" calcext:value-type="float">
            <text:p>202 886</text:p>
          </table:table-cell>
          <table:table-cell office:value-type="float" office:value="248897" calcext:value-type="float">
            <text:p>248 897</text:p>
          </table:table-cell>
          <table:table-cell office:value-type="float" office:value="25353957" calcext:value-type="float">
            <text:p>25 353 95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8T2</text:p>
          </table:table-cell>
          <table:table-cell office:value-type="float" office:value="1454499" calcext:value-type="float">
            <text:p>1 454 499</text:p>
          </table:table-cell>
          <table:table-cell office:value-type="float" office:value="589577" calcext:value-type="float">
            <text:p>589 577</text:p>
          </table:table-cell>
          <table:table-cell office:value-type="float" office:value="302015" calcext:value-type="float">
            <text:p>302 015</text:p>
          </table:table-cell>
          <table:table-cell office:value-type="float" office:value="111352" calcext:value-type="float">
            <text:p>111 352</text:p>
          </table:table-cell>
          <table:table-cell office:value-type="float" office:value="202705" calcext:value-type="float">
            <text:p>202 705</text:p>
          </table:table-cell>
          <table:table-cell office:value-type="float" office:value="248850" calcext:value-type="float">
            <text:p>248 850</text:p>
          </table:table-cell>
          <table:table-cell office:value-type="float" office:value="25372135" calcext:value-type="float">
            <text:p>25 372 13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8T3</text:p>
          </table:table-cell>
          <table:table-cell office:value-type="float" office:value="1455437" calcext:value-type="float">
            <text:p>1 455 437</text:p>
          </table:table-cell>
          <table:table-cell office:value-type="float" office:value="591568" calcext:value-type="float">
            <text:p>591 568</text:p>
          </table:table-cell>
          <table:table-cell office:value-type="float" office:value="301679" calcext:value-type="float">
            <text:p>301 679</text:p>
          </table:table-cell>
          <table:table-cell office:value-type="float" office:value="111047" calcext:value-type="float">
            <text:p>111 047</text:p>
          </table:table-cell>
          <table:table-cell office:value-type="float" office:value="202005" calcext:value-type="float">
            <text:p>202 005</text:p>
          </table:table-cell>
          <table:table-cell office:value-type="float" office:value="249138" calcext:value-type="float">
            <text:p>249 138</text:p>
          </table:table-cell>
          <table:table-cell office:value-type="float" office:value="25358074" calcext:value-type="float">
            <text:p>25 358 07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8T4</text:p>
          </table:table-cell>
          <table:table-cell office:value-type="float" office:value="1460954" calcext:value-type="float">
            <text:p>1 460 954</text:p>
          </table:table-cell>
          <table:table-cell office:value-type="float" office:value="594298" calcext:value-type="float">
            <text:p>594 298</text:p>
          </table:table-cell>
          <table:table-cell office:value-type="float" office:value="303581" calcext:value-type="float">
            <text:p>303 581</text:p>
          </table:table-cell>
          <table:table-cell office:value-type="float" office:value="111703" calcext:value-type="float">
            <text:p>111 703</text:p>
          </table:table-cell>
          <table:table-cell office:value-type="float" office:value="202202" calcext:value-type="float">
            <text:p>202 202</text:p>
          </table:table-cell>
          <table:table-cell office:value-type="float" office:value="249170" calcext:value-type="float">
            <text:p>249 170</text:p>
          </table:table-cell>
          <table:table-cell office:value-type="float" office:value="25414377" calcext:value-type="float">
            <text:p>25 414 37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9T1</text:p>
          </table:table-cell>
          <table:table-cell office:value-type="float" office:value="1471038" calcext:value-type="float">
            <text:p>1 471 038</text:p>
          </table:table-cell>
          <table:table-cell office:value-type="float" office:value="599247" calcext:value-type="float">
            <text:p>599 247</text:p>
          </table:table-cell>
          <table:table-cell office:value-type="float" office:value="305340" calcext:value-type="float">
            <text:p>305 340</text:p>
          </table:table-cell>
          <table:table-cell office:value-type="float" office:value="112382" calcext:value-type="float">
            <text:p>112 382</text:p>
          </table:table-cell>
          <table:table-cell office:value-type="float" office:value="202857" calcext:value-type="float">
            <text:p>202 857</text:p>
          </table:table-cell>
          <table:table-cell office:value-type="float" office:value="251212" calcext:value-type="float">
            <text:p>251 212</text:p>
          </table:table-cell>
          <table:table-cell office:value-type="float" office:value="25575837" calcext:value-type="float">
            <text:p>25 575 83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9T2</text:p>
          </table:table-cell>
          <table:table-cell office:value-type="float" office:value="1473960" calcext:value-type="float">
            <text:p>1 473 960</text:p>
          </table:table-cell>
          <table:table-cell office:value-type="float" office:value="601868" calcext:value-type="float">
            <text:p>601 868</text:p>
          </table:table-cell>
          <table:table-cell office:value-type="float" office:value="306039" calcext:value-type="float">
            <text:p>306 039</text:p>
          </table:table-cell>
          <table:table-cell office:value-type="float" office:value="112343" calcext:value-type="float">
            <text:p>112 343</text:p>
          </table:table-cell>
          <table:table-cell office:value-type="float" office:value="202846" calcext:value-type="float">
            <text:p>202 846</text:p>
          </table:table-cell>
          <table:table-cell office:value-type="float" office:value="250865" calcext:value-type="float">
            <text:p>250 865</text:p>
          </table:table-cell>
          <table:table-cell office:value-type="float" office:value="25638514" calcext:value-type="float">
            <text:p>25 638 51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9T3</text:p>
          </table:table-cell>
          <table:table-cell office:value-type="float" office:value="1478323" calcext:value-type="float">
            <text:p>1 478 323</text:p>
          </table:table-cell>
          <table:table-cell office:value-type="float" office:value="605572" calcext:value-type="float">
            <text:p>605 572</text:p>
          </table:table-cell>
          <table:table-cell office:value-type="float" office:value="306647" calcext:value-type="float">
            <text:p>306 647</text:p>
          </table:table-cell>
          <table:table-cell office:value-type="float" office:value="112423" calcext:value-type="float">
            <text:p>112 423</text:p>
          </table:table-cell>
          <table:table-cell office:value-type="float" office:value="202299" calcext:value-type="float">
            <text:p>202 299</text:p>
          </table:table-cell>
          <table:table-cell office:value-type="float" office:value="251382" calcext:value-type="float">
            <text:p>251 382</text:p>
          </table:table-cell>
          <table:table-cell office:value-type="float" office:value="25717942" calcext:value-type="float">
            <text:p>25 717 9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19T4</text:p>
          </table:table-cell>
          <table:table-cell office:value-type="float" office:value="1485410" calcext:value-type="float">
            <text:p>1 485 410</text:p>
          </table:table-cell>
          <table:table-cell office:value-type="float" office:value="609491" calcext:value-type="float">
            <text:p>609 491</text:p>
          </table:table-cell>
          <table:table-cell office:value-type="float" office:value="307477" calcext:value-type="float">
            <text:p>307 477</text:p>
          </table:table-cell>
          <table:table-cell office:value-type="float" office:value="112776" calcext:value-type="float">
            <text:p>112 776</text:p>
          </table:table-cell>
          <table:table-cell office:value-type="float" office:value="202487" calcext:value-type="float">
            <text:p>202 487</text:p>
          </table:table-cell>
          <table:table-cell office:value-type="float" office:value="253179" calcext:value-type="float">
            <text:p>253 179</text:p>
          </table:table-cell>
          <table:table-cell office:value-type="float" office:value="25788551" calcext:value-type="float">
            <text:p>25 788 55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20T1</text:p>
          </table:table-cell>
          <table:table-cell office:value-type="float" office:value="1457398" calcext:value-type="float">
            <text:p>1 457 398</text:p>
          </table:table-cell>
          <table:table-cell office:value-type="float" office:value="598697" calcext:value-type="float">
            <text:p>598 697</text:p>
          </table:table-cell>
          <table:table-cell office:value-type="float" office:value="300961" calcext:value-type="float">
            <text:p>300 961</text:p>
          </table:table-cell>
          <table:table-cell office:value-type="float" office:value="110176" calcext:value-type="float">
            <text:p>110 176</text:p>
          </table:table-cell>
          <table:table-cell office:value-type="float" office:value="199057" calcext:value-type="float">
            <text:p>199 057</text:p>
          </table:table-cell>
          <table:table-cell office:value-type="float" office:value="248506" calcext:value-type="float">
            <text:p>248 506</text:p>
          </table:table-cell>
          <table:table-cell office:value-type="float" office:value="25341591" calcext:value-type="float">
            <text:p>25 341 59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20T2</text:p>
          </table:table-cell>
          <table:table-cell office:value-type="float" office:value="1460392" calcext:value-type="float">
            <text:p>1 460 392</text:p>
          </table:table-cell>
          <table:table-cell office:value-type="float" office:value="598707" calcext:value-type="float">
            <text:p>598 707</text:p>
          </table:table-cell>
          <table:table-cell office:value-type="float" office:value="302406" calcext:value-type="float">
            <text:p>302 406</text:p>
          </table:table-cell>
          <table:table-cell office:value-type="float" office:value="110552" calcext:value-type="float">
            <text:p>110 552</text:p>
          </table:table-cell>
          <table:table-cell office:value-type="float" office:value="199299" calcext:value-type="float">
            <text:p>199 299</text:p>
          </table:table-cell>
          <table:table-cell office:value-type="float" office:value="249428" calcext:value-type="float">
            <text:p>249 428</text:p>
          </table:table-cell>
          <table:table-cell office:value-type="float" office:value="25288284" calcext:value-type="float">
            <text:p>25 288 2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2020T3</text:p>
          </table:table-cell>
          <table:table-cell office:value-type="float" office:value="1487090" calcext:value-type="float">
            <text:p>1 487 090</text:p>
          </table:table-cell>
          <table:table-cell office:value-type="float" office:value="608047" calcext:value-type="float">
            <text:p>608 047</text:p>
          </table:table-cell>
          <table:table-cell office:value-type="float" office:value="309087" calcext:value-type="float">
            <text:p>309 087</text:p>
          </table:table-cell>
          <table:table-cell office:value-type="float" office:value="112284" calcext:value-type="float">
            <text:p>112 284</text:p>
          </table:table-cell>
          <table:table-cell office:value-type="float" office:value="203161" calcext:value-type="float">
            <text:p>203 161</text:p>
          </table:table-cell>
          <table:table-cell office:value-type="float" office:value="254511" calcext:value-type="float">
            <text:p>254 511</text:p>
          </table:table-cell>
          <table:table-cell office:value-type="float" office:value="25758117" calcext:value-type="float">
            <text:p>25 758 117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2020T4</text:p>
          </table:table-cell>
          <table:table-cell table:style-name="Default" office:value-type="float" office:value="1489012" calcext:value-type="float">
            <text:p>1489012</text:p>
          </table:table-cell>
          <table:table-cell table:style-name="Default" office:value-type="float" office:value="608497" calcext:value-type="float">
            <text:p>608497</text:p>
          </table:table-cell>
          <table:table-cell table:style-name="Default" office:value-type="float" office:value="308895" calcext:value-type="float">
            <text:p>308895</text:p>
          </table:table-cell>
          <table:table-cell table:style-name="Default" office:value-type="float" office:value="112585" calcext:value-type="float">
            <text:p>112585</text:p>
          </table:table-cell>
          <table:table-cell table:style-name="Default" office:value-type="float" office:value="203419" calcext:value-type="float">
            <text:p>203419</text:p>
          </table:table-cell>
          <table:table-cell table:style-name="Default" office:value-type="float" office:value="255617" calcext:value-type="float">
            <text:p>255617</text:p>
          </table:table-cell>
          <table:table-cell table:style-name="Default" office:value-type="float" office:value="25719710" calcext:value-type="float">
            <text:p>25719710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2021T1</text:p>
          </table:table-cell>
          <table:table-cell table:style-name="Default" office:value-type="float" office:value="1500980" calcext:value-type="float">
            <text:p>1500980</text:p>
          </table:table-cell>
          <table:table-cell table:style-name="Default" office:value-type="float" office:value="614328" calcext:value-type="float">
            <text:p>614328</text:p>
          </table:table-cell>
          <table:table-cell table:style-name="Default" office:value-type="float" office:value="310984" calcext:value-type="float">
            <text:p>310984</text:p>
          </table:table-cell>
          <table:table-cell table:style-name="Default" office:value-type="float" office:value="113610" calcext:value-type="float">
            <text:p>113610</text:p>
          </table:table-cell>
          <table:table-cell table:style-name="Default" office:value-type="float" office:value="204722" calcext:value-type="float">
            <text:p>204722</text:p>
          </table:table-cell>
          <table:table-cell table:style-name="Default" office:value-type="float" office:value="257336" calcext:value-type="float">
            <text:p>257336</text:p>
          </table:table-cell>
          <table:table-cell table:style-name="Default" office:value-type="float" office:value="25895131" calcext:value-type="float">
            <text:p>25895131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2021T2</text:p>
          </table:table-cell>
          <table:table-cell table:style-name="Default" office:value-type="float" office:value="1517709" calcext:value-type="float">
            <text:p>1517709</text:p>
          </table:table-cell>
          <table:table-cell table:style-name="Default" office:value-type="float" office:value="621391" calcext:value-type="float">
            <text:p>621391</text:p>
          </table:table-cell>
          <table:table-cell table:style-name="Default" office:value-type="float" office:value="316125" calcext:value-type="float">
            <text:p>316125</text:p>
          </table:table-cell>
          <table:table-cell table:style-name="Default" office:value-type="float" office:value="114105" calcext:value-type="float">
            <text:p>114105</text:p>
          </table:table-cell>
          <table:table-cell table:style-name="Default" office:value-type="float" office:value="206217" calcext:value-type="float">
            <text:p>206217</text:p>
          </table:table-cell>
          <table:table-cell table:style-name="Default" office:value-type="float" office:value="259872" calcext:value-type="float">
            <text:p>259872</text:p>
          </table:table-cell>
          <table:table-cell table:style-name="Default" office:value-type="float" office:value="26205509" calcext:value-type="float">
            <text:p>26205509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2021T3</text:p>
          </table:table-cell>
          <table:table-cell table:style-name="Default" office:value-type="float" office:value="1530418" calcext:value-type="float">
            <text:p>1530418</text:p>
          </table:table-cell>
          <table:table-cell table:style-name="Default" office:value-type="float" office:value="626772" calcext:value-type="float">
            <text:p>626772</text:p>
          </table:table-cell>
          <table:table-cell table:style-name="Default" office:value-type="float" office:value="318520" calcext:value-type="float">
            <text:p>318520</text:p>
          </table:table-cell>
          <table:table-cell table:style-name="Default" office:value-type="float" office:value="115018" calcext:value-type="float">
            <text:p>115018</text:p>
          </table:table-cell>
          <table:table-cell table:style-name="Default" office:value-type="float" office:value="207607" calcext:value-type="float">
            <text:p>207607</text:p>
          </table:table-cell>
          <table:table-cell table:style-name="Default" office:value-type="float" office:value="262502" calcext:value-type="float">
            <text:p>262502</text:p>
          </table:table-cell>
          <table:table-cell table:style-name="Default" office:value-type="float" office:value="26438304" calcext:value-type="float">
            <text:p>26438304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2021T4</text:p>
          </table:table-cell>
          <table:table-cell table:style-name="Default" office:value-type="float" office:value="1545535" calcext:value-type="float">
            <text:p>1545535</text:p>
          </table:table-cell>
          <table:table-cell table:style-name="Default" office:value-type="float" office:value="633914" calcext:value-type="float">
            <text:p>633914</text:p>
          </table:table-cell>
          <table:table-cell table:style-name="Default" office:value-type="float" office:value="321607" calcext:value-type="float">
            <text:p>321607</text:p>
          </table:table-cell>
          <table:table-cell table:style-name="Default" office:value-type="float" office:value="115661" calcext:value-type="float">
            <text:p>115661</text:p>
          </table:table-cell>
          <table:table-cell table:style-name="Default" office:value-type="float" office:value="209039" calcext:value-type="float">
            <text:p>209039</text:p>
          </table:table-cell>
          <table:table-cell table:style-name="Default" office:value-type="float" office:value="265315" calcext:value-type="float">
            <text:p>265315</text:p>
          </table:table-cell>
          <table:table-cell table:style-name="Default" office:value-type="float" office:value="26614924" calcext:value-type="float">
            <text:p>26614924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2022T1</text:p>
          </table:table-cell>
          <table:table-cell table:style-name="Default" office:value-type="float" office:value="1552938" calcext:value-type="float">
            <text:p>1552938</text:p>
          </table:table-cell>
          <table:table-cell table:style-name="Default" office:value-type="float" office:value="637679" calcext:value-type="float">
            <text:p>637679</text:p>
          </table:table-cell>
          <table:table-cell table:style-name="Default" office:value-type="float" office:value="323334" calcext:value-type="float">
            <text:p>323334</text:p>
          </table:table-cell>
          <table:table-cell table:style-name="Default" office:value-type="float" office:value="115961" calcext:value-type="float">
            <text:p>115961</text:p>
          </table:table-cell>
          <table:table-cell table:style-name="Default" office:value-type="float" office:value="209776" calcext:value-type="float">
            <text:p>209776</text:p>
          </table:table-cell>
          <table:table-cell table:style-name="Default" office:value-type="float" office:value="266189" calcext:value-type="float">
            <text:p>266189</text:p>
          </table:table-cell>
          <table:table-cell table:style-name="Default" office:value-type="float" office:value="26724249" calcext:value-type="float">
            <text:p>2672424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022T2</text:p>
          </table:table-cell>
          <table:table-cell table:style-name="Default" office:value-type="float" office:value="1556960" calcext:value-type="float">
            <text:p>1556960</text:p>
          </table:table-cell>
          <table:table-cell table:style-name="Default" office:value-type="float" office:value="640581" calcext:value-type="float">
            <text:p>640581</text:p>
          </table:table-cell>
          <table:table-cell table:style-name="Default" office:value-type="float" office:value="322416" calcext:value-type="float">
            <text:p>322416</text:p>
          </table:table-cell>
          <table:table-cell table:style-name="Default" office:value-type="float" office:value="116120" calcext:value-type="float">
            <text:p>116120</text:p>
          </table:table-cell>
          <table:table-cell table:style-name="Default" office:value-type="float" office:value="210696" calcext:value-type="float">
            <text:p>210696</text:p>
          </table:table-cell>
          <table:table-cell table:style-name="Default" office:value-type="float" office:value="267148" calcext:value-type="float">
            <text:p>267148</text:p>
          </table:table-cell>
          <table:table-cell table:style-name="Default" office:value-type="float" office:value="26823909" calcext:value-type="float">
            <text:p>26823909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2022T3</text:p>
          </table:table-cell>
          <table:table-cell table:style-name="Default" office:value-type="float" office:value="1561830" calcext:value-type="float">
            <text:p>1561830</text:p>
          </table:table-cell>
          <table:table-cell table:style-name="Default" office:value-type="float" office:value="643603" calcext:value-type="float">
            <text:p>643603</text:p>
          </table:table-cell>
          <table:table-cell table:style-name="Default" office:value-type="float" office:value="323106" calcext:value-type="float">
            <text:p>323106</text:p>
          </table:table-cell>
          <table:table-cell table:style-name="Default" office:value-type="float" office:value="116186" calcext:value-type="float">
            <text:p>116186</text:p>
          </table:table-cell>
          <table:table-cell table:style-name="Default" office:value-type="float" office:value="210367" calcext:value-type="float">
            <text:p>210367</text:p>
          </table:table-cell>
          <table:table-cell table:style-name="Default" office:value-type="float" office:value="268568" calcext:value-type="float">
            <text:p>268568</text:p>
          </table:table-cell>
          <table:table-cell table:style-name="Default" office:value-type="float" office:value="26908001" calcext:value-type="float">
            <text:p>26908001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2022T4</text:p>
          </table:table-cell>
          <table:table-cell table:style-name="Default" office:value-type="float" office:value="1567536" calcext:value-type="float">
            <text:p>1567536</text:p>
          </table:table-cell>
          <table:table-cell table:style-name="Default" office:value-type="float" office:value="645104" calcext:value-type="float">
            <text:p>645104</text:p>
          </table:table-cell>
          <table:table-cell table:style-name="Default" office:value-type="float" office:value="325031" calcext:value-type="float">
            <text:p>325031</text:p>
          </table:table-cell>
          <table:table-cell table:style-name="Default" office:value-type="float" office:value="116468" calcext:value-type="float">
            <text:p>116468</text:p>
          </table:table-cell>
          <table:table-cell table:style-name="Default" office:value-type="float" office:value="211626" calcext:value-type="float">
            <text:p>211626</text:p>
          </table:table-cell>
          <table:table-cell table:style-name="Default" office:value-type="float" office:value="269306" calcext:value-type="float">
            <text:p>269306</text:p>
          </table:table-cell>
          <table:table-cell table:style-name="Default" office:value-type="float" office:value="26952048" calcext:value-type="float">
            <text:p>26952048</text:p>
          </table:table-cell>
          <table:table-cell table:number-columns-repeated="1016"/>
        </table:table-row>
      </table:table>
      <table:table table:name="Emploi Indus PL" table:style-name="ta1">
        <table:table-column table:style-name="co1" table:number-columns-repeated="2" table:default-cell-style-name="ce5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ndustri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érie :CVS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fréquence :trimestriell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unité : nombre 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ource : Insee, estimations d'emploi ; estimations trimestrielles Urssaf, Dares, Insee.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 table:style-name="ce1"/>
          <table:table-cell table:number-columns-repeated="101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Pays de la Lo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1T4</text:p>
          </table:table-cell>
          <table:table-cell office:value-type="float" office:value="290834" calcext:value-type="float">
            <text:p>290 83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2T1</text:p>
          </table:table-cell>
          <table:table-cell office:value-type="float" office:value="288973" calcext:value-type="float">
            <text:p>288 97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2T2</text:p>
          </table:table-cell>
          <table:table-cell office:value-type="float" office:value="288577" calcext:value-type="float">
            <text:p>288 57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2T3</text:p>
          </table:table-cell>
          <table:table-cell office:value-type="float" office:value="288965" calcext:value-type="float">
            <text:p>288 96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2T4</text:p>
          </table:table-cell>
          <table:table-cell office:value-type="float" office:value="287697" calcext:value-type="float">
            <text:p>287 69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3T1</text:p>
          </table:table-cell>
          <table:table-cell office:value-type="float" office:value="285539" calcext:value-type="float">
            <text:p>285 53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3T2</text:p>
          </table:table-cell>
          <table:table-cell office:value-type="float" office:value="286943" calcext:value-type="float">
            <text:p>286 94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3T3</text:p>
          </table:table-cell>
          <table:table-cell office:value-type="float" office:value="284718" calcext:value-type="float">
            <text:p>284 71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3T4</text:p>
          </table:table-cell>
          <table:table-cell office:value-type="float" office:value="283144" calcext:value-type="float">
            <text:p>283 14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4T1</text:p>
          </table:table-cell>
          <table:table-cell office:value-type="float" office:value="281494" calcext:value-type="float">
            <text:p>281 49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4T2</text:p>
          </table:table-cell>
          <table:table-cell office:value-type="float" office:value="278883" calcext:value-type="float">
            <text:p>278 88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4T3</text:p>
          </table:table-cell>
          <table:table-cell office:value-type="float" office:value="278125" calcext:value-type="float">
            <text:p>278 12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4T4</text:p>
          </table:table-cell>
          <table:table-cell office:value-type="float" office:value="276653" calcext:value-type="float">
            <text:p>276 65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5T1</text:p>
          </table:table-cell>
          <table:table-cell office:value-type="float" office:value="274350" calcext:value-type="float">
            <text:p>274 3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5T2</text:p>
          </table:table-cell>
          <table:table-cell office:value-type="float" office:value="273023" calcext:value-type="float">
            <text:p>273 0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5T3</text:p>
          </table:table-cell>
          <table:table-cell office:value-type="float" office:value="272289" calcext:value-type="float">
            <text:p>272 28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5T4</text:p>
          </table:table-cell>
          <table:table-cell office:value-type="float" office:value="270996" calcext:value-type="float">
            <text:p>270 99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6T1</text:p>
          </table:table-cell>
          <table:table-cell office:value-type="float" office:value="269602" calcext:value-type="float">
            <text:p>269 60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6T2</text:p>
          </table:table-cell>
          <table:table-cell office:value-type="float" office:value="268702" calcext:value-type="float">
            <text:p>268 70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6T3</text:p>
          </table:table-cell>
          <table:table-cell office:value-type="float" office:value="269007" calcext:value-type="float">
            <text:p>269 00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6T4</text:p>
          </table:table-cell>
          <table:table-cell office:value-type="float" office:value="268136" calcext:value-type="float">
            <text:p>268 13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7T1</text:p>
          </table:table-cell>
          <table:table-cell office:value-type="float" office:value="267297" calcext:value-type="float">
            <text:p>267 29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7T2</text:p>
          </table:table-cell>
          <table:table-cell office:value-type="float" office:value="267240" calcext:value-type="float">
            <text:p>267 24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7T3</text:p>
          </table:table-cell>
          <table:table-cell office:value-type="float" office:value="267321" calcext:value-type="float">
            <text:p>267 32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7T4</text:p>
          </table:table-cell>
          <table:table-cell office:value-type="float" office:value="267786" calcext:value-type="float">
            <text:p>267 78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8T1</text:p>
          </table:table-cell>
          <table:table-cell office:value-type="float" office:value="268151" calcext:value-type="float">
            <text:p>268 1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8T2</text:p>
          </table:table-cell>
          <table:table-cell office:value-type="float" office:value="267155" calcext:value-type="float">
            <text:p>267 15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8T3</text:p>
          </table:table-cell>
          <table:table-cell office:value-type="float" office:value="266227" calcext:value-type="float">
            <text:p>266 22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8T4</text:p>
          </table:table-cell>
          <table:table-cell office:value-type="float" office:value="263411" calcext:value-type="float">
            <text:p>263 4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9T1</text:p>
          </table:table-cell>
          <table:table-cell office:value-type="float" office:value="261366" calcext:value-type="float">
            <text:p>261 36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9T2</text:p>
          </table:table-cell>
          <table:table-cell office:value-type="float" office:value="257848" calcext:value-type="float">
            <text:p>257 84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9T3</text:p>
          </table:table-cell>
          <table:table-cell office:value-type="float" office:value="254549" calcext:value-type="float">
            <text:p>254 54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9T4</text:p>
          </table:table-cell>
          <table:table-cell office:value-type="float" office:value="252757" calcext:value-type="float">
            <text:p>252 75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1</text:p>
          </table:table-cell>
          <table:table-cell office:value-type="float" office:value="250165" calcext:value-type="float">
            <text:p>250 16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2</text:p>
          </table:table-cell>
          <table:table-cell office:value-type="float" office:value="249039" calcext:value-type="float">
            <text:p>249 03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3</text:p>
          </table:table-cell>
          <table:table-cell office:value-type="float" office:value="247892" calcext:value-type="float">
            <text:p>247 89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4</text:p>
          </table:table-cell>
          <table:table-cell office:value-type="float" office:value="247856" calcext:value-type="float">
            <text:p>247 85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1</text:p>
          </table:table-cell>
          <table:table-cell office:value-type="float" office:value="247791" calcext:value-type="float">
            <text:p>247 79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2</text:p>
          </table:table-cell>
          <table:table-cell office:value-type="float" office:value="247996" calcext:value-type="float">
            <text:p>247 99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3</text:p>
          </table:table-cell>
          <table:table-cell office:value-type="float" office:value="248707" calcext:value-type="float">
            <text:p>248 70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4</text:p>
          </table:table-cell>
          <table:table-cell office:value-type="float" office:value="248838" calcext:value-type="float">
            <text:p>248 8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1</text:p>
          </table:table-cell>
          <table:table-cell office:value-type="float" office:value="248951" calcext:value-type="float">
            <text:p>248 9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2</text:p>
          </table:table-cell>
          <table:table-cell office:value-type="float" office:value="249738" calcext:value-type="float">
            <text:p>249 7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3</text:p>
          </table:table-cell>
          <table:table-cell office:value-type="float" office:value="250023" calcext:value-type="float">
            <text:p>250 0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4</text:p>
          </table:table-cell>
          <table:table-cell office:value-type="float" office:value="249412" calcext:value-type="float">
            <text:p>249 4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1</text:p>
          </table:table-cell>
          <table:table-cell office:value-type="float" office:value="248665" calcext:value-type="float">
            <text:p>248 66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2</text:p>
          </table:table-cell>
          <table:table-cell office:value-type="float" office:value="248215" calcext:value-type="float">
            <text:p>248 21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3</text:p>
          </table:table-cell>
          <table:table-cell office:value-type="float" office:value="248843" calcext:value-type="float">
            <text:p>248 84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4</text:p>
          </table:table-cell>
          <table:table-cell office:value-type="float" office:value="248160" calcext:value-type="float">
            <text:p>248 1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1</text:p>
          </table:table-cell>
          <table:table-cell office:value-type="float" office:value="248701" calcext:value-type="float">
            <text:p>248 70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2</text:p>
          </table:table-cell>
          <table:table-cell office:value-type="float" office:value="248291" calcext:value-type="float">
            <text:p>248 29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3</text:p>
          </table:table-cell>
          <table:table-cell office:value-type="float" office:value="247164" calcext:value-type="float">
            <text:p>247 16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4</text:p>
          </table:table-cell>
          <table:table-cell office:value-type="float" office:value="246494" calcext:value-type="float">
            <text:p>246 49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1</text:p>
          </table:table-cell>
          <table:table-cell office:value-type="float" office:value="245933" calcext:value-type="float">
            <text:p>245 93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2</text:p>
          </table:table-cell>
          <table:table-cell office:value-type="float" office:value="245455" calcext:value-type="float">
            <text:p>245 45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3</text:p>
          </table:table-cell>
          <table:table-cell office:value-type="float" office:value="245157" calcext:value-type="float">
            <text:p>245 15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4</text:p>
          </table:table-cell>
          <table:table-cell office:value-type="float" office:value="245139" calcext:value-type="float">
            <text:p>245 13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1</text:p>
          </table:table-cell>
          <table:table-cell office:value-type="float" office:value="245423" calcext:value-type="float">
            <text:p>245 4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2</text:p>
          </table:table-cell>
          <table:table-cell office:value-type="float" office:value="245386" calcext:value-type="float">
            <text:p>245 38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3</text:p>
          </table:table-cell>
          <table:table-cell office:value-type="float" office:value="245615" calcext:value-type="float">
            <text:p>245 61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4</text:p>
          </table:table-cell>
          <table:table-cell office:value-type="float" office:value="246710" calcext:value-type="float">
            <text:p>246 71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1</text:p>
          </table:table-cell>
          <table:table-cell office:value-type="float" office:value="247549" calcext:value-type="float">
            <text:p>247 54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2</text:p>
          </table:table-cell>
          <table:table-cell office:value-type="float" office:value="249198" calcext:value-type="float">
            <text:p>249 19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3</text:p>
          </table:table-cell>
          <table:table-cell office:value-type="float" office:value="249566" calcext:value-type="float">
            <text:p>249 56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4</text:p>
          </table:table-cell>
          <table:table-cell office:value-type="float" office:value="250758" calcext:value-type="float">
            <text:p>250 75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1</text:p>
          </table:table-cell>
          <table:table-cell office:value-type="float" office:value="251643" calcext:value-type="float">
            <text:p>251 64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2</text:p>
          </table:table-cell>
          <table:table-cell office:value-type="float" office:value="252452" calcext:value-type="float">
            <text:p>252 45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3</text:p>
          </table:table-cell>
          <table:table-cell office:value-type="float" office:value="254087" calcext:value-type="float">
            <text:p>254 08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4</text:p>
          </table:table-cell>
          <table:table-cell office:value-type="float" office:value="255145" calcext:value-type="float">
            <text:p>255 14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1</text:p>
          </table:table-cell>
          <table:table-cell office:value-type="float" office:value="257190" calcext:value-type="float">
            <text:p>257 19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2</text:p>
          </table:table-cell>
          <table:table-cell office:value-type="float" office:value="257303" calcext:value-type="float">
            <text:p>257 30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3</text:p>
          </table:table-cell>
          <table:table-cell office:value-type="float" office:value="258356" calcext:value-type="float">
            <text:p>258 35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4</text:p>
          </table:table-cell>
          <table:table-cell office:value-type="float" office:value="259125" calcext:value-type="float">
            <text:p>259 12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1</text:p>
          </table:table-cell>
          <table:table-cell office:value-type="float" office:value="259235" calcext:value-type="float">
            <text:p>259 23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2</text:p>
          </table:table-cell>
          <table:table-cell office:value-type="float" office:value="258195" calcext:value-type="float">
            <text:p>258 19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3</text:p>
          </table:table-cell>
          <table:table-cell office:value-type="float" office:value="257727" calcext:value-type="float">
            <text:p>257 727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0T4</text:p>
          </table:table-cell>
          <table:table-cell table:style-name="Default" office:value-type="float" office:value="257244" calcext:value-type="float">
            <text:p>257244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1</text:p>
          </table:table-cell>
          <table:table-cell table:style-name="Default" office:value-type="float" office:value="257796" calcext:value-type="float">
            <text:p>25779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2</text:p>
          </table:table-cell>
          <table:table-cell table:style-name="Default" office:value-type="float" office:value="258723" calcext:value-type="float">
            <text:p>258723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3</text:p>
          </table:table-cell>
          <table:table-cell table:style-name="Default" office:value-type="float" office:value="259970" calcext:value-type="float">
            <text:p>259970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4</text:p>
          </table:table-cell>
          <table:table-cell table:style-name="Default" office:value-type="float" office:value="261487" calcext:value-type="float">
            <text:p>261487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1</text:p>
          </table:table-cell>
          <table:table-cell table:style-name="Default" office:value-type="float" office:value="262210" calcext:value-type="float">
            <text:p>262210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2</text:p>
          </table:table-cell>
          <table:table-cell table:style-name="Default" office:value-type="float" office:value="263290" calcext:value-type="float">
            <text:p>263290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3</text:p>
          </table:table-cell>
          <table:table-cell table:style-name="Default" office:value-type="float" office:value="265222" calcext:value-type="float">
            <text:p>265222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4</text:p>
          </table:table-cell>
          <table:table-cell table:style-name="Default" office:value-type="float" office:value="266202" calcext:value-type="float">
            <text:p>266202</text:p>
          </table:table-cell>
          <table:table-cell table:number-columns-repeated="1022"/>
        </table:table-row>
      </table:table>
      <table:table table:name="Tertiaire marchand PL" table:style-name="ta1">
        <table:table-column table:style-name="co1" table:number-columns-repeated="2" table:default-cell-style-name="ce5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ndustri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érie :CVS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fréquence :trimestriell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unité : nombre 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ource : Insee, estimations d'emploi ; estimations trimestrielles Urssaf, Dares, Insee.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 table:style-name="ce1"/>
          <table:table-cell table:number-columns-repeated="101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Pays de la Lo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1T4</text:p>
          </table:table-cell>
          <table:table-cell office:value-type="float" office:value="290834" calcext:value-type="float">
            <text:p>290 83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2T1</text:p>
          </table:table-cell>
          <table:table-cell office:value-type="float" office:value="288973" calcext:value-type="float">
            <text:p>288 97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2T2</text:p>
          </table:table-cell>
          <table:table-cell office:value-type="float" office:value="288577" calcext:value-type="float">
            <text:p>288 57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2T3</text:p>
          </table:table-cell>
          <table:table-cell office:value-type="float" office:value="288965" calcext:value-type="float">
            <text:p>288 96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2T4</text:p>
          </table:table-cell>
          <table:table-cell office:value-type="float" office:value="287697" calcext:value-type="float">
            <text:p>287 69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3T1</text:p>
          </table:table-cell>
          <table:table-cell office:value-type="float" office:value="285539" calcext:value-type="float">
            <text:p>285 53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3T2</text:p>
          </table:table-cell>
          <table:table-cell office:value-type="float" office:value="286943" calcext:value-type="float">
            <text:p>286 94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3T3</text:p>
          </table:table-cell>
          <table:table-cell office:value-type="float" office:value="284718" calcext:value-type="float">
            <text:p>284 71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3T4</text:p>
          </table:table-cell>
          <table:table-cell office:value-type="float" office:value="283144" calcext:value-type="float">
            <text:p>283 14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4T1</text:p>
          </table:table-cell>
          <table:table-cell office:value-type="float" office:value="281494" calcext:value-type="float">
            <text:p>281 49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4T2</text:p>
          </table:table-cell>
          <table:table-cell office:value-type="float" office:value="278883" calcext:value-type="float">
            <text:p>278 88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4T3</text:p>
          </table:table-cell>
          <table:table-cell office:value-type="float" office:value="278125" calcext:value-type="float">
            <text:p>278 12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4T4</text:p>
          </table:table-cell>
          <table:table-cell office:value-type="float" office:value="276653" calcext:value-type="float">
            <text:p>276 65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5T1</text:p>
          </table:table-cell>
          <table:table-cell office:value-type="float" office:value="274350" calcext:value-type="float">
            <text:p>274 3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5T2</text:p>
          </table:table-cell>
          <table:table-cell office:value-type="float" office:value="273023" calcext:value-type="float">
            <text:p>273 0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5T3</text:p>
          </table:table-cell>
          <table:table-cell office:value-type="float" office:value="272289" calcext:value-type="float">
            <text:p>272 28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5T4</text:p>
          </table:table-cell>
          <table:table-cell office:value-type="float" office:value="270996" calcext:value-type="float">
            <text:p>270 99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6T1</text:p>
          </table:table-cell>
          <table:table-cell office:value-type="float" office:value="269602" calcext:value-type="float">
            <text:p>269 60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6T2</text:p>
          </table:table-cell>
          <table:table-cell office:value-type="float" office:value="268702" calcext:value-type="float">
            <text:p>268 70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6T3</text:p>
          </table:table-cell>
          <table:table-cell office:value-type="float" office:value="269007" calcext:value-type="float">
            <text:p>269 00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6T4</text:p>
          </table:table-cell>
          <table:table-cell office:value-type="float" office:value="268136" calcext:value-type="float">
            <text:p>268 13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7T1</text:p>
          </table:table-cell>
          <table:table-cell office:value-type="float" office:value="267297" calcext:value-type="float">
            <text:p>267 29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7T2</text:p>
          </table:table-cell>
          <table:table-cell office:value-type="float" office:value="267240" calcext:value-type="float">
            <text:p>267 24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7T3</text:p>
          </table:table-cell>
          <table:table-cell office:value-type="float" office:value="267321" calcext:value-type="float">
            <text:p>267 32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7T4</text:p>
          </table:table-cell>
          <table:table-cell office:value-type="float" office:value="267786" calcext:value-type="float">
            <text:p>267 78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8T1</text:p>
          </table:table-cell>
          <table:table-cell office:value-type="float" office:value="268151" calcext:value-type="float">
            <text:p>268 1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8T2</text:p>
          </table:table-cell>
          <table:table-cell office:value-type="float" office:value="267155" calcext:value-type="float">
            <text:p>267 15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8T3</text:p>
          </table:table-cell>
          <table:table-cell office:value-type="float" office:value="266227" calcext:value-type="float">
            <text:p>266 22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8T4</text:p>
          </table:table-cell>
          <table:table-cell office:value-type="float" office:value="263411" calcext:value-type="float">
            <text:p>263 4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9T1</text:p>
          </table:table-cell>
          <table:table-cell office:value-type="float" office:value="261366" calcext:value-type="float">
            <text:p>261 36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9T2</text:p>
          </table:table-cell>
          <table:table-cell office:value-type="float" office:value="257848" calcext:value-type="float">
            <text:p>257 84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9T3</text:p>
          </table:table-cell>
          <table:table-cell office:value-type="float" office:value="254549" calcext:value-type="float">
            <text:p>254 54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9T4</text:p>
          </table:table-cell>
          <table:table-cell office:value-type="float" office:value="252757" calcext:value-type="float">
            <text:p>252 75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1</text:p>
          </table:table-cell>
          <table:table-cell office:value-type="float" office:value="250165" calcext:value-type="float">
            <text:p>250 16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2</text:p>
          </table:table-cell>
          <table:table-cell office:value-type="float" office:value="249039" calcext:value-type="float">
            <text:p>249 03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3</text:p>
          </table:table-cell>
          <table:table-cell office:value-type="float" office:value="247892" calcext:value-type="float">
            <text:p>247 89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4</text:p>
          </table:table-cell>
          <table:table-cell office:value-type="float" office:value="247856" calcext:value-type="float">
            <text:p>247 85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1</text:p>
          </table:table-cell>
          <table:table-cell office:value-type="float" office:value="247791" calcext:value-type="float">
            <text:p>247 79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2</text:p>
          </table:table-cell>
          <table:table-cell office:value-type="float" office:value="247996" calcext:value-type="float">
            <text:p>247 99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3</text:p>
          </table:table-cell>
          <table:table-cell office:value-type="float" office:value="248707" calcext:value-type="float">
            <text:p>248 70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4</text:p>
          </table:table-cell>
          <table:table-cell office:value-type="float" office:value="248838" calcext:value-type="float">
            <text:p>248 8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1</text:p>
          </table:table-cell>
          <table:table-cell office:value-type="float" office:value="248951" calcext:value-type="float">
            <text:p>248 9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2</text:p>
          </table:table-cell>
          <table:table-cell office:value-type="float" office:value="249738" calcext:value-type="float">
            <text:p>249 7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3</text:p>
          </table:table-cell>
          <table:table-cell office:value-type="float" office:value="250023" calcext:value-type="float">
            <text:p>250 0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4</text:p>
          </table:table-cell>
          <table:table-cell office:value-type="float" office:value="249412" calcext:value-type="float">
            <text:p>249 4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1</text:p>
          </table:table-cell>
          <table:table-cell office:value-type="float" office:value="248665" calcext:value-type="float">
            <text:p>248 66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2</text:p>
          </table:table-cell>
          <table:table-cell office:value-type="float" office:value="248215" calcext:value-type="float">
            <text:p>248 21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3</text:p>
          </table:table-cell>
          <table:table-cell office:value-type="float" office:value="248843" calcext:value-type="float">
            <text:p>248 84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4</text:p>
          </table:table-cell>
          <table:table-cell office:value-type="float" office:value="248160" calcext:value-type="float">
            <text:p>248 1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1</text:p>
          </table:table-cell>
          <table:table-cell office:value-type="float" office:value="248701" calcext:value-type="float">
            <text:p>248 70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2</text:p>
          </table:table-cell>
          <table:table-cell office:value-type="float" office:value="248291" calcext:value-type="float">
            <text:p>248 29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3</text:p>
          </table:table-cell>
          <table:table-cell office:value-type="float" office:value="247164" calcext:value-type="float">
            <text:p>247 16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4</text:p>
          </table:table-cell>
          <table:table-cell office:value-type="float" office:value="246494" calcext:value-type="float">
            <text:p>246 49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1</text:p>
          </table:table-cell>
          <table:table-cell office:value-type="float" office:value="245933" calcext:value-type="float">
            <text:p>245 93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2</text:p>
          </table:table-cell>
          <table:table-cell office:value-type="float" office:value="245455" calcext:value-type="float">
            <text:p>245 45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3</text:p>
          </table:table-cell>
          <table:table-cell office:value-type="float" office:value="245157" calcext:value-type="float">
            <text:p>245 15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4</text:p>
          </table:table-cell>
          <table:table-cell office:value-type="float" office:value="245139" calcext:value-type="float">
            <text:p>245 13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1</text:p>
          </table:table-cell>
          <table:table-cell office:value-type="float" office:value="245423" calcext:value-type="float">
            <text:p>245 4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2</text:p>
          </table:table-cell>
          <table:table-cell office:value-type="float" office:value="245386" calcext:value-type="float">
            <text:p>245 38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3</text:p>
          </table:table-cell>
          <table:table-cell office:value-type="float" office:value="245615" calcext:value-type="float">
            <text:p>245 61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4</text:p>
          </table:table-cell>
          <table:table-cell office:value-type="float" office:value="246710" calcext:value-type="float">
            <text:p>246 71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1</text:p>
          </table:table-cell>
          <table:table-cell office:value-type="float" office:value="247549" calcext:value-type="float">
            <text:p>247 54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2</text:p>
          </table:table-cell>
          <table:table-cell office:value-type="float" office:value="249198" calcext:value-type="float">
            <text:p>249 19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3</text:p>
          </table:table-cell>
          <table:table-cell office:value-type="float" office:value="249566" calcext:value-type="float">
            <text:p>249 56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4</text:p>
          </table:table-cell>
          <table:table-cell office:value-type="float" office:value="250758" calcext:value-type="float">
            <text:p>250 75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1</text:p>
          </table:table-cell>
          <table:table-cell office:value-type="float" office:value="251643" calcext:value-type="float">
            <text:p>251 64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2</text:p>
          </table:table-cell>
          <table:table-cell office:value-type="float" office:value="252452" calcext:value-type="float">
            <text:p>252 45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3</text:p>
          </table:table-cell>
          <table:table-cell office:value-type="float" office:value="254087" calcext:value-type="float">
            <text:p>254 08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4</text:p>
          </table:table-cell>
          <table:table-cell office:value-type="float" office:value="255145" calcext:value-type="float">
            <text:p>255 14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1</text:p>
          </table:table-cell>
          <table:table-cell office:value-type="float" office:value="257190" calcext:value-type="float">
            <text:p>257 19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2</text:p>
          </table:table-cell>
          <table:table-cell office:value-type="float" office:value="257303" calcext:value-type="float">
            <text:p>257 30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3</text:p>
          </table:table-cell>
          <table:table-cell office:value-type="float" office:value="258356" calcext:value-type="float">
            <text:p>258 35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4</text:p>
          </table:table-cell>
          <table:table-cell office:value-type="float" office:value="259125" calcext:value-type="float">
            <text:p>259 12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1</text:p>
          </table:table-cell>
          <table:table-cell office:value-type="float" office:value="259235" calcext:value-type="float">
            <text:p>259 23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2</text:p>
          </table:table-cell>
          <table:table-cell office:value-type="float" office:value="258195" calcext:value-type="float">
            <text:p>258 19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3</text:p>
          </table:table-cell>
          <table:table-cell office:value-type="float" office:value="257727" calcext:value-type="float">
            <text:p>257 727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0T4</text:p>
          </table:table-cell>
          <table:table-cell table:style-name="Default" office:value-type="float" office:value="257244" calcext:value-type="float">
            <text:p>257244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1</text:p>
          </table:table-cell>
          <table:table-cell table:style-name="Default" office:value-type="float" office:value="257796" calcext:value-type="float">
            <text:p>25779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2</text:p>
          </table:table-cell>
          <table:table-cell table:style-name="Default" office:value-type="float" office:value="258723" calcext:value-type="float">
            <text:p>258723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3</text:p>
          </table:table-cell>
          <table:table-cell table:style-name="Default" office:value-type="float" office:value="259970" calcext:value-type="float">
            <text:p>259970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4</text:p>
          </table:table-cell>
          <table:table-cell table:style-name="Default" office:value-type="float" office:value="261487" calcext:value-type="float">
            <text:p>261487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1</text:p>
          </table:table-cell>
          <table:table-cell table:style-name="Default" office:value-type="float" office:value="262210" calcext:value-type="float">
            <text:p>262210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2</text:p>
          </table:table-cell>
          <table:table-cell table:style-name="Default" office:value-type="float" office:value="263290" calcext:value-type="float">
            <text:p>263290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3</text:p>
          </table:table-cell>
          <table:table-cell table:style-name="Default" office:value-type="float" office:value="265222" calcext:value-type="float">
            <text:p>265222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4</text:p>
          </table:table-cell>
          <table:table-cell table:style-name="Default" office:value-type="float" office:value="266202" calcext:value-type="float">
            <text:p>266202</text:p>
          </table:table-cell>
          <table:table-cell table:number-columns-repeated="1022"/>
        </table:table-row>
      </table:table>
      <table:table table:name="Tertiaire non march PL" table:style-name="ta1">
        <table:table-column table:style-name="co1" table:number-columns-repeated="2" table:default-cell-style-name="ce5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Emplois salariés - Tertiaire non marchand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érie :CVS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fréquence :trimestriell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unité : nombr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ource : Insee, estimations d'emploi ; estimations trimestrielles Urssaf, Dares, Insee.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 table:style-name="ce1"/>
          <table:table-cell table:number-columns-repeated="101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Pays de la Loi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4</text:p>
          </table:table-cell>
          <table:table-cell office:value-type="float" office:value="419369" calcext:value-type="float">
            <text:p>419 36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1</text:p>
          </table:table-cell>
          <table:table-cell office:value-type="float" office:value="420018" calcext:value-type="float">
            <text:p>420 01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2</text:p>
          </table:table-cell>
          <table:table-cell office:value-type="float" office:value="420627" calcext:value-type="float">
            <text:p>420 62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3</text:p>
          </table:table-cell>
          <table:table-cell office:value-type="float" office:value="418683" calcext:value-type="float">
            <text:p>418 68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4</text:p>
          </table:table-cell>
          <table:table-cell office:value-type="float" office:value="419860" calcext:value-type="float">
            <text:p>419 8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1</text:p>
          </table:table-cell>
          <table:table-cell office:value-type="float" office:value="419712" calcext:value-type="float">
            <text:p>419 7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2</text:p>
          </table:table-cell>
          <table:table-cell office:value-type="float" office:value="422212" calcext:value-type="float">
            <text:p>422 2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3</text:p>
          </table:table-cell>
          <table:table-cell office:value-type="float" office:value="423120" calcext:value-type="float">
            <text:p>423 12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4</text:p>
          </table:table-cell>
          <table:table-cell office:value-type="float" office:value="423621" calcext:value-type="float">
            <text:p>423 62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1</text:p>
          </table:table-cell>
          <table:table-cell office:value-type="float" office:value="423779" calcext:value-type="float">
            <text:p>423 77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2</text:p>
          </table:table-cell>
          <table:table-cell office:value-type="float" office:value="423846" calcext:value-type="float">
            <text:p>423 84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3</text:p>
          </table:table-cell>
          <table:table-cell office:value-type="float" office:value="425707" calcext:value-type="float">
            <text:p>425 70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4</text:p>
          </table:table-cell>
          <table:table-cell office:value-type="float" office:value="428668" calcext:value-type="float">
            <text:p>428 66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1</text:p>
          </table:table-cell>
          <table:table-cell office:value-type="float" office:value="429165" calcext:value-type="float">
            <text:p>429 16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2</text:p>
          </table:table-cell>
          <table:table-cell office:value-type="float" office:value="430706" calcext:value-type="float">
            <text:p>430 70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3</text:p>
          </table:table-cell>
          <table:table-cell office:value-type="float" office:value="431220" calcext:value-type="float">
            <text:p>431 22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4</text:p>
          </table:table-cell>
          <table:table-cell office:value-type="float" office:value="432177" calcext:value-type="float">
            <text:p>432 17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1</text:p>
          </table:table-cell>
          <table:table-cell office:value-type="float" office:value="432479" calcext:value-type="float">
            <text:p>432 47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2</text:p>
          </table:table-cell>
          <table:table-cell office:value-type="float" office:value="433925" calcext:value-type="float">
            <text:p>433 92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3</text:p>
          </table:table-cell>
          <table:table-cell office:value-type="float" office:value="434332" calcext:value-type="float">
            <text:p>434 33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4</text:p>
          </table:table-cell>
          <table:table-cell office:value-type="float" office:value="434436" calcext:value-type="float">
            <text:p>434 43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1</text:p>
          </table:table-cell>
          <table:table-cell office:value-type="float" office:value="434964" calcext:value-type="float">
            <text:p>434 96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2</text:p>
          </table:table-cell>
          <table:table-cell office:value-type="float" office:value="436214" calcext:value-type="float">
            <text:p>436 21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3</text:p>
          </table:table-cell>
          <table:table-cell office:value-type="float" office:value="437877" calcext:value-type="float">
            <text:p>437 87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4</text:p>
          </table:table-cell>
          <table:table-cell office:value-type="float" office:value="438027" calcext:value-type="float">
            <text:p>438 02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1</text:p>
          </table:table-cell>
          <table:table-cell office:value-type="float" office:value="439258" calcext:value-type="float">
            <text:p>439 25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2</text:p>
          </table:table-cell>
          <table:table-cell office:value-type="float" office:value="438980" calcext:value-type="float">
            <text:p>438 98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3</text:p>
          </table:table-cell>
          <table:table-cell office:value-type="float" office:value="437689" calcext:value-type="float">
            <text:p>437 68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4</text:p>
          </table:table-cell>
          <table:table-cell office:value-type="float" office:value="438563" calcext:value-type="float">
            <text:p>438 56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1</text:p>
          </table:table-cell>
          <table:table-cell office:value-type="float" office:value="438260" calcext:value-type="float">
            <text:p>438 2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2</text:p>
          </table:table-cell>
          <table:table-cell office:value-type="float" office:value="436743" calcext:value-type="float">
            <text:p>436 74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3</text:p>
          </table:table-cell>
          <table:table-cell office:value-type="float" office:value="436520" calcext:value-type="float">
            <text:p>436 52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4</text:p>
          </table:table-cell>
          <table:table-cell office:value-type="float" office:value="437062" calcext:value-type="float">
            <text:p>437 06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1</text:p>
          </table:table-cell>
          <table:table-cell office:value-type="float" office:value="437987" calcext:value-type="float">
            <text:p>437 98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2</text:p>
          </table:table-cell>
          <table:table-cell office:value-type="float" office:value="438456" calcext:value-type="float">
            <text:p>438 45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3</text:p>
          </table:table-cell>
          <table:table-cell office:value-type="float" office:value="439480" calcext:value-type="float">
            <text:p>439 48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4</text:p>
          </table:table-cell>
          <table:table-cell office:value-type="float" office:value="439828" calcext:value-type="float">
            <text:p>439 8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1</text:p>
          </table:table-cell>
          <table:table-cell office:value-type="float" office:value="440442" calcext:value-type="float">
            <text:p>440 44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2</text:p>
          </table:table-cell>
          <table:table-cell office:value-type="float" office:value="436896" calcext:value-type="float">
            <text:p>436 89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3</text:p>
          </table:table-cell>
          <table:table-cell office:value-type="float" office:value="443349" calcext:value-type="float">
            <text:p>443 349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0T4</text:p>
          </table:table-cell>
          <table:table-cell table:style-name="Default" office:value-type="float" office:value="444375" calcext:value-type="float">
            <text:p>444375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1</text:p>
          </table:table-cell>
          <table:table-cell table:style-name="Default" office:value-type="float" office:value="443616" calcext:value-type="float">
            <text:p>44361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2</text:p>
          </table:table-cell>
          <table:table-cell table:style-name="Default" office:value-type="float" office:value="445006" calcext:value-type="float">
            <text:p>44500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3</text:p>
          </table:table-cell>
          <table:table-cell table:style-name="Default" office:value-type="float" office:value="445153" calcext:value-type="float">
            <text:p>445153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4</text:p>
          </table:table-cell>
          <table:table-cell table:style-name="Default" office:value-type="float" office:value="447281" calcext:value-type="float">
            <text:p>447281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1</text:p>
          </table:table-cell>
          <table:table-cell table:style-name="Default" office:value-type="float" office:value="447590" calcext:value-type="float">
            <text:p>447590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2</text:p>
          </table:table-cell>
          <table:table-cell table:style-name="Default" office:value-type="float" office:value="449049" calcext:value-type="float">
            <text:p>449049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3</text:p>
          </table:table-cell>
          <table:table-cell table:style-name="Default" office:value-type="float" office:value="447890" calcext:value-type="float">
            <text:p>447890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4</text:p>
          </table:table-cell>
          <table:table-cell table:style-name="Default" office:value-type="float" office:value="448790" calcext:value-type="float">
            <text:p>448790</text:p>
          </table:table-cell>
          <table:table-cell table:number-columns-repeated="1022"/>
        </table:table-row>
      </table:table>
      <table:table table:name="Chom PL" table:style-name="ta1">
        <table:table-column table:style-name="co1" table:number-columns-repeated="3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aux de chômage localisé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érie :CVS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fréquence :trimestriell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unité : pourcentag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ource : Insee, Enquête Emploi et Taux de chômage localisés.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 table:style-name="ce1"/>
          <table:table-cell table:number-columns-repeated="101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Pays de la Loire</text:p>
          </table:table-cell>
          <table:table-cell table:style-name="ce3" office:value-type="string" calcext:value-type="string">
            <text:p>France hors Mayotte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5T1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5T2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5T3</text:p>
          </table:table-cell>
          <table:table-cell/>
          <table:table-cell office:value-type="float" office:value="3.8" calcext:value-type="float">
            <text:p>3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5T4</text:p>
          </table:table-cell>
          <table:table-cell/>
          <table:table-cell office:value-type="float" office:value="3.9" calcext:value-type="float">
            <text:p>3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6T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6T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6T3</text:p>
          </table:table-cell>
          <table:table-cell/>
          <table:table-cell office:value-type="float" office:value="3.9" calcext:value-type="float">
            <text:p>3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6T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7T1</text:p>
          </table:table-cell>
          <table:table-cell/>
          <table:table-cell office:value-type="float" office:value="4.2" calcext:value-type="float">
            <text:p>4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7T2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7T3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7T4</text:p>
          </table:table-cell>
          <table:table-cell/>
          <table:table-cell office:value-type="float" office:value="4.6" calcext:value-type="float">
            <text:p>4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8T1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8T2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8T3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8T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9T1</text:p>
          </table:table-cell>
          <table:table-cell/>
          <table:table-cell office:value-type="float" office:value="5.1" calcext:value-type="float">
            <text:p>5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9T2</text:p>
          </table:table-cell>
          <table:table-cell/>
          <table:table-cell office:value-type="float" office:value="5.2" calcext:value-type="float">
            <text:p>5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9T3</text:p>
          </table:table-cell>
          <table:table-cell/>
          <table:table-cell office:value-type="float" office:value="5.3" calcext:value-type="float">
            <text:p>5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9T4</text:p>
          </table:table-cell>
          <table:table-cell/>
          <table:table-cell office:value-type="float" office:value="5.4" calcext:value-type="float">
            <text:p>5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0T1</text:p>
          </table:table-cell>
          <table:table-cell/>
          <table:table-cell office:value-type="float" office:value="5.5" calcext:value-type="float">
            <text:p>5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0T2</text:p>
          </table:table-cell>
          <table:table-cell/>
          <table:table-cell office:value-type="float" office:value="5.5" calcext:value-type="float">
            <text:p>5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0T3</text:p>
          </table:table-cell>
          <table:table-cell/>
          <table:table-cell office:value-type="float" office:value="5.6" calcext:value-type="float">
            <text:p>5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0T4</text:p>
          </table:table-cell>
          <table:table-cell/>
          <table:table-cell office:value-type="float" office:value="5.8" calcext:value-type="float">
            <text:p>5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1T1</text:p>
          </table:table-cell>
          <table:table-cell/>
          <table:table-cell office:value-type="float" office:value="6.2" calcext:value-type="float">
            <text:p>6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1T2</text:p>
          </table:table-cell>
          <table:table-cell/>
          <table:table-cell office:value-type="float" office:value="6.5" calcext:value-type="float">
            <text:p>6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1T3</text:p>
          </table:table-cell>
          <table:table-cell/>
          <table:table-cell office:value-type="float" office:value="6.8" calcext:value-type="float">
            <text:p>6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1T4</text:p>
          </table:table-cell>
          <table:table-cell/>
          <table:table-cell office:value-type="float" office:value="6.9" calcext:value-type="float">
            <text:p>6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2T1</text:p>
          </table:table-cell>
          <table:table-cell office:value-type="float" office:value="7.3" calcext:value-type="float">
            <text:p>7,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2T2</text:p>
          </table:table-cell>
          <table:table-cell office:value-type="float" office:value="7.4" calcext:value-type="float">
            <text:p>7,4</text:p>
          </table:table-cell>
          <table:table-cell office:value-type="float" office:value="7.1" calcext:value-type="float">
            <text:p>7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2T3</text:p>
          </table:table-cell>
          <table:table-cell office:value-type="float" office:value="7.6" calcext:value-type="float">
            <text:p>7,6</text:p>
          </table:table-cell>
          <table:table-cell office:value-type="float" office:value="7.2" calcext:value-type="float">
            <text:p>7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2T4</text:p>
          </table:table-cell>
          <table:table-cell office:value-type="float" office:value="7.7" calcext:value-type="float">
            <text:p>7,7</text:p>
          </table:table-cell>
          <table:table-cell office:value-type="float" office:value="7.3" calcext:value-type="float">
            <text:p>7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3T1</text:p>
          </table:table-cell>
          <table:table-cell office:value-type="float" office:value="7.7" calcext:value-type="float">
            <text:p>7,7</text:p>
          </table:table-cell>
          <table:table-cell office:value-type="float" office:value="7.3" calcext:value-type="float">
            <text:p>7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3T2</text:p>
          </table:table-cell>
          <table:table-cell office:value-type="float" office:value="7.8" calcext:value-type="float">
            <text:p>7,8</text:p>
          </table:table-cell>
          <table:table-cell office:value-type="float" office:value="7.3" calcext:value-type="float">
            <text:p>7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3T3</text:p>
          </table:table-cell>
          <table:table-cell office:value-type="float" office:value="7.9" calcext:value-type="float">
            <text:p>7,9</text:p>
          </table:table-cell>
          <table:table-cell office:value-type="float" office:value="7.5" calcext:value-type="float">
            <text:p>7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3T4</text:p>
          </table:table-cell>
          <table:table-cell office:value-type="float" office:value="8.3" calcext:value-type="float">
            <text:p>8,3</text:p>
          </table:table-cell>
          <table:table-cell office:value-type="float" office:value="7.8" calcext:value-type="float">
            <text:p>7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4T1</text:p>
          </table:table-cell>
          <table:table-cell office:value-type="float" office:value="8.8" calcext:value-type="float">
            <text:p>8,8</text:p>
          </table:table-cell>
          <table:table-cell office:value-type="float" office:value="8.2" calcext:value-type="float">
            <text:p>8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4T2</text:p>
          </table:table-cell>
          <table:table-cell office:value-type="float" office:value="9.2" calcext:value-type="float">
            <text:p>9,2</text:p>
          </table:table-cell>
          <table:table-cell office:value-type="float" office:value="8.6" calcext:value-type="float">
            <text:p>8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4T3</text:p>
          </table:table-cell>
          <table:table-cell office:value-type="float" office:value="9.5" calcext:value-type="float">
            <text:p>9,5</text:p>
          </table:table-cell>
          <table:table-cell office:value-type="float" office:value="8.8" calcext:value-type="float">
            <text:p>8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4T4</text:p>
          </table:table-cell>
          <table:table-cell office:value-type="float" office:value="9.8" calcext:value-type="float">
            <text:p>9,8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5T1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5T2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5T3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5T4</text:p>
          </table:table-cell>
          <table:table-cell office:value-type="float" office:value="9.9" calcext:value-type="float">
            <text:p>9,9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6T1</text:p>
          </table:table-cell>
          <table:table-cell office:value-type="float" office:value="9.8" calcext:value-type="float">
            <text:p>9,8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6T2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6T3</text:p>
          </table:table-cell>
          <table:table-cell office:value-type="float" office:value="10.1" calcext:value-type="float">
            <text:p>10,1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6T4</text:p>
          </table:table-cell>
          <table:table-cell office:value-type="float" office:value="10.1" calcext:value-type="float">
            <text:p>10,1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7T1</text:p>
          </table:table-cell>
          <table:table-cell office:value-type="float" office:value="10.1" calcext:value-type="float">
            <text:p>10,1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7T2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7T3</text:p>
          </table:table-cell>
          <table:table-cell office:value-type="float" office:value="9.9" calcext:value-type="float">
            <text:p>9,9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7T4</text:p>
          </table:table-cell>
          <table:table-cell office:value-type="float" office:value="9.8" calcext:value-type="float">
            <text:p>9,8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8T1</text:p>
          </table:table-cell>
          <table:table-cell office:value-type="float" office:value="9.7" calcext:value-type="float">
            <text:p>9,7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8T2</text:p>
          </table:table-cell>
          <table:table-cell office:value-type="float" office:value="9.5" calcext:value-type="float">
            <text:p>9,5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8T3</text:p>
          </table:table-cell>
          <table:table-cell office:value-type="float" office:value="9.4" calcext:value-type="float">
            <text:p>9,4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8T4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9T1</text:p>
          </table:table-cell>
          <table:table-cell office:value-type="float" office:value="8.8" calcext:value-type="float">
            <text:p>8,8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9T2</text:p>
          </table:table-cell>
          <table:table-cell office:value-type="float" office:value="8.6" calcext:value-type="float">
            <text:p>8,6</text:p>
          </table:table-cell>
          <table:table-cell office:value-type="float" office:value="8.3" calcext:value-type="float">
            <text:p>8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9T3</text:p>
          </table:table-cell>
          <table:table-cell office:value-type="float" office:value="8.4" calcext:value-type="float">
            <text:p>8,4</text:p>
          </table:table-cell>
          <table:table-cell office:value-type="float" office:value="8.1" calcext:value-type="float">
            <text:p>8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9T4</text:p>
          </table:table-cell>
          <table:table-cell office:value-type="float" office:value="8.4" calcext:value-type="float">
            <text:p>8,4</text:p>
          </table:table-cell>
          <table:table-cell office:value-type="float" office:value="8.1" calcext:value-type="float">
            <text:p>8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0T1</text:p>
          </table:table-cell>
          <table:table-cell table:number-columns-repeated="2" office:value-type="float" office:value="8.1" calcext:value-type="float">
            <text:p>8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0T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0T3</text:p>
          </table:table-cell>
          <table:table-cell office:value-type="float" office:value="7.9" calcext:value-type="float">
            <text:p>7,9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0T4</text:p>
          </table:table-cell>
          <table:table-cell office:value-type="float" office:value="7.7" calcext:value-type="float">
            <text:p>7,7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1T1</text:p>
          </table:table-cell>
          <table:table-cell office:value-type="float" office:value="7.7" calcext:value-type="float">
            <text:p>7,7</text:p>
          </table:table-cell>
          <table:table-cell office:value-type="float" office:value="7.9" calcext:value-type="float">
            <text:p>7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1T2</text:p>
          </table:table-cell>
          <table:table-cell office:value-type="float" office:value="7.9" calcext:value-type="float">
            <text:p>7,9</text:p>
          </table:table-cell>
          <table:table-cell office:value-type="float" office:value="8.1" calcext:value-type="float">
            <text:p>8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1T3</text:p>
          </table:table-cell>
          <table:table-cell office:value-type="float" office:value="8.1" calcext:value-type="float">
            <text:p>8,1</text:p>
          </table:table-cell>
          <table:table-cell office:value-type="float" office:value="8.3" calcext:value-type="float">
            <text:p>8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1T4</text:p>
          </table:table-cell>
          <table:table-cell office:value-type="float" office:value="8.3" calcext:value-type="float">
            <text:p>8,3</text:p>
          </table:table-cell>
          <table:table-cell office:value-type="float" office:value="8.5" calcext:value-type="float">
            <text:p>8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2T1</text:p>
          </table:table-cell>
          <table:table-cell office:value-type="float" office:value="8.6" calcext:value-type="float">
            <text:p>8,6</text:p>
          </table:table-cell>
          <table:table-cell office:value-type="float" office:value="8.7" calcext:value-type="float">
            <text:p>8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2T2</text:p>
          </table:table-cell>
          <table:table-cell office:value-type="float" office:value="8.8" calcext:value-type="float">
            <text:p>8,8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2T3</text:p>
          </table:table-cell>
          <table:table-cell office:value-type="float" office:value="8.8" calcext:value-type="float">
            <text:p>8,8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2T4</text:p>
          </table:table-cell>
          <table:table-cell office:value-type="float" office:value="9" calcext:value-type="float">
            <text:p>9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3T1</text:p>
          </table:table-cell>
          <table:table-cell office:value-type="float" office:value="9.1" calcext:value-type="float">
            <text:p>9,1</text:p>
          </table:table-cell>
          <table:table-cell office:value-type="float" office:value="9.6" calcext:value-type="float">
            <text:p>9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3T2</text:p>
          </table:table-cell>
          <table:table-cell office:value-type="float" office:value="9.4" calcext:value-type="float">
            <text:p>9,4</text:p>
          </table:table-cell>
          <table:table-cell office:value-type="float" office:value="9.9" calcext:value-type="float">
            <text:p>9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3T3</text:p>
          </table:table-cell>
          <table:table-cell office:value-type="float" office:value="9.6" calcext:value-type="float">
            <text:p>9,6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3T4</text:p>
          </table:table-cell>
          <table:table-cell office:value-type="float" office:value="9.9" calcext:value-type="float">
            <text:p>9,9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4T1</text:p>
          </table:table-cell>
          <table:table-cell office:value-type="float" office:value="10.1" calcext:value-type="float">
            <text:p>10,1</text:p>
          </table:table-cell>
          <table:table-cell office:value-type="float" office:value="10.7" calcext:value-type="float">
            <text:p>10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4T2</text:p>
          </table:table-cell>
          <table:table-cell office:value-type="float" office:value="10.1" calcext:value-type="float">
            <text:p>10,1</text:p>
          </table:table-cell>
          <table:table-cell office:value-type="float" office:value="10.7" calcext:value-type="float">
            <text:p>10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4T3</text:p>
          </table:table-cell>
          <table:table-cell office:value-type="float" office:value="9.9" calcext:value-type="float">
            <text:p>9,9</text:p>
          </table:table-cell>
          <table:table-cell office:value-type="float" office:value="10.6" calcext:value-type="float">
            <text:p>10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4T4</text:p>
          </table:table-cell>
          <table:table-cell office:value-type="float" office:value="9.7" calcext:value-type="float">
            <text:p>9,7</text:p>
          </table:table-cell>
          <table:table-cell office:value-type="float" office:value="10.4" calcext:value-type="float">
            <text:p>10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5T1</text:p>
          </table:table-cell>
          <table:table-cell office:value-type="float" office:value="9.4" calcext:value-type="float">
            <text:p>9,4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5T2</text:p>
          </table:table-cell>
          <table:table-cell office:value-type="float" office:value="9.1" calcext:value-type="float">
            <text:p>9,1</text:p>
          </table:table-cell>
          <table:table-cell office:value-type="float" office:value="9.9" calcext:value-type="float">
            <text:p>9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5T3</text:p>
          </table:table-cell>
          <table:table-cell office:value-type="float" office:value="8.9" calcext:value-type="float">
            <text:p>8,9</text:p>
          </table:table-cell>
          <table:table-cell office:value-type="float" office:value="9.8" calcext:value-type="float">
            <text:p>9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5T4</text:p>
          </table:table-cell>
          <table:table-cell office:value-type="float" office:value="9" calcext:value-type="float">
            <text:p>9</text:p>
          </table:table-cell>
          <table:table-cell office:value-type="float" office:value="9.9" calcext:value-type="float">
            <text:p>9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6T1</text:p>
          </table:table-cell>
          <table:table-cell office:value-type="float" office:value="9.3" calcext:value-type="float">
            <text:p>9,3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6T2</text:p>
          </table:table-cell>
          <table:table-cell office:value-type="float" office:value="9.5" calcext:value-type="float">
            <text:p>9,5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6T3</text:p>
          </table:table-cell>
          <table:table-cell office:value-type="float" office:value="9.5" calcext:value-type="float">
            <text:p>9,5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6T4</text:p>
          </table:table-cell>
          <table:table-cell office:value-type="float" office:value="9.5" calcext:value-type="float">
            <text:p>9,5</text:p>
          </table:table-cell>
          <table:table-cell office:value-type="float" office:value="10.6" calcext:value-type="float">
            <text:p>10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7T1</text:p>
          </table:table-cell>
          <table:table-cell office:value-type="float" office:value="9.5" calcext:value-type="float">
            <text:p>9,5</text:p>
          </table:table-cell>
          <table:table-cell office:value-type="float" office:value="10.7" calcext:value-type="float">
            <text:p>10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7T2</text:p>
          </table:table-cell>
          <table:table-cell office:value-type="float" office:value="9.5" calcext:value-type="float">
            <text:p>9,5</text:p>
          </table:table-cell>
          <table:table-cell office:value-type="float" office:value="10.7" calcext:value-type="float">
            <text:p>10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7T3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7T4</text:p>
          </table:table-cell>
          <table:table-cell office:value-type="float" office:value="9.2" calcext:value-type="float">
            <text:p>9,2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8T1</text:p>
          </table:table-cell>
          <table:table-cell office:value-type="float" office:value="8.9" calcext:value-type="float">
            <text:p>8,9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8T2</text:p>
          </table:table-cell>
          <table:table-cell office:value-type="float" office:value="8.8" calcext:value-type="float">
            <text:p>8,8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8T3</text:p>
          </table:table-cell>
          <table:table-cell office:value-type="float" office:value="8.7" calcext:value-type="float">
            <text:p>8,7</text:p>
          </table:table-cell>
          <table:table-cell office:value-type="float" office:value="10.1" calcext:value-type="float">
            <text:p>10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8T4</text:p>
          </table:table-cell>
          <table:table-cell office:value-type="float" office:value="8.7" calcext:value-type="float">
            <text:p>8,7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9T1</text:p>
          </table:table-cell>
          <table:table-cell office:value-type="float" office:value="8.7" calcext:value-type="float">
            <text:p>8,7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9T2</text:p>
          </table:table-cell>
          <table:table-cell office:value-type="float" office:value="8.5" calcext:value-type="float">
            <text:p>8,5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9T3</text:p>
          </table:table-cell>
          <table:table-cell office:value-type="float" office:value="8.1" calcext:value-type="float">
            <text:p>8,1</text:p>
          </table:table-cell>
          <table:table-cell office:value-type="float" office:value="9.9" calcext:value-type="float">
            <text:p>9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9T4</text:p>
          </table:table-cell>
          <table:table-cell office:value-type="float" office:value="7.7" calcext:value-type="float">
            <text:p>7,7</text:p>
          </table:table-cell>
          <table:table-cell office:value-type="float" office:value="9.5" calcext:value-type="float">
            <text:p>9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0T1</text:p>
          </table:table-cell>
          <table:table-cell office:value-type="float" office:value="7.3" calcext:value-type="float">
            <text:p>7,3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0T2</text:p>
          </table:table-cell>
          <table:table-cell office:value-type="float" office:value="7" calcext:value-type="float">
            <text:p>7</text:p>
          </table:table-cell>
          <table:table-cell office:value-type="float" office:value="8.7" calcext:value-type="float">
            <text:p>8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0T3</text:p>
          </table:table-cell>
          <table:table-cell office:value-type="float" office:value="6.7" calcext:value-type="float">
            <text:p>6,7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0T4</text:p>
          </table:table-cell>
          <table:table-cell office:value-type="float" office:value="6.4" calcext:value-type="float">
            <text:p>6,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1T1</text:p>
          </table:table-cell>
          <table:table-cell office:value-type="float" office:value="6.2" calcext:value-type="float">
            <text:p>6,2</text:p>
          </table:table-cell>
          <table:table-cell office:value-type="float" office:value="7.8" calcext:value-type="float">
            <text:p>7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1T2</text:p>
          </table:table-cell>
          <table:table-cell office:value-type="float" office:value="6.3" calcext:value-type="float">
            <text:p>6,3</text:p>
          </table:table-cell>
          <table:table-cell office:value-type="float" office:value="7.7" calcext:value-type="float">
            <text:p>7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1T3</text:p>
          </table:table-cell>
          <table:table-cell office:value-type="float" office:value="6.4" calcext:value-type="float">
            <text:p>6,4</text:p>
          </table:table-cell>
          <table:table-cell office:value-type="float" office:value="7.7" calcext:value-type="float">
            <text:p>7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1T4</text:p>
          </table:table-cell>
          <table:table-cell office:value-type="float" office:value="6.5" calcext:value-type="float">
            <text:p>6,5</text:p>
          </table:table-cell>
          <table:table-cell office:value-type="float" office:value="7.8" calcext:value-type="float">
            <text:p>7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2T1</text:p>
          </table:table-cell>
          <table:table-cell office:value-type="float" office:value="6.4" calcext:value-type="float">
            <text:p>6,4</text:p>
          </table:table-cell>
          <table:table-cell office:value-type="float" office:value="7.8" calcext:value-type="float">
            <text:p>7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2T2</text:p>
          </table:table-cell>
          <table:table-cell office:value-type="float" office:value="6.4" calcext:value-type="float">
            <text:p>6,4</text:p>
          </table:table-cell>
          <table:table-cell office:value-type="float" office:value="7.9" calcext:value-type="float">
            <text:p>7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2T3</text:p>
          </table:table-cell>
          <table:table-cell office:value-type="float" office:value="6.4" calcext:value-type="float">
            <text:p>6,4</text:p>
          </table:table-cell>
          <table:table-cell office:value-type="float" office:value="7.9" calcext:value-type="float">
            <text:p>7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2T4</text:p>
          </table:table-cell>
          <table:table-cell office:value-type="float" office:value="6.5" calcext:value-type="float">
            <text:p>6,5</text:p>
          </table:table-cell>
          <table:table-cell office:value-type="float" office:value="7.9" calcext:value-type="float">
            <text:p>7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3T1</text:p>
          </table:table-cell>
          <table:table-cell office:value-type="float" office:value="6.8" calcext:value-type="float">
            <text:p>6,8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3T2</text:p>
          </table:table-cell>
          <table:table-cell office:value-type="float" office:value="6.9" calcext:value-type="float">
            <text:p>6,9</text:p>
          </table:table-cell>
          <table:table-cell office:value-type="float" office:value="8.5" calcext:value-type="float">
            <text:p>8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3T3</text:p>
          </table:table-cell>
          <table:table-cell office:value-type="float" office:value="6.8" calcext:value-type="float">
            <text:p>6,8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3T4</text:p>
          </table:table-cell>
          <table:table-cell office:value-type="float" office:value="7.1" calcext:value-type="float">
            <text:p>7,1</text:p>
          </table:table-cell>
          <table:table-cell office:value-type="float" office:value="8.8" calcext:value-type="float">
            <text:p>8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4T1</text:p>
          </table:table-cell>
          <table:table-cell office:value-type="float" office:value="7.3" calcext:value-type="float">
            <text:p>7,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4T2</text:p>
          </table:table-cell>
          <table:table-cell office:value-type="float" office:value="7.1" calcext:value-type="float">
            <text:p>7,1</text:p>
          </table:table-cell>
          <table:table-cell office:value-type="float" office:value="8.8" calcext:value-type="float">
            <text:p>8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4T3</text:p>
          </table:table-cell>
          <table:table-cell office:value-type="float" office:value="7.2" calcext:value-type="float">
            <text:p>7,2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4T4</text:p>
          </table:table-cell>
          <table:table-cell office:value-type="float" office:value="7.2" calcext:value-type="float">
            <text:p>7,2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5T1</text:p>
          </table:table-cell>
          <table:table-cell office:value-type="float" office:value="7" calcext:value-type="float">
            <text:p>7</text:p>
          </table:table-cell>
          <table:table-cell office:value-type="float" office:value="8.6" calcext:value-type="float">
            <text:p>8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5T2</text:p>
          </table:table-cell>
          <table:table-cell office:value-type="float" office:value="7.2" calcext:value-type="float">
            <text:p>7,2</text:p>
          </table:table-cell>
          <table:table-cell office:value-type="float" office:value="8.8" calcext:value-type="float">
            <text:p>8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5T3</text:p>
          </table:table-cell>
          <table:table-cell office:value-type="float" office:value="7.3" calcext:value-type="float">
            <text:p>7,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5T4</text:p>
          </table:table-cell>
          <table:table-cell office:value-type="float" office:value="7.4" calcext:value-type="float">
            <text:p>7,4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6T1</text:p>
          </table:table-cell>
          <table:table-cell office:value-type="float" office:value="7.5" calcext:value-type="float">
            <text:p>7,5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6T2</text:p>
          </table:table-cell>
          <table:table-cell office:value-type="float" office:value="7.4" calcext:value-type="float">
            <text:p>7,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6T3</text:p>
          </table:table-cell>
          <table:table-cell office:value-type="float" office:value="7.4" calcext:value-type="float">
            <text:p>7,4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6T4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7T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7T2</text:p>
          </table:table-cell>
          <table:table-cell office:value-type="float" office:value="6.6" calcext:value-type="float">
            <text:p>6,6</text:p>
          </table:table-cell>
          <table:table-cell office:value-type="float" office:value="8.1" calcext:value-type="float">
            <text:p>8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7T3</text:p>
          </table:table-cell>
          <table:table-cell office:value-type="float" office:value="6.4" calcext:value-type="float">
            <text:p>6,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7T4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8T1</text:p>
          </table:table-cell>
          <table:table-cell office:value-type="float" office:value="5.7" calcext:value-type="float">
            <text:p>5,7</text:p>
          </table:table-cell>
          <table:table-cell office:value-type="float" office:value="7.2" calcext:value-type="float">
            <text:p>7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8T2</text:p>
          </table:table-cell>
          <table:table-cell office:value-type="float" office:value="5.8" calcext:value-type="float">
            <text:p>5,8</text:p>
          </table:table-cell>
          <table:table-cell office:value-type="float" office:value="7.3" calcext:value-type="float">
            <text:p>7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8T3</text:p>
          </table:table-cell>
          <table:table-cell office:value-type="float" office:value="5.9" calcext:value-type="float">
            <text:p>5,9</text:p>
          </table:table-cell>
          <table:table-cell office:value-type="float" office:value="7.4" calcext:value-type="float">
            <text:p>7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8T4</text:p>
          </table:table-cell>
          <table:table-cell office:value-type="float" office:value="6.4" calcext:value-type="float">
            <text:p>6,4</text:p>
          </table:table-cell>
          <table:table-cell office:value-type="float" office:value="7.7" calcext:value-type="float">
            <text:p>7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9T1</text:p>
          </table:table-cell>
          <table:table-cell office:value-type="float" office:value="7.4" calcext:value-type="float">
            <text:p>7,4</text:p>
          </table:table-cell>
          <table:table-cell office:value-type="float" office:value="8.6" calcext:value-type="float">
            <text:p>8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9T2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9T3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9T4</text:p>
          </table:table-cell>
          <table:table-cell office:value-type="float" office:value="8.3" calcext:value-type="float">
            <text:p>8,3</text:p>
          </table:table-cell>
          <table:table-cell office:value-type="float" office:value="9.5" calcext:value-type="float">
            <text:p>9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0T1</text:p>
          </table:table-cell>
          <table:table-cell office:value-type="float" office:value="8.1" calcext:value-type="float">
            <text:p>8,1</text:p>
          </table:table-cell>
          <table:table-cell office:value-type="float" office:value="9.4" calcext:value-type="float">
            <text:p>9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0T2</text:p>
          </table:table-cell>
          <table:table-cell office:value-type="float" office:value="8" calcext:value-type="float">
            <text:p>8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0T3</text:p>
          </table:table-cell>
          <table:table-cell office:value-type="float" office:value="7.9" calcext:value-type="float">
            <text:p>7,9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0T4</text:p>
          </table:table-cell>
          <table:table-cell office:value-type="float" office:value="7.7" calcext:value-type="float">
            <text:p>7,7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1T1</text:p>
          </table:table-cell>
          <table:table-cell office:value-type="float" office:value="7.6" calcext:value-type="float">
            <text:p>7,6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1T2</text:p>
          </table:table-cell>
          <table:table-cell office:value-type="float" office:value="7.4" calcext:value-type="float">
            <text:p>7,4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1T3</text:p>
          </table:table-cell>
          <table:table-cell office:value-type="float" office:value="7.5" calcext:value-type="float">
            <text:p>7,5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1T4</text:p>
          </table:table-cell>
          <table:table-cell office:value-type="float" office:value="7.7" calcext:value-type="float">
            <text:p>7,7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2T1</text:p>
          </table:table-cell>
          <table:table-cell office:value-type="float" office:value="7.8" calcext:value-type="float">
            <text:p>7,8</text:p>
          </table:table-cell>
          <table:table-cell office:value-type="float" office:value="9.5" calcext:value-type="float">
            <text:p>9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2T2</text:p>
          </table:table-cell>
          <table:table-cell office:value-type="float" office:value="8" calcext:value-type="float">
            <text:p>8</text:p>
          </table:table-cell>
          <table:table-cell office:value-type="float" office:value="9.7" calcext:value-type="float">
            <text:p>9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2T3</text:p>
          </table:table-cell>
          <table:table-cell office:value-type="float" office:value="8.2" calcext:value-type="float">
            <text:p>8,2</text:p>
          </table:table-cell>
          <table:table-cell office:value-type="float" office:value="9.7" calcext:value-type="float">
            <text:p>9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2T4</text:p>
          </table:table-cell>
          <table:table-cell office:value-type="float" office:value="8.5" calcext:value-type="float">
            <text:p>8,5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3T1</text:p>
          </table:table-cell>
          <table:table-cell office:value-type="float" office:value="8.6" calcext:value-type="float">
            <text:p>8,6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3T2</text:p>
          </table:table-cell>
          <table:table-cell office:value-type="float" office:value="8.9" calcext:value-type="float">
            <text:p>8,9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3T3</text:p>
          </table:table-cell>
          <table:table-cell office:value-type="float" office:value="8.7" calcext:value-type="float">
            <text:p>8,7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3T4</text:p>
          </table:table-cell>
          <table:table-cell office:value-type="float" office:value="8.6" calcext:value-type="float">
            <text:p>8,6</text:p>
          </table:table-cell>
          <table:table-cell office:value-type="float" office:value="10.1" calcext:value-type="float">
            <text:p>10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4T1</text:p>
          </table:table-cell>
          <table:table-cell office:value-type="float" office:value="8.6" calcext:value-type="float">
            <text:p>8,6</text:p>
          </table:table-cell>
          <table:table-cell office:value-type="float" office:value="10.1" calcext:value-type="float">
            <text:p>10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4T2</text:p>
          </table:table-cell>
          <table:table-cell office:value-type="float" office:value="8.7" calcext:value-type="float">
            <text:p>8,7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4T3</text:p>
          </table:table-cell>
          <table:table-cell office:value-type="float" office:value="8.8" calcext:value-type="float">
            <text:p>8,8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4T4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5T1</text:p>
          </table:table-cell>
          <table:table-cell office:value-type="float" office:value="8.9" calcext:value-type="float">
            <text:p>8,9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5T2</text:p>
          </table:table-cell>
          <table:table-cell office:value-type="float" office:value="9.1" calcext:value-type="float">
            <text:p>9,1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5T3</text:p>
          </table:table-cell>
          <table:table-cell office:value-type="float" office:value="9" calcext:value-type="float">
            <text:p>9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5T4</text:p>
          </table:table-cell>
          <table:table-cell office:value-type="float" office:value="8.8" calcext:value-type="float">
            <text:p>8,8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6T1</text:p>
          </table:table-cell>
          <table:table-cell office:value-type="float" office:value="8.8" calcext:value-type="float">
            <text:p>8,8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6T2</text:p>
          </table:table-cell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6T3</text:p>
          </table:table-cell>
          <table:table-cell office:value-type="float" office:value="8.4" calcext:value-type="float">
            <text:p>8,4</text:p>
          </table:table-cell>
          <table:table-cell office:value-type="float" office:value="9.9" calcext:value-type="float">
            <text:p>9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6T4</text:p>
          </table:table-cell>
          <table:table-cell office:value-type="float" office:value="8.4" calcext:value-type="float">
            <text:p>8,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7T1</text:p>
          </table:table-cell>
          <table:table-cell office:value-type="float" office:value="8" calcext:value-type="float">
            <text:p>8</text:p>
          </table:table-cell>
          <table:table-cell office:value-type="float" office:value="9.6" calcext:value-type="float">
            <text:p>9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7T2</text:p>
          </table:table-cell>
          <table:table-cell office:value-type="float" office:value="7.9" calcext:value-type="float">
            <text:p>7,9</text:p>
          </table:table-cell>
          <table:table-cell office:value-type="float" office:value="9.5" calcext:value-type="float">
            <text:p>9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7T3</text:p>
          </table:table-cell>
          <table:table-cell office:value-type="float" office:value="7.8" calcext:value-type="float">
            <text:p>7,8</text:p>
          </table:table-cell>
          <table:table-cell office:value-type="float" office:value="9.5" calcext:value-type="float">
            <text:p>9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7T4</text:p>
          </table:table-cell>
          <table:table-cell office:value-type="float" office:value="7.4" calcext:value-type="float">
            <text:p>7,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8T1</text:p>
          </table:table-cell>
          <table:table-cell office:value-type="float" office:value="7.6" calcext:value-type="float">
            <text:p>7,6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8T2</text:p>
          </table:table-cell>
          <table:table-cell office:value-type="float" office:value="7.4" calcext:value-type="float">
            <text:p>7,4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8T3</text:p>
          </table:table-cell>
          <table:table-cell office:value-type="float" office:value="7.3" calcext:value-type="float">
            <text:p>7,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8T4</text:p>
          </table:table-cell>
          <table:table-cell office:value-type="float" office:value="7.2" calcext:value-type="float">
            <text:p>7,2</text:p>
          </table:table-cell>
          <table:table-cell office:value-type="float" office:value="8.8" calcext:value-type="float">
            <text:p>8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9T1</text:p>
          </table:table-cell>
          <table:table-cell office:value-type="float" office:value="7.2" calcext:value-type="float">
            <text:p>7,2</text:p>
          </table:table-cell>
          <table:table-cell office:value-type="float" office:value="8.7" calcext:value-type="float">
            <text:p>8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9T2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9T3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9T4</text:p>
          </table:table-cell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20T1</text:p>
          </table:table-cell>
          <table:table-cell office:value-type="float" office:value="6.8" calcext:value-type="float">
            <text:p>6,8</text:p>
          </table:table-cell>
          <table:table-cell office:value-type="float" office:value="7.9" calcext:value-type="float">
            <text:p>7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20T2</text:p>
          </table:table-cell>
          <table:table-cell office:value-type="float" office:value="6.6" calcext:value-type="float">
            <text:p>6,6</text:p>
          </table:table-cell>
          <table:table-cell office:value-type="float" office:value="7.1" calcext:value-type="float">
            <text:p>7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20T3</text:p>
          </table:table-cell>
          <table:table-cell office:value-type="float" office:value="7.8" calcext:value-type="float">
            <text:p>7,8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0T4</text:p>
          </table:table-cell>
          <table:table-cell table:style-name="Default" office:value-type="float" office:value="6.9" calcext:value-type="float">
            <text:p>6,9</text:p>
          </table:table-cell>
          <table:table-cell table:style-name="Default" office:value-type="float" office:value="8.1" calcext:value-type="float">
            <text:p>8,1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1T1</text:p>
          </table:table-cell>
          <table:table-cell table:style-name="Default" office:value-type="float" office:value="6.9" calcext:value-type="float">
            <text:p>6,9</text:p>
          </table:table-cell>
          <table:table-cell table:style-name="Default" office:value-type="float" office:value="8.2" calcext:value-type="float">
            <text:p>8,2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1T2</text:p>
          </table:table-cell>
          <table:table-cell table:style-name="Default" office:value-type="float" office:value="6.6" calcext:value-type="float">
            <text:p>6,6</text:p>
          </table:table-cell>
          <table:table-cell table:style-name="Default" office:value-type="float" office:value="7.9" calcext:value-type="float">
            <text:p>7,9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1T3</text:p>
          </table:table-cell>
          <table:table-cell table:style-name="Default" office:value-type="float" office:value="6.6" calcext:value-type="float">
            <text:p>6,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1T4</text:p>
          </table:table-cell>
          <table:table-cell table:style-name="Default" office:value-type="float" office:value="6.1" calcext:value-type="float">
            <text:p>6,1</text:p>
          </table:table-cell>
          <table:table-cell table:style-name="Default" office:value-type="float" office:value="7.5" calcext:value-type="float">
            <text:p>7,5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2T1</text:p>
          </table:table-cell>
          <table:table-cell table:style-name="Default" office:value-type="float" office:value="5.9" calcext:value-type="float">
            <text:p>5,9</text:p>
          </table:table-cell>
          <table:table-cell table:style-name="Default" office:value-type="float" office:value="7.3" calcext:value-type="float">
            <text:p>7,3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2T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.4" calcext:value-type="float">
            <text:p>7,4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2T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.3" calcext:value-type="float">
            <text:p>7,3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2T4</text:p>
          </table:table-cell>
          <table:table-cell table:style-name="Default" office:value-type="float" office:value="5.8" calcext:value-type="float">
            <text:p>5,8</text:p>
          </table:table-cell>
          <table:table-cell table:style-name="Default" office:value-type="float" office:value="7.2" calcext:value-type="float">
            <text:p>7,2</text:p>
          </table:table-cell>
          <table:table-cell table:number-columns-repeated="1021"/>
        </table:table-row>
      </table:table>
      <table:table table:name="Emploi PACA" table:style-name="ta1">
        <table:table-column table:style-name="co1" table:number-columns-repeated="9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Emploi salarié total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érie :CVS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fréquence :trimestriell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unité : nombr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ource : Insee, estimations d'emploi ; estimations trimestrielles Urssaf, Dares, Insee.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 table:style-name="ce1"/>
          <table:table-cell table:number-columns-repeated="1014"/>
        </table:table-row>
        <table:table-row table:style-name="ro2" table:number-rows-repeated="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Provence-Alpes-Côte d'Azur</text:p>
          </table:table-cell>
          <table:table-cell table:style-name="ce3" office:value-type="string" calcext:value-type="string">
            <text:p>Alpes-de-Haute-Provence</text:p>
          </table:table-cell>
          <table:table-cell table:style-name="ce3" office:value-type="string" calcext:value-type="string">
            <text:p>Hautes-Alpes</text:p>
          </table:table-cell>
          <table:table-cell table:style-name="ce3" office:value-type="string" calcext:value-type="string">
            <text:p>Alpes-Maritimes</text:p>
          </table:table-cell>
          <table:table-cell table:style-name="ce3" office:value-type="string" calcext:value-type="string">
            <text:p>Bouches-du-Rhône</text:p>
          </table:table-cell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Vaucluse</text:p>
          </table:table-cell>
          <table:table-cell table:style-name="ce3" office:value-type="string" calcext:value-type="string">
            <text:p>France hors Mayotte </text:p>
          </table:table-cell>
          <table:table-cell table:number-columns-repeated="1015"/>
        </table:table-row>
        <table:table-row table:style-name="ro3">
          <table:table-cell table:style-name="Default" office:value-type="string" calcext:value-type="string">
            <text:p>2004T4</text:p>
          </table:table-cell>
          <table:table-cell table:style-name="Default"/>
          <table:table-cell/>
          <table:table-cell table:style-name="Default"/>
          <table:table-cell table:style-name="ce19" office:value-type="float" office:value="437654" calcext:value-type="float">
            <text:p>437654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Default" office:value-type="string" calcext:value-type="string">
            <text:p>2005T1</text:p>
          </table:table-cell>
          <table:table-cell table:style-name="Default" table:number-columns-repeated="3"/>
          <table:table-cell table:style-name="ce8" table:formula="of:=[.E10]+[.K$14]" office:value-type="float" office:value="438943.75" calcext:value-type="float">
            <text:p>438 943,8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Default" office:value-type="string" calcext:value-type="string">
            <text:p>2005T2</text:p>
          </table:table-cell>
          <table:table-cell table:style-name="Default" table:number-columns-repeated="3"/>
          <table:table-cell table:style-name="ce8" table:formula="of:=[.E11]+[.K$14]" office:value-type="float" office:value="440233.5" calcext:value-type="float">
            <text:p>440 233,5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Default" office:value-type="string" calcext:value-type="string">
            <text:p>2005T3</text:p>
          </table:table-cell>
          <table:table-cell table:style-name="Default" table:number-columns-repeated="3"/>
          <table:table-cell table:style-name="ce8" table:formula="of:=[.E12]+[.K$14]" office:value-type="float" office:value="441523.25" calcext:value-type="float">
            <text:p>441 523,3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Default" office:value-type="string" calcext:value-type="string">
            <text:p>2005T4</text:p>
          </table:table-cell>
          <table:table-cell table:style-name="Default" table:number-columns-repeated="3"/>
          <table:table-cell table:style-name="ce20" office:value-type="float" office:value="442813" calcext:value-type="float">
            <text:p>442 813</text:p>
          </table:table-cell>
          <table:table-cell table:style-name="Default" table:number-columns-repeated="4"/>
          <table:table-cell table:style-name="ce10" table:formula="of:=[.E14]-[.E10]" office:value-type="float" office:value="5159" calcext:value-type="float">
            <text:p>5159</text:p>
          </table:table-cell>
          <table:table-cell table:style-name="ce13" table:formula="of:=[.J14]/4" office:value-type="float" office:value="1289.75" calcext:value-type="float">
            <text:p>1289,75</text:p>
          </table:table-cell>
          <table:table-cell table:style-name="ce16" office:value-type="string" calcext:value-type="string">
            <text:p>comblement évolution 2005</text:p>
          </table:table-cell>
          <table:table-cell table:number-columns-repeated="1012"/>
        </table:table-row>
        <table:table-row table:style-name="ro3">
          <table:table-cell table:style-name="Default" office:value-type="string" calcext:value-type="string">
            <text:p>2006T1</text:p>
          </table:table-cell>
          <table:table-cell table:style-name="Default" table:number-columns-repeated="3"/>
          <table:table-cell table:style-name="ce8" table:formula="of:=[.E14]+[.K$18]" office:value-type="float" office:value="444784.75" calcext:value-type="float">
            <text:p>444 784,8</text:p>
          </table:table-cell>
          <table:table-cell table:style-name="Default" table:number-columns-repeated="4"/>
          <table:table-cell table:style-name="ce11"/>
          <table:table-cell/>
          <table:table-cell table:style-name="ce17"/>
          <table:table-cell table:number-columns-repeated="1012"/>
        </table:table-row>
        <table:table-row table:style-name="ro3">
          <table:table-cell table:style-name="Default" office:value-type="string" calcext:value-type="string">
            <text:p>2006T2</text:p>
          </table:table-cell>
          <table:table-cell table:style-name="Default" table:number-columns-repeated="3"/>
          <table:table-cell table:style-name="ce8" table:formula="of:=[.E15]+[.K$18]" office:value-type="float" office:value="446756.5" calcext:value-type="float">
            <text:p>446 756,5</text:p>
          </table:table-cell>
          <table:table-cell table:style-name="Default" table:number-columns-repeated="4"/>
          <table:table-cell table:style-name="ce11"/>
          <table:table-cell/>
          <table:table-cell table:style-name="ce17"/>
          <table:table-cell table:number-columns-repeated="1012"/>
        </table:table-row>
        <table:table-row table:style-name="ro3">
          <table:table-cell table:style-name="Default" office:value-type="string" calcext:value-type="string">
            <text:p>2006T3</text:p>
          </table:table-cell>
          <table:table-cell table:style-name="Default" table:number-columns-repeated="3"/>
          <table:table-cell table:style-name="ce8" table:formula="of:=[.E16]+[.K$18]" office:value-type="float" office:value="448728.25" calcext:value-type="float">
            <text:p>448 728,3</text:p>
          </table:table-cell>
          <table:table-cell table:style-name="Default" table:number-columns-repeated="4"/>
          <table:table-cell table:style-name="ce11"/>
          <table:table-cell/>
          <table:table-cell table:style-name="ce17"/>
          <table:table-cell table:number-columns-repeated="1012"/>
        </table:table-row>
        <table:table-row table:style-name="ro2">
          <table:table-cell table:style-name="Default" office:value-type="string" calcext:value-type="string">
            <text:p>2006T4</text:p>
          </table:table-cell>
          <table:table-cell table:style-name="Default" table:number-columns-repeated="3"/>
          <table:table-cell table:style-name="ce20" office:value-type="float" office:value="450700" calcext:value-type="float">
            <text:p>450 700</text:p>
          </table:table-cell>
          <table:table-cell table:style-name="Default" table:number-columns-repeated="4"/>
          <table:table-cell table:style-name="ce11" table:formula="of:=[.E18]-[.E14]" office:value-type="float" office:value="7887" calcext:value-type="float">
            <text:p>7887</text:p>
          </table:table-cell>
          <table:table-cell table:style-name="ce14" table:formula="of:=[.J18]/4" office:value-type="float" office:value="1971.75" calcext:value-type="float">
            <text:p>1971,75</text:p>
          </table:table-cell>
          <table:table-cell table:style-name="ce17" office:value-type="string" calcext:value-type="string">
            <text:p>comblement évolution 2006</text:p>
          </table:table-cell>
          <table:table-cell table:number-columns-repeated="1012"/>
        </table:table-row>
        <table:table-row table:style-name="ro3">
          <table:table-cell table:style-name="Default" office:value-type="string" calcext:value-type="string">
            <text:p>2007T1</text:p>
          </table:table-cell>
          <table:table-cell table:style-name="Default" table:number-columns-repeated="3"/>
          <table:table-cell table:style-name="ce9" table:formula="of:=[.E18]+[.K$22]" office:value-type="float" office:value="452748.5" calcext:value-type="float">
            <text:p>452 749</text:p>
          </table:table-cell>
          <table:table-cell table:style-name="Default" table:number-columns-repeated="4"/>
          <table:table-cell table:style-name="ce11"/>
          <table:table-cell/>
          <table:table-cell table:style-name="ce17"/>
          <table:table-cell table:number-columns-repeated="1012"/>
        </table:table-row>
        <table:table-row table:style-name="ro3">
          <table:table-cell table:style-name="ce4" office:value-type="string" calcext:value-type="string">
            <text:p>2007T2</text:p>
          </table:table-cell>
          <table:table-cell table:style-name="Default" table:number-columns-repeated="3"/>
          <table:table-cell table:style-name="ce9" table:formula="of:=[.E19]+[.K$22]" office:value-type="float" office:value="454797" calcext:value-type="float">
            <text:p>454 797</text:p>
          </table:table-cell>
          <table:table-cell table:style-name="Default" table:number-columns-repeated="4"/>
          <table:table-cell table:style-name="ce11"/>
          <table:table-cell/>
          <table:table-cell table:style-name="ce17"/>
          <table:table-cell table:number-columns-repeated="1012"/>
        </table:table-row>
        <table:table-row table:style-name="ro3">
          <table:table-cell table:style-name="Default" office:value-type="string" calcext:value-type="string">
            <text:p>2007T3</text:p>
          </table:table-cell>
          <table:table-cell table:style-name="Default" table:number-columns-repeated="3"/>
          <table:table-cell table:style-name="ce9" table:formula="of:=[.E20]+[.K$22]" office:value-type="float" office:value="456845.5" calcext:value-type="float">
            <text:p>456 846</text:p>
          </table:table-cell>
          <table:table-cell table:style-name="Default" table:number-columns-repeated="4"/>
          <table:table-cell table:style-name="ce11"/>
          <table:table-cell/>
          <table:table-cell table:style-name="ce17"/>
          <table:table-cell table:number-columns-repeated="1012"/>
        </table:table-row>
        <table:table-row table:style-name="ro2">
          <table:table-cell table:style-name="Default" office:value-type="string" calcext:value-type="string">
            <text:p>2007T4</text:p>
          </table:table-cell>
          <table:table-cell table:style-name="Default" table:number-columns-repeated="3"/>
          <table:table-cell table:style-name="ce20" office:value-type="float" office:value="458894" calcext:value-type="float">
            <text:p>458 894</text:p>
          </table:table-cell>
          <table:table-cell table:style-name="Default" table:number-columns-repeated="4"/>
          <table:table-cell table:style-name="ce11" table:formula="of:=[.E22]-[.E18]" office:value-type="float" office:value="8194" calcext:value-type="float">
            <text:p>8194</text:p>
          </table:table-cell>
          <table:table-cell table:formula="of:=[.J22]/4" office:value-type="float" office:value="2048.5" calcext:value-type="float">
            <text:p>2048,5</text:p>
          </table:table-cell>
          <table:table-cell table:style-name="ce17" office:value-type="string" calcext:value-type="string">
            <text:p>comblement évolution 2007</text:p>
          </table:table-cell>
          <table:table-cell table:number-columns-repeated="1012"/>
        </table:table-row>
        <table:table-row table:style-name="ro3">
          <table:table-cell table:style-name="Default" office:value-type="string" calcext:value-type="string">
            <text:p>2008T1</text:p>
          </table:table-cell>
          <table:table-cell table:style-name="Default" table:number-columns-repeated="3"/>
          <table:table-cell table:style-name="ce8" table:formula="of:=[.E22]+[.K$26]" office:value-type="float" office:value="458819.5" calcext:value-type="float">
            <text:p>458 819,5</text:p>
          </table:table-cell>
          <table:table-cell table:style-name="Default" table:number-columns-repeated="4"/>
          <table:table-cell table:style-name="ce11"/>
          <table:table-cell/>
          <table:table-cell table:style-name="ce17"/>
          <table:table-cell table:number-columns-repeated="1012"/>
        </table:table-row>
        <table:table-row table:style-name="ro3">
          <table:table-cell table:style-name="Default" office:value-type="string" calcext:value-type="string">
            <text:p>2008T2</text:p>
          </table:table-cell>
          <table:table-cell table:style-name="Default" table:number-columns-repeated="3"/>
          <table:table-cell table:style-name="ce8" table:formula="of:=[.E23]+[.K$26]" office:value-type="float" office:value="458745" calcext:value-type="float">
            <text:p>458 745</text:p>
          </table:table-cell>
          <table:table-cell table:style-name="Default" table:number-columns-repeated="4"/>
          <table:table-cell table:style-name="ce11"/>
          <table:table-cell/>
          <table:table-cell table:style-name="ce17"/>
          <table:table-cell table:number-columns-repeated="1012"/>
        </table:table-row>
        <table:table-row table:style-name="ro3">
          <table:table-cell table:style-name="Default" office:value-type="string" calcext:value-type="string">
            <text:p>2008T3</text:p>
          </table:table-cell>
          <table:table-cell table:style-name="Default" table:number-columns-repeated="3"/>
          <table:table-cell table:style-name="ce8" table:formula="of:=[.E24]+[.K$26]" office:value-type="float" office:value="458670.5" calcext:value-type="float">
            <text:p>458 670,5</text:p>
          </table:table-cell>
          <table:table-cell table:style-name="Default" table:number-columns-repeated="4"/>
          <table:table-cell table:style-name="ce11"/>
          <table:table-cell/>
          <table:table-cell table:style-name="ce17"/>
          <table:table-cell table:number-columns-repeated="1012"/>
        </table:table-row>
        <table:table-row table:style-name="ro2">
          <table:table-cell table:style-name="Default" office:value-type="string" calcext:value-type="string">
            <text:p>2008T4</text:p>
          </table:table-cell>
          <table:table-cell table:style-name="Default" table:number-columns-repeated="3"/>
          <table:table-cell table:style-name="ce20" office:value-type="float" office:value="458596" calcext:value-type="float">
            <text:p>458 596</text:p>
          </table:table-cell>
          <table:table-cell table:style-name="Default" table:number-columns-repeated="4"/>
          <table:table-cell table:style-name="ce11" table:formula="of:=[.E26]-[.E22]" office:value-type="float" office:value="-298" calcext:value-type="float">
            <text:p>-298</text:p>
          </table:table-cell>
          <table:table-cell table:formula="of:=[.J26]/4" office:value-type="float" office:value="-74.5" calcext:value-type="float">
            <text:p>-74,5</text:p>
          </table:table-cell>
          <table:table-cell table:style-name="ce17" office:value-type="string" calcext:value-type="string">
            <text:p>comblement évolution 200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2009T1</text:p>
          </table:table-cell>
          <table:table-cell table:style-name="Default" table:number-columns-repeated="3"/>
          <table:table-cell table:style-name="ce8" table:formula="of:=[.E26]+[.K$30]" office:value-type="float" office:value="457292.25" calcext:value-type="float">
            <text:p>457 292,3</text:p>
          </table:table-cell>
          <table:table-cell table:style-name="Default" table:number-columns-repeated="4"/>
          <table:table-cell table:style-name="ce11"/>
          <table:table-cell/>
          <table:table-cell table:style-name="ce17"/>
          <table:table-cell table:number-columns-repeated="1012"/>
        </table:table-row>
        <table:table-row table:style-name="ro3">
          <table:table-cell office:value-type="string" calcext:value-type="string">
            <text:p>2009T2</text:p>
          </table:table-cell>
          <table:table-cell table:style-name="Default" table:number-columns-repeated="3"/>
          <table:table-cell table:style-name="ce8" table:formula="of:=[.E27]+[.K$30]" office:value-type="float" office:value="455988.5" calcext:value-type="float">
            <text:p>455 988,5</text:p>
          </table:table-cell>
          <table:table-cell table:style-name="Default" table:number-columns-repeated="4"/>
          <table:table-cell table:style-name="ce11"/>
          <table:table-cell/>
          <table:table-cell table:style-name="ce17"/>
          <table:table-cell table:number-columns-repeated="1012"/>
        </table:table-row>
        <table:table-row table:style-name="ro3">
          <table:table-cell office:value-type="string" calcext:value-type="string">
            <text:p>2009T3</text:p>
          </table:table-cell>
          <table:table-cell table:style-name="Default" table:number-columns-repeated="3"/>
          <table:table-cell table:style-name="ce8" table:formula="of:=[.E28]+[.K$30]" office:value-type="float" office:value="454684.75" calcext:value-type="float">
            <text:p>454 684,8</text:p>
          </table:table-cell>
          <table:table-cell table:style-name="Default" table:number-columns-repeated="4"/>
          <table:table-cell table:style-name="ce11"/>
          <table:table-cell/>
          <table:table-cell table:style-name="ce17"/>
          <table:table-cell table:number-columns-repeated="1012"/>
        </table:table-row>
        <table:table-row table:style-name="ro3">
          <table:table-cell office:value-type="string" calcext:value-type="string">
            <text:p>2009T4</text:p>
          </table:table-cell>
          <table:table-cell table:style-name="Default" table:number-columns-repeated="3"/>
          <table:table-cell table:style-name="ce20" office:value-type="float" office:value="453381" calcext:value-type="float">
            <text:p>453 381</text:p>
          </table:table-cell>
          <table:table-cell table:style-name="Default" table:number-columns-repeated="4"/>
          <table:table-cell table:style-name="ce11" table:formula="of:=[.E30]-[.E26]" office:value-type="float" office:value="-5215" calcext:value-type="float">
            <text:p>-5215</text:p>
          </table:table-cell>
          <table:table-cell table:formula="of:=[.J30]/4" office:value-type="float" office:value="-1303.75" calcext:value-type="float">
            <text:p>-1303,75</text:p>
          </table:table-cell>
          <table:table-cell table:style-name="ce17" office:value-type="string" calcext:value-type="string">
            <text:p>comblement évolution 200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2010T1</text:p>
          </table:table-cell>
          <table:table-cell table:style-name="Default" table:number-columns-repeated="3"/>
          <table:table-cell table:style-name="ce9" table:formula="of:=[.E30]+[.K34]" office:value-type="float" office:value="439943.5" calcext:value-type="float">
            <text:p>439 944</text:p>
          </table:table-cell>
          <table:table-cell table:style-name="Default" table:number-columns-repeated="4"/>
          <table:table-cell table:style-name="ce11"/>
          <table:table-cell/>
          <table:table-cell table:style-name="ce17"/>
          <table:table-cell table:number-columns-repeated="1012"/>
        </table:table-row>
        <table:table-row table:style-name="ro3">
          <table:table-cell office:value-type="string" calcext:value-type="string">
            <text:p>2010T2</text:p>
          </table:table-cell>
          <table:table-cell table:style-name="Default" table:number-columns-repeated="3"/>
          <table:table-cell table:style-name="ce9" table:formula="of:=[.E31]+[.K35]" office:value-type="float" office:value="439943.5" calcext:value-type="float">
            <text:p>439 944</text:p>
          </table:table-cell>
          <table:table-cell table:style-name="Default" table:number-columns-repeated="4"/>
          <table:table-cell table:style-name="ce11"/>
          <table:table-cell/>
          <table:table-cell table:style-name="ce17"/>
          <table:table-cell table:number-columns-repeated="1012"/>
        </table:table-row>
        <table:table-row table:style-name="ro3">
          <table:table-cell office:value-type="string" calcext:value-type="string">
            <text:p>2010T3</text:p>
          </table:table-cell>
          <table:table-cell table:style-name="Default" table:number-columns-repeated="3"/>
          <table:table-cell table:style-name="ce9" table:formula="of:=[.E32]+[.K36]" office:value-type="float" office:value="439943.5" calcext:value-type="float">
            <text:p>439 944</text:p>
          </table:table-cell>
          <table:table-cell table:style-name="Default" table:number-columns-repeated="4"/>
          <table:table-cell table:style-name="ce11"/>
          <table:table-cell/>
          <table:table-cell table:style-name="ce17"/>
          <table:table-cell table:number-columns-repeated="1012"/>
        </table:table-row>
        <table:table-row table:style-name="ro3">
          <table:table-cell table:style-name="ce6" office:value-type="string" calcext:value-type="string">
            <text:p>2010T4</text:p>
          </table:table-cell>
          <table:table-cell table:style-name="ce6" office:value-type="float" office:value="1778803" calcext:value-type="float">
            <text:p>1 778 803</text:p>
          </table:table-cell>
          <table:table-cell table:style-name="ce6" office:value-type="float" office:value="51082" calcext:value-type="float">
            <text:p>51 082</text:p>
          </table:table-cell>
          <table:table-cell table:style-name="ce6" office:value-type="float" office:value="49883" calcext:value-type="float">
            <text:p>49 883</text:p>
          </table:table-cell>
          <table:table-cell table:style-name="ce6" office:value-type="float" office:value="399631" calcext:value-type="float">
            <text:p>399 631</text:p>
          </table:table-cell>
          <table:table-cell table:style-name="ce6" office:value-type="float" office:value="755583" calcext:value-type="float">
            <text:p>755 583</text:p>
          </table:table-cell>
          <table:table-cell table:style-name="ce6" office:value-type="float" office:value="329457" calcext:value-type="float">
            <text:p>329 457</text:p>
          </table:table-cell>
          <table:table-cell table:style-name="ce6" office:value-type="float" office:value="193167" calcext:value-type="float">
            <text:p>193 167</text:p>
          </table:table-cell>
          <table:table-cell table:style-name="ce6" office:value-type="float" office:value="24574566" calcext:value-type="float">
            <text:p>24 574 566</text:p>
          </table:table-cell>
          <table:table-cell table:style-name="ce12" table:formula="of:=[.E34]-[.E30]" office:value-type="float" office:value="-53750" calcext:value-type="float">
            <text:p>-53750</text:p>
          </table:table-cell>
          <table:table-cell table:style-name="ce15" table:formula="of:=[.J34]/4" office:value-type="float" office:value="-13437.5" calcext:value-type="float">
            <text:p>-13437,5</text:p>
          </table:table-cell>
          <table:table-cell table:style-name="ce18" office:value-type="string" calcext:value-type="string">
            <text:p>comblement évolution 20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2011T1</text:p>
          </table:table-cell>
          <table:table-cell office:value-type="float" office:value="1781004" calcext:value-type="float">
            <text:p>1 781 004</text:p>
          </table:table-cell>
          <table:table-cell office:value-type="float" office:value="49592" calcext:value-type="float">
            <text:p>49 592</text:p>
          </table:table-cell>
          <table:table-cell office:value-type="float" office:value="49056" calcext:value-type="float">
            <text:p>49 056</text:p>
          </table:table-cell>
          <table:table-cell office:value-type="float" office:value="399745" calcext:value-type="float">
            <text:p>399 745</text:p>
          </table:table-cell>
          <table:table-cell office:value-type="float" office:value="758828" calcext:value-type="float">
            <text:p>758 828</text:p>
          </table:table-cell>
          <table:table-cell office:value-type="float" office:value="330291" calcext:value-type="float">
            <text:p>330 291</text:p>
          </table:table-cell>
          <table:table-cell office:value-type="float" office:value="193492" calcext:value-type="float">
            <text:p>193 492</text:p>
          </table:table-cell>
          <table:table-cell office:value-type="float" office:value="24613320" calcext:value-type="float">
            <text:p>24 613 32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1T2</text:p>
          </table:table-cell>
          <table:table-cell office:value-type="float" office:value="1782118" calcext:value-type="float">
            <text:p>1 782 118</text:p>
          </table:table-cell>
          <table:table-cell office:value-type="float" office:value="50029" calcext:value-type="float">
            <text:p>50 029</text:p>
          </table:table-cell>
          <table:table-cell office:value-type="float" office:value="49322" calcext:value-type="float">
            <text:p>49 322</text:p>
          </table:table-cell>
          <table:table-cell office:value-type="float" office:value="399991" calcext:value-type="float">
            <text:p>399 991</text:p>
          </table:table-cell>
          <table:table-cell office:value-type="float" office:value="757963" calcext:value-type="float">
            <text:p>757 963</text:p>
          </table:table-cell>
          <table:table-cell office:value-type="float" office:value="331471" calcext:value-type="float">
            <text:p>331 471</text:p>
          </table:table-cell>
          <table:table-cell office:value-type="float" office:value="193341" calcext:value-type="float">
            <text:p>193 341</text:p>
          </table:table-cell>
          <table:table-cell office:value-type="float" office:value="24637567" calcext:value-type="float">
            <text:p>24 637 56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1T3</text:p>
          </table:table-cell>
          <table:table-cell office:value-type="float" office:value="1779222" calcext:value-type="float">
            <text:p>1 779 222</text:p>
          </table:table-cell>
          <table:table-cell office:value-type="float" office:value="49777" calcext:value-type="float">
            <text:p>49 777</text:p>
          </table:table-cell>
          <table:table-cell office:value-type="float" office:value="48593" calcext:value-type="float">
            <text:p>48 593</text:p>
          </table:table-cell>
          <table:table-cell office:value-type="float" office:value="399556" calcext:value-type="float">
            <text:p>399 556</text:p>
          </table:table-cell>
          <table:table-cell office:value-type="float" office:value="756035" calcext:value-type="float">
            <text:p>756 035</text:p>
          </table:table-cell>
          <table:table-cell office:value-type="float" office:value="331582" calcext:value-type="float">
            <text:p>331 582</text:p>
          </table:table-cell>
          <table:table-cell office:value-type="float" office:value="193679" calcext:value-type="float">
            <text:p>193 679</text:p>
          </table:table-cell>
          <table:table-cell office:value-type="float" office:value="24624186" calcext:value-type="float">
            <text:p>24 624 18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1T4</text:p>
          </table:table-cell>
          <table:table-cell office:value-type="float" office:value="1785562" calcext:value-type="float">
            <text:p>1 785 562</text:p>
          </table:table-cell>
          <table:table-cell office:value-type="float" office:value="50809" calcext:value-type="float">
            <text:p>50 809</text:p>
          </table:table-cell>
          <table:table-cell office:value-type="float" office:value="49086" calcext:value-type="float">
            <text:p>49 086</text:p>
          </table:table-cell>
          <table:table-cell office:value-type="float" office:value="400515" calcext:value-type="float">
            <text:p>400 515</text:p>
          </table:table-cell>
          <table:table-cell office:value-type="float" office:value="758326" calcext:value-type="float">
            <text:p>758 326</text:p>
          </table:table-cell>
          <table:table-cell office:value-type="float" office:value="331944" calcext:value-type="float">
            <text:p>331 944</text:p>
          </table:table-cell>
          <table:table-cell office:value-type="float" office:value="194882" calcext:value-type="float">
            <text:p>194 882</text:p>
          </table:table-cell>
          <table:table-cell office:value-type="float" office:value="24643427" calcext:value-type="float">
            <text:p>24 643 42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2T1</text:p>
          </table:table-cell>
          <table:table-cell office:value-type="float" office:value="1786898" calcext:value-type="float">
            <text:p>1 786 898</text:p>
          </table:table-cell>
          <table:table-cell office:value-type="float" office:value="50934" calcext:value-type="float">
            <text:p>50 934</text:p>
          </table:table-cell>
          <table:table-cell office:value-type="float" office:value="49012" calcext:value-type="float">
            <text:p>49 012</text:p>
          </table:table-cell>
          <table:table-cell office:value-type="float" office:value="401662" calcext:value-type="float">
            <text:p>401 662</text:p>
          </table:table-cell>
          <table:table-cell office:value-type="float" office:value="757954" calcext:value-type="float">
            <text:p>757 954</text:p>
          </table:table-cell>
          <table:table-cell office:value-type="float" office:value="331925" calcext:value-type="float">
            <text:p>331 925</text:p>
          </table:table-cell>
          <table:table-cell office:value-type="float" office:value="195410" calcext:value-type="float">
            <text:p>195 410</text:p>
          </table:table-cell>
          <table:table-cell office:value-type="float" office:value="24640552" calcext:value-type="float">
            <text:p>24 640 55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2T2</text:p>
          </table:table-cell>
          <table:table-cell office:value-type="float" office:value="1784739" calcext:value-type="float">
            <text:p>1 784 739</text:p>
          </table:table-cell>
          <table:table-cell office:value-type="float" office:value="51279" calcext:value-type="float">
            <text:p>51 279</text:p>
          </table:table-cell>
          <table:table-cell office:value-type="float" office:value="48662" calcext:value-type="float">
            <text:p>48 662</text:p>
          </table:table-cell>
          <table:table-cell office:value-type="float" office:value="401924" calcext:value-type="float">
            <text:p>401 924</text:p>
          </table:table-cell>
          <table:table-cell office:value-type="float" office:value="756870" calcext:value-type="float">
            <text:p>756 870</text:p>
          </table:table-cell>
          <table:table-cell office:value-type="float" office:value="331202" calcext:value-type="float">
            <text:p>331 202</text:p>
          </table:table-cell>
          <table:table-cell office:value-type="float" office:value="194801" calcext:value-type="float">
            <text:p>194 801</text:p>
          </table:table-cell>
          <table:table-cell office:value-type="float" office:value="24633321" calcext:value-type="float">
            <text:p>24 633 32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2T3</text:p>
          </table:table-cell>
          <table:table-cell office:value-type="float" office:value="1781750" calcext:value-type="float">
            <text:p>1 781 750</text:p>
          </table:table-cell>
          <table:table-cell office:value-type="float" office:value="50998" calcext:value-type="float">
            <text:p>50 998</text:p>
          </table:table-cell>
          <table:table-cell office:value-type="float" office:value="48499" calcext:value-type="float">
            <text:p>48 499</text:p>
          </table:table-cell>
          <table:table-cell office:value-type="float" office:value="399712" calcext:value-type="float">
            <text:p>399 712</text:p>
          </table:table-cell>
          <table:table-cell office:value-type="float" office:value="758145" calcext:value-type="float">
            <text:p>758 145</text:p>
          </table:table-cell>
          <table:table-cell office:value-type="float" office:value="331735" calcext:value-type="float">
            <text:p>331 735</text:p>
          </table:table-cell>
          <table:table-cell office:value-type="float" office:value="192661" calcext:value-type="float">
            <text:p>192 661</text:p>
          </table:table-cell>
          <table:table-cell office:value-type="float" office:value="24597308" calcext:value-type="float">
            <text:p>24 597 30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2T4</text:p>
          </table:table-cell>
          <table:table-cell office:value-type="float" office:value="1782494" calcext:value-type="float">
            <text:p>1 782 494</text:p>
          </table:table-cell>
          <table:table-cell office:value-type="float" office:value="50779" calcext:value-type="float">
            <text:p>50 779</text:p>
          </table:table-cell>
          <table:table-cell office:value-type="float" office:value="48831" calcext:value-type="float">
            <text:p>48 831</text:p>
          </table:table-cell>
          <table:table-cell office:value-type="float" office:value="398576" calcext:value-type="float">
            <text:p>398 576</text:p>
          </table:table-cell>
          <table:table-cell office:value-type="float" office:value="759419" calcext:value-type="float">
            <text:p>759 419</text:p>
          </table:table-cell>
          <table:table-cell office:value-type="float" office:value="331348" calcext:value-type="float">
            <text:p>331 348</text:p>
          </table:table-cell>
          <table:table-cell office:value-type="float" office:value="193541" calcext:value-type="float">
            <text:p>193 541</text:p>
          </table:table-cell>
          <table:table-cell office:value-type="float" office:value="24574306" calcext:value-type="float">
            <text:p>24 574 30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3T1</text:p>
          </table:table-cell>
          <table:table-cell office:value-type="float" office:value="1781888" calcext:value-type="float">
            <text:p>1 781 888</text:p>
          </table:table-cell>
          <table:table-cell office:value-type="float" office:value="51356" calcext:value-type="float">
            <text:p>51 356</text:p>
          </table:table-cell>
          <table:table-cell office:value-type="float" office:value="49025" calcext:value-type="float">
            <text:p>49 025</text:p>
          </table:table-cell>
          <table:table-cell office:value-type="float" office:value="397631" calcext:value-type="float">
            <text:p>397 631</text:p>
          </table:table-cell>
          <table:table-cell office:value-type="float" office:value="758754" calcext:value-type="float">
            <text:p>758 754</text:p>
          </table:table-cell>
          <table:table-cell office:value-type="float" office:value="331710" calcext:value-type="float">
            <text:p>331 710</text:p>
          </table:table-cell>
          <table:table-cell office:value-type="float" office:value="193411" calcext:value-type="float">
            <text:p>193 411</text:p>
          </table:table-cell>
          <table:table-cell office:value-type="float" office:value="24570036" calcext:value-type="float">
            <text:p>24 570 0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3T2</text:p>
          </table:table-cell>
          <table:table-cell office:value-type="float" office:value="1783815" calcext:value-type="float">
            <text:p>1 783 815</text:p>
          </table:table-cell>
          <table:table-cell office:value-type="float" office:value="51556" calcext:value-type="float">
            <text:p>51 556</text:p>
          </table:table-cell>
          <table:table-cell office:value-type="float" office:value="48353" calcext:value-type="float">
            <text:p>48 353</text:p>
          </table:table-cell>
          <table:table-cell office:value-type="float" office:value="398322" calcext:value-type="float">
            <text:p>398 322</text:p>
          </table:table-cell>
          <table:table-cell office:value-type="float" office:value="760261" calcext:value-type="float">
            <text:p>760 261</text:p>
          </table:table-cell>
          <table:table-cell office:value-type="float" office:value="331393" calcext:value-type="float">
            <text:p>331 393</text:p>
          </table:table-cell>
          <table:table-cell office:value-type="float" office:value="193929" calcext:value-type="float">
            <text:p>193 929</text:p>
          </table:table-cell>
          <table:table-cell office:value-type="float" office:value="24544459" calcext:value-type="float">
            <text:p>24 544 45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3T3</text:p>
          </table:table-cell>
          <table:table-cell office:value-type="float" office:value="1786568" calcext:value-type="float">
            <text:p>1 786 568</text:p>
          </table:table-cell>
          <table:table-cell office:value-type="float" office:value="51594" calcext:value-type="float">
            <text:p>51 594</text:p>
          </table:table-cell>
          <table:table-cell office:value-type="float" office:value="48759" calcext:value-type="float">
            <text:p>48 759</text:p>
          </table:table-cell>
          <table:table-cell office:value-type="float" office:value="397733" calcext:value-type="float">
            <text:p>397 733</text:p>
          </table:table-cell>
          <table:table-cell office:value-type="float" office:value="762513" calcext:value-type="float">
            <text:p>762 513</text:p>
          </table:table-cell>
          <table:table-cell office:value-type="float" office:value="332455" calcext:value-type="float">
            <text:p>332 455</text:p>
          </table:table-cell>
          <table:table-cell office:value-type="float" office:value="193514" calcext:value-type="float">
            <text:p>193 514</text:p>
          </table:table-cell>
          <table:table-cell office:value-type="float" office:value="24582421" calcext:value-type="float">
            <text:p>24 582 42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3T4</text:p>
          </table:table-cell>
          <table:table-cell office:value-type="float" office:value="1792672" calcext:value-type="float">
            <text:p>1 792 672</text:p>
          </table:table-cell>
          <table:table-cell office:value-type="float" office:value="51395" calcext:value-type="float">
            <text:p>51 395</text:p>
          </table:table-cell>
          <table:table-cell office:value-type="float" office:value="49111" calcext:value-type="float">
            <text:p>49 111</text:p>
          </table:table-cell>
          <table:table-cell office:value-type="float" office:value="398815" calcext:value-type="float">
            <text:p>398 815</text:p>
          </table:table-cell>
          <table:table-cell office:value-type="float" office:value="766974" calcext:value-type="float">
            <text:p>766 974</text:p>
          </table:table-cell>
          <table:table-cell office:value-type="float" office:value="332064" calcext:value-type="float">
            <text:p>332 064</text:p>
          </table:table-cell>
          <table:table-cell office:value-type="float" office:value="194312" calcext:value-type="float">
            <text:p>194 312</text:p>
          </table:table-cell>
          <table:table-cell office:value-type="float" office:value="24655296" calcext:value-type="float">
            <text:p>24 655 29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4T1</text:p>
          </table:table-cell>
          <table:table-cell office:value-type="float" office:value="1795403" calcext:value-type="float">
            <text:p>1 795 403</text:p>
          </table:table-cell>
          <table:table-cell office:value-type="float" office:value="51712" calcext:value-type="float">
            <text:p>51 712</text:p>
          </table:table-cell>
          <table:table-cell office:value-type="float" office:value="49241" calcext:value-type="float">
            <text:p>49 241</text:p>
          </table:table-cell>
          <table:table-cell office:value-type="float" office:value="397993" calcext:value-type="float">
            <text:p>397 993</text:p>
          </table:table-cell>
          <table:table-cell office:value-type="float" office:value="769620" calcext:value-type="float">
            <text:p>769 620</text:p>
          </table:table-cell>
          <table:table-cell office:value-type="float" office:value="333106" calcext:value-type="float">
            <text:p>333 106</text:p>
          </table:table-cell>
          <table:table-cell office:value-type="float" office:value="193731" calcext:value-type="float">
            <text:p>193 731</text:p>
          </table:table-cell>
          <table:table-cell office:value-type="float" office:value="24663970" calcext:value-type="float">
            <text:p>24 663 97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4T2</text:p>
          </table:table-cell>
          <table:table-cell office:value-type="float" office:value="1793674" calcext:value-type="float">
            <text:p>1 793 674</text:p>
          </table:table-cell>
          <table:table-cell office:value-type="float" office:value="51509" calcext:value-type="float">
            <text:p>51 509</text:p>
          </table:table-cell>
          <table:table-cell office:value-type="float" office:value="48582" calcext:value-type="float">
            <text:p>48 582</text:p>
          </table:table-cell>
          <table:table-cell office:value-type="float" office:value="397649" calcext:value-type="float">
            <text:p>397 649</text:p>
          </table:table-cell>
          <table:table-cell office:value-type="float" office:value="770684" calcext:value-type="float">
            <text:p>770 684</text:p>
          </table:table-cell>
          <table:table-cell office:value-type="float" office:value="332224" calcext:value-type="float">
            <text:p>332 224</text:p>
          </table:table-cell>
          <table:table-cell office:value-type="float" office:value="193025" calcext:value-type="float">
            <text:p>193 025</text:p>
          </table:table-cell>
          <table:table-cell office:value-type="float" office:value="24672957" calcext:value-type="float">
            <text:p>24 672 95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4T3</text:p>
          </table:table-cell>
          <table:table-cell office:value-type="float" office:value="1794347" calcext:value-type="float">
            <text:p>1 794 347</text:p>
          </table:table-cell>
          <table:table-cell office:value-type="float" office:value="51322" calcext:value-type="float">
            <text:p>51 322</text:p>
          </table:table-cell>
          <table:table-cell office:value-type="float" office:value="48557" calcext:value-type="float">
            <text:p>48 557</text:p>
          </table:table-cell>
          <table:table-cell office:value-type="float" office:value="396748" calcext:value-type="float">
            <text:p>396 748</text:p>
          </table:table-cell>
          <table:table-cell office:value-type="float" office:value="772727" calcext:value-type="float">
            <text:p>772 727</text:p>
          </table:table-cell>
          <table:table-cell office:value-type="float" office:value="331889" calcext:value-type="float">
            <text:p>331 889</text:p>
          </table:table-cell>
          <table:table-cell office:value-type="float" office:value="193104" calcext:value-type="float">
            <text:p>193 104</text:p>
          </table:table-cell>
          <table:table-cell office:value-type="float" office:value="24643577" calcext:value-type="float">
            <text:p>24 643 57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4T4</text:p>
          </table:table-cell>
          <table:table-cell office:value-type="float" office:value="1797318" calcext:value-type="float">
            <text:p>1 797 318</text:p>
          </table:table-cell>
          <table:table-cell office:value-type="float" office:value="51551" calcext:value-type="float">
            <text:p>51 551</text:p>
          </table:table-cell>
          <table:table-cell office:value-type="float" office:value="48814" calcext:value-type="float">
            <text:p>48 814</text:p>
          </table:table-cell>
          <table:table-cell office:value-type="float" office:value="397434" calcext:value-type="float">
            <text:p>397 434</text:p>
          </table:table-cell>
          <table:table-cell office:value-type="float" office:value="774561" calcext:value-type="float">
            <text:p>774 561</text:p>
          </table:table-cell>
          <table:table-cell office:value-type="float" office:value="331996" calcext:value-type="float">
            <text:p>331 996</text:p>
          </table:table-cell>
          <table:table-cell office:value-type="float" office:value="192962" calcext:value-type="float">
            <text:p>192 962</text:p>
          </table:table-cell>
          <table:table-cell office:value-type="float" office:value="24666653" calcext:value-type="float">
            <text:p>24 666 65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5T1</text:p>
          </table:table-cell>
          <table:table-cell office:value-type="float" office:value="1796345" calcext:value-type="float">
            <text:p>1 796 345</text:p>
          </table:table-cell>
          <table:table-cell office:value-type="float" office:value="51357" calcext:value-type="float">
            <text:p>51 357</text:p>
          </table:table-cell>
          <table:table-cell office:value-type="float" office:value="48408" calcext:value-type="float">
            <text:p>48 408</text:p>
          </table:table-cell>
          <table:table-cell office:value-type="float" office:value="397193" calcext:value-type="float">
            <text:p>397 193</text:p>
          </table:table-cell>
          <table:table-cell office:value-type="float" office:value="776203" calcext:value-type="float">
            <text:p>776 203</text:p>
          </table:table-cell>
          <table:table-cell office:value-type="float" office:value="330255" calcext:value-type="float">
            <text:p>330 255</text:p>
          </table:table-cell>
          <table:table-cell office:value-type="float" office:value="192930" calcext:value-type="float">
            <text:p>192 930</text:p>
          </table:table-cell>
          <table:table-cell office:value-type="float" office:value="24654474" calcext:value-type="float">
            <text:p>24 654 47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5T2</text:p>
          </table:table-cell>
          <table:table-cell office:value-type="float" office:value="1803290" calcext:value-type="float">
            <text:p>1 803 290</text:p>
          </table:table-cell>
          <table:table-cell office:value-type="float" office:value="51552" calcext:value-type="float">
            <text:p>51 552</text:p>
          </table:table-cell>
          <table:table-cell office:value-type="float" office:value="48368" calcext:value-type="float">
            <text:p>48 368</text:p>
          </table:table-cell>
          <table:table-cell office:value-type="float" office:value="397614" calcext:value-type="float">
            <text:p>397 614</text:p>
          </table:table-cell>
          <table:table-cell office:value-type="float" office:value="780381" calcext:value-type="float">
            <text:p>780 381</text:p>
          </table:table-cell>
          <table:table-cell office:value-type="float" office:value="332280" calcext:value-type="float">
            <text:p>332 280</text:p>
          </table:table-cell>
          <table:table-cell office:value-type="float" office:value="193095" calcext:value-type="float">
            <text:p>193 095</text:p>
          </table:table-cell>
          <table:table-cell office:value-type="float" office:value="24711590" calcext:value-type="float">
            <text:p>24 711 59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5T3</text:p>
          </table:table-cell>
          <table:table-cell office:value-type="float" office:value="1801711" calcext:value-type="float">
            <text:p>1 801 711</text:p>
          </table:table-cell>
          <table:table-cell office:value-type="float" office:value="51526" calcext:value-type="float">
            <text:p>51 526</text:p>
          </table:table-cell>
          <table:table-cell office:value-type="float" office:value="48172" calcext:value-type="float">
            <text:p>48 172</text:p>
          </table:table-cell>
          <table:table-cell office:value-type="float" office:value="398698" calcext:value-type="float">
            <text:p>398 698</text:p>
          </table:table-cell>
          <table:table-cell office:value-type="float" office:value="778328" calcext:value-type="float">
            <text:p>778 328</text:p>
          </table:table-cell>
          <table:table-cell office:value-type="float" office:value="332235" calcext:value-type="float">
            <text:p>332 235</text:p>
          </table:table-cell>
          <table:table-cell office:value-type="float" office:value="192752" calcext:value-type="float">
            <text:p>192 752</text:p>
          </table:table-cell>
          <table:table-cell office:value-type="float" office:value="24733852" calcext:value-type="float">
            <text:p>24 733 85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5T4</text:p>
          </table:table-cell>
          <table:table-cell office:value-type="float" office:value="1809475" calcext:value-type="float">
            <text:p>1 809 475</text:p>
          </table:table-cell>
          <table:table-cell office:value-type="float" office:value="51730" calcext:value-type="float">
            <text:p>51 730</text:p>
          </table:table-cell>
          <table:table-cell office:value-type="float" office:value="48402" calcext:value-type="float">
            <text:p>48 402</text:p>
          </table:table-cell>
          <table:table-cell office:value-type="float" office:value="400913" calcext:value-type="float">
            <text:p>400 913</text:p>
          </table:table-cell>
          <table:table-cell office:value-type="float" office:value="781600" calcext:value-type="float">
            <text:p>781 600</text:p>
          </table:table-cell>
          <table:table-cell office:value-type="float" office:value="333227" calcext:value-type="float">
            <text:p>333 227</text:p>
          </table:table-cell>
          <table:table-cell office:value-type="float" office:value="193604" calcext:value-type="float">
            <text:p>193 604</text:p>
          </table:table-cell>
          <table:table-cell office:value-type="float" office:value="24770783" calcext:value-type="float">
            <text:p>24 770 78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6T1</text:p>
          </table:table-cell>
          <table:table-cell office:value-type="float" office:value="1816246" calcext:value-type="float">
            <text:p>1 816 246</text:p>
          </table:table-cell>
          <table:table-cell office:value-type="float" office:value="51908" calcext:value-type="float">
            <text:p>51 908</text:p>
          </table:table-cell>
          <table:table-cell office:value-type="float" office:value="48578" calcext:value-type="float">
            <text:p>48 578</text:p>
          </table:table-cell>
          <table:table-cell office:value-type="float" office:value="401564" calcext:value-type="float">
            <text:p>401 564</text:p>
          </table:table-cell>
          <table:table-cell office:value-type="float" office:value="785641" calcext:value-type="float">
            <text:p>785 641</text:p>
          </table:table-cell>
          <table:table-cell office:value-type="float" office:value="334576" calcext:value-type="float">
            <text:p>334 576</text:p>
          </table:table-cell>
          <table:table-cell office:value-type="float" office:value="193980" calcext:value-type="float">
            <text:p>193 980</text:p>
          </table:table-cell>
          <table:table-cell office:value-type="float" office:value="24816961" calcext:value-type="float">
            <text:p>24 816 96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6T2</text:p>
          </table:table-cell>
          <table:table-cell office:value-type="float" office:value="1823876" calcext:value-type="float">
            <text:p>1 823 876</text:p>
          </table:table-cell>
          <table:table-cell office:value-type="float" office:value="52837" calcext:value-type="float">
            <text:p>52 837</text:p>
          </table:table-cell>
          <table:table-cell office:value-type="float" office:value="48498" calcext:value-type="float">
            <text:p>48 498</text:p>
          </table:table-cell>
          <table:table-cell office:value-type="float" office:value="402479" calcext:value-type="float">
            <text:p>402 479</text:p>
          </table:table-cell>
          <table:table-cell office:value-type="float" office:value="788385" calcext:value-type="float">
            <text:p>788 385</text:p>
          </table:table-cell>
          <table:table-cell office:value-type="float" office:value="336005" calcext:value-type="float">
            <text:p>336 005</text:p>
          </table:table-cell>
          <table:table-cell office:value-type="float" office:value="195673" calcext:value-type="float">
            <text:p>195 673</text:p>
          </table:table-cell>
          <table:table-cell office:value-type="float" office:value="24873757" calcext:value-type="float">
            <text:p>24 873 75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6T3</text:p>
          </table:table-cell>
          <table:table-cell office:value-type="float" office:value="1826883" calcext:value-type="float">
            <text:p>1 826 883</text:p>
          </table:table-cell>
          <table:table-cell office:value-type="float" office:value="52911" calcext:value-type="float">
            <text:p>52 911</text:p>
          </table:table-cell>
          <table:table-cell office:value-type="float" office:value="48403" calcext:value-type="float">
            <text:p>48 403</text:p>
          </table:table-cell>
          <table:table-cell office:value-type="float" office:value="404010" calcext:value-type="float">
            <text:p>404 010</text:p>
          </table:table-cell>
          <table:table-cell office:value-type="float" office:value="790720" calcext:value-type="float">
            <text:p>790 720</text:p>
          </table:table-cell>
          <table:table-cell office:value-type="float" office:value="335197" calcext:value-type="float">
            <text:p>335 197</text:p>
          </table:table-cell>
          <table:table-cell office:value-type="float" office:value="195643" calcext:value-type="float">
            <text:p>195 643</text:p>
          </table:table-cell>
          <table:table-cell office:value-type="float" office:value="24948049" calcext:value-type="float">
            <text:p>24 948 04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6T4</text:p>
          </table:table-cell>
          <table:table-cell office:value-type="float" office:value="1828520" calcext:value-type="float">
            <text:p>1 828 520</text:p>
          </table:table-cell>
          <table:table-cell office:value-type="float" office:value="53774" calcext:value-type="float">
            <text:p>53 774</text:p>
          </table:table-cell>
          <table:table-cell office:value-type="float" office:value="48320" calcext:value-type="float">
            <text:p>48 320</text:p>
          </table:table-cell>
          <table:table-cell office:value-type="float" office:value="404643" calcext:value-type="float">
            <text:p>404 643</text:p>
          </table:table-cell>
          <table:table-cell office:value-type="float" office:value="791065" calcext:value-type="float">
            <text:p>791 065</text:p>
          </table:table-cell>
          <table:table-cell office:value-type="float" office:value="335388" calcext:value-type="float">
            <text:p>335 388</text:p>
          </table:table-cell>
          <table:table-cell office:value-type="float" office:value="195331" calcext:value-type="float">
            <text:p>195 331</text:p>
          </table:table-cell>
          <table:table-cell office:value-type="float" office:value="24960617" calcext:value-type="float">
            <text:p>24 960 61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7T1</text:p>
          </table:table-cell>
          <table:table-cell office:value-type="float" office:value="1837272" calcext:value-type="float">
            <text:p>1 837 272</text:p>
          </table:table-cell>
          <table:table-cell office:value-type="float" office:value="52906" calcext:value-type="float">
            <text:p>52 906</text:p>
          </table:table-cell>
          <table:table-cell office:value-type="float" office:value="48474" calcext:value-type="float">
            <text:p>48 474</text:p>
          </table:table-cell>
          <table:table-cell office:value-type="float" office:value="404712" calcext:value-type="float">
            <text:p>404 712</text:p>
          </table:table-cell>
          <table:table-cell office:value-type="float" office:value="795586" calcext:value-type="float">
            <text:p>795 586</text:p>
          </table:table-cell>
          <table:table-cell office:value-type="float" office:value="337624" calcext:value-type="float">
            <text:p>337 624</text:p>
          </table:table-cell>
          <table:table-cell office:value-type="float" office:value="197970" calcext:value-type="float">
            <text:p>197 970</text:p>
          </table:table-cell>
          <table:table-cell office:value-type="float" office:value="25079777" calcext:value-type="float">
            <text:p>25 079 77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7T2</text:p>
          </table:table-cell>
          <table:table-cell office:value-type="float" office:value="1844534" calcext:value-type="float">
            <text:p>1 844 534</text:p>
          </table:table-cell>
          <table:table-cell office:value-type="float" office:value="52833" calcext:value-type="float">
            <text:p>52 833</text:p>
          </table:table-cell>
          <table:table-cell office:value-type="float" office:value="49062" calcext:value-type="float">
            <text:p>49 062</text:p>
          </table:table-cell>
          <table:table-cell office:value-type="float" office:value="407004" calcext:value-type="float">
            <text:p>407 004</text:p>
          </table:table-cell>
          <table:table-cell office:value-type="float" office:value="797766" calcext:value-type="float">
            <text:p>797 766</text:p>
          </table:table-cell>
          <table:table-cell office:value-type="float" office:value="339159" calcext:value-type="float">
            <text:p>339 159</text:p>
          </table:table-cell>
          <table:table-cell office:value-type="float" office:value="198710" calcext:value-type="float">
            <text:p>198 710</text:p>
          </table:table-cell>
          <table:table-cell office:value-type="float" office:value="25178374" calcext:value-type="float">
            <text:p>25 178 37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7T3</text:p>
          </table:table-cell>
          <table:table-cell office:value-type="float" office:value="1847773" calcext:value-type="float">
            <text:p>1 847 773</text:p>
          </table:table-cell>
          <table:table-cell office:value-type="float" office:value="52482" calcext:value-type="float">
            <text:p>52 482</text:p>
          </table:table-cell>
          <table:table-cell office:value-type="float" office:value="48828" calcext:value-type="float">
            <text:p>48 828</text:p>
          </table:table-cell>
          <table:table-cell office:value-type="float" office:value="406850" calcext:value-type="float">
            <text:p>406 850</text:p>
          </table:table-cell>
          <table:table-cell office:value-type="float" office:value="801783" calcext:value-type="float">
            <text:p>801 783</text:p>
          </table:table-cell>
          <table:table-cell office:value-type="float" office:value="339461" calcext:value-type="float">
            <text:p>339 461</text:p>
          </table:table-cell>
          <table:table-cell office:value-type="float" office:value="198368" calcext:value-type="float">
            <text:p>198 368</text:p>
          </table:table-cell>
          <table:table-cell office:value-type="float" office:value="25202886" calcext:value-type="float">
            <text:p>25 202 88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7T4</text:p>
          </table:table-cell>
          <table:table-cell office:value-type="float" office:value="1852062" calcext:value-type="float">
            <text:p>1 852 062</text:p>
          </table:table-cell>
          <table:table-cell office:value-type="float" office:value="52458" calcext:value-type="float">
            <text:p>52 458</text:p>
          </table:table-cell>
          <table:table-cell office:value-type="float" office:value="49187" calcext:value-type="float">
            <text:p>49 187</text:p>
          </table:table-cell>
          <table:table-cell office:value-type="float" office:value="408487" calcext:value-type="float">
            <text:p>408 487</text:p>
          </table:table-cell>
          <table:table-cell office:value-type="float" office:value="802407" calcext:value-type="float">
            <text:p>802 407</text:p>
          </table:table-cell>
          <table:table-cell office:value-type="float" office:value="340223" calcext:value-type="float">
            <text:p>340 223</text:p>
          </table:table-cell>
          <table:table-cell office:value-type="float" office:value="199299" calcext:value-type="float">
            <text:p>199 299</text:p>
          </table:table-cell>
          <table:table-cell office:value-type="float" office:value="25278057" calcext:value-type="float">
            <text:p>25 278 05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8T1</text:p>
          </table:table-cell>
          <table:table-cell office:value-type="float" office:value="1862207" calcext:value-type="float">
            <text:p>1 862 207</text:p>
          </table:table-cell>
          <table:table-cell office:value-type="float" office:value="52675" calcext:value-type="float">
            <text:p>52 675</text:p>
          </table:table-cell>
          <table:table-cell office:value-type="float" office:value="49104" calcext:value-type="float">
            <text:p>49 104</text:p>
          </table:table-cell>
          <table:table-cell office:value-type="float" office:value="410092" calcext:value-type="float">
            <text:p>410 092</text:p>
          </table:table-cell>
          <table:table-cell office:value-type="float" office:value="806488" calcext:value-type="float">
            <text:p>806 488</text:p>
          </table:table-cell>
          <table:table-cell office:value-type="float" office:value="342930" calcext:value-type="float">
            <text:p>342 930</text:p>
          </table:table-cell>
          <table:table-cell office:value-type="float" office:value="200918" calcext:value-type="float">
            <text:p>200 918</text:p>
          </table:table-cell>
          <table:table-cell office:value-type="float" office:value="25353957" calcext:value-type="float">
            <text:p>25 353 95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8T2</text:p>
          </table:table-cell>
          <table:table-cell office:value-type="float" office:value="1862531" calcext:value-type="float">
            <text:p>1 862 531</text:p>
          </table:table-cell>
          <table:table-cell office:value-type="float" office:value="52377" calcext:value-type="float">
            <text:p>52 377</text:p>
          </table:table-cell>
          <table:table-cell office:value-type="float" office:value="49085" calcext:value-type="float">
            <text:p>49 085</text:p>
          </table:table-cell>
          <table:table-cell office:value-type="float" office:value="411070" calcext:value-type="float">
            <text:p>411 070</text:p>
          </table:table-cell>
          <table:table-cell office:value-type="float" office:value="807595" calcext:value-type="float">
            <text:p>807 595</text:p>
          </table:table-cell>
          <table:table-cell office:value-type="float" office:value="341267" calcext:value-type="float">
            <text:p>341 267</text:p>
          </table:table-cell>
          <table:table-cell office:value-type="float" office:value="201137" calcext:value-type="float">
            <text:p>201 137</text:p>
          </table:table-cell>
          <table:table-cell office:value-type="float" office:value="25372135" calcext:value-type="float">
            <text:p>25 372 13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8T3</text:p>
          </table:table-cell>
          <table:table-cell office:value-type="float" office:value="1863351" calcext:value-type="float">
            <text:p>1 863 351</text:p>
          </table:table-cell>
          <table:table-cell office:value-type="float" office:value="52646" calcext:value-type="float">
            <text:p>52 646</text:p>
          </table:table-cell>
          <table:table-cell office:value-type="float" office:value="48730" calcext:value-type="float">
            <text:p>48 730</text:p>
          </table:table-cell>
          <table:table-cell office:value-type="float" office:value="411160" calcext:value-type="float">
            <text:p>411 160</text:p>
          </table:table-cell>
          <table:table-cell office:value-type="float" office:value="808840" calcext:value-type="float">
            <text:p>808 840</text:p>
          </table:table-cell>
          <table:table-cell office:value-type="float" office:value="340810" calcext:value-type="float">
            <text:p>340 810</text:p>
          </table:table-cell>
          <table:table-cell office:value-type="float" office:value="201166" calcext:value-type="float">
            <text:p>201 166</text:p>
          </table:table-cell>
          <table:table-cell office:value-type="float" office:value="25358074" calcext:value-type="float">
            <text:p>25 358 07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8T4</text:p>
          </table:table-cell>
          <table:table-cell office:value-type="float" office:value="1865705" calcext:value-type="float">
            <text:p>1 865 705</text:p>
          </table:table-cell>
          <table:table-cell office:value-type="float" office:value="52902" calcext:value-type="float">
            <text:p>52 902</text:p>
          </table:table-cell>
          <table:table-cell office:value-type="float" office:value="49228" calcext:value-type="float">
            <text:p>49 228</text:p>
          </table:table-cell>
          <table:table-cell office:value-type="float" office:value="409407" calcext:value-type="float">
            <text:p>409 407</text:p>
          </table:table-cell>
          <table:table-cell office:value-type="float" office:value="812215" calcext:value-type="float">
            <text:p>812 215</text:p>
          </table:table-cell>
          <table:table-cell office:value-type="float" office:value="341151" calcext:value-type="float">
            <text:p>341 151</text:p>
          </table:table-cell>
          <table:table-cell office:value-type="float" office:value="200803" calcext:value-type="float">
            <text:p>200 803</text:p>
          </table:table-cell>
          <table:table-cell office:value-type="float" office:value="25414377" calcext:value-type="float">
            <text:p>25 414 37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9T1</text:p>
          </table:table-cell>
          <table:table-cell office:value-type="float" office:value="1875190" calcext:value-type="float">
            <text:p>1 875 190</text:p>
          </table:table-cell>
          <table:table-cell office:value-type="float" office:value="53119" calcext:value-type="float">
            <text:p>53 119</text:p>
          </table:table-cell>
          <table:table-cell office:value-type="float" office:value="49182" calcext:value-type="float">
            <text:p>49 182</text:p>
          </table:table-cell>
          <table:table-cell office:value-type="float" office:value="411086" calcext:value-type="float">
            <text:p>411 086</text:p>
          </table:table-cell>
          <table:table-cell office:value-type="float" office:value="815703" calcext:value-type="float">
            <text:p>815 703</text:p>
          </table:table-cell>
          <table:table-cell office:value-type="float" office:value="344085" calcext:value-type="float">
            <text:p>344 085</text:p>
          </table:table-cell>
          <table:table-cell office:value-type="float" office:value="202016" calcext:value-type="float">
            <text:p>202 016</text:p>
          </table:table-cell>
          <table:table-cell office:value-type="float" office:value="25575837" calcext:value-type="float">
            <text:p>25 575 83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9T2</text:p>
          </table:table-cell>
          <table:table-cell office:value-type="float" office:value="1883713" calcext:value-type="float">
            <text:p>1 883 713</text:p>
          </table:table-cell>
          <table:table-cell office:value-type="float" office:value="53182" calcext:value-type="float">
            <text:p>53 182</text:p>
          </table:table-cell>
          <table:table-cell office:value-type="float" office:value="48867" calcext:value-type="float">
            <text:p>48 867</text:p>
          </table:table-cell>
          <table:table-cell office:value-type="float" office:value="412989" calcext:value-type="float">
            <text:p>412 989</text:p>
          </table:table-cell>
          <table:table-cell office:value-type="float" office:value="819854" calcext:value-type="float">
            <text:p>819 854</text:p>
          </table:table-cell>
          <table:table-cell office:value-type="float" office:value="345439" calcext:value-type="float">
            <text:p>345 439</text:p>
          </table:table-cell>
          <table:table-cell office:value-type="float" office:value="203382" calcext:value-type="float">
            <text:p>203 382</text:p>
          </table:table-cell>
          <table:table-cell office:value-type="float" office:value="25638514" calcext:value-type="float">
            <text:p>25 638 51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9T3</text:p>
          </table:table-cell>
          <table:table-cell office:value-type="float" office:value="1892525" calcext:value-type="float">
            <text:p>1 892 525</text:p>
          </table:table-cell>
          <table:table-cell office:value-type="float" office:value="52867" calcext:value-type="float">
            <text:p>52 867</text:p>
          </table:table-cell>
          <table:table-cell office:value-type="float" office:value="49003" calcext:value-type="float">
            <text:p>49 003</text:p>
          </table:table-cell>
          <table:table-cell office:value-type="float" office:value="413581" calcext:value-type="float">
            <text:p>413 581</text:p>
          </table:table-cell>
          <table:table-cell office:value-type="float" office:value="825540" calcext:value-type="float">
            <text:p>825 540</text:p>
          </table:table-cell>
          <table:table-cell office:value-type="float" office:value="347573" calcext:value-type="float">
            <text:p>347 573</text:p>
          </table:table-cell>
          <table:table-cell office:value-type="float" office:value="203961" calcext:value-type="float">
            <text:p>203 961</text:p>
          </table:table-cell>
          <table:table-cell office:value-type="float" office:value="25717942" calcext:value-type="float">
            <text:p>25 717 94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19T4</text:p>
          </table:table-cell>
          <table:table-cell office:value-type="float" office:value="1897558" calcext:value-type="float">
            <text:p>1 897 558</text:p>
          </table:table-cell>
          <table:table-cell office:value-type="float" office:value="53569" calcext:value-type="float">
            <text:p>53 569</text:p>
          </table:table-cell>
          <table:table-cell office:value-type="float" office:value="49499" calcext:value-type="float">
            <text:p>49 499</text:p>
          </table:table-cell>
          <table:table-cell office:value-type="float" office:value="414879" calcext:value-type="float">
            <text:p>414 879</text:p>
          </table:table-cell>
          <table:table-cell office:value-type="float" office:value="827323" calcext:value-type="float">
            <text:p>827 323</text:p>
          </table:table-cell>
          <table:table-cell office:value-type="float" office:value="348828" calcext:value-type="float">
            <text:p>348 828</text:p>
          </table:table-cell>
          <table:table-cell office:value-type="float" office:value="203459" calcext:value-type="float">
            <text:p>203 459</text:p>
          </table:table-cell>
          <table:table-cell office:value-type="float" office:value="25788551" calcext:value-type="float">
            <text:p>25 788 5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20T1</text:p>
          </table:table-cell>
          <table:table-cell office:value-type="float" office:value="1860418" calcext:value-type="float">
            <text:p>1 860 418</text:p>
          </table:table-cell>
          <table:table-cell office:value-type="float" office:value="51041" calcext:value-type="float">
            <text:p>51 041</text:p>
          </table:table-cell>
          <table:table-cell office:value-type="float" office:value="47877" calcext:value-type="float">
            <text:p>47 877</text:p>
          </table:table-cell>
          <table:table-cell office:value-type="float" office:value="404175" calcext:value-type="float">
            <text:p>404 175</text:p>
          </table:table-cell>
          <table:table-cell office:value-type="float" office:value="813267" calcext:value-type="float">
            <text:p>813 267</text:p>
          </table:table-cell>
          <table:table-cell office:value-type="float" office:value="344580" calcext:value-type="float">
            <text:p>344 580</text:p>
          </table:table-cell>
          <table:table-cell office:value-type="float" office:value="199479" calcext:value-type="float">
            <text:p>199 479</text:p>
          </table:table-cell>
          <table:table-cell office:value-type="float" office:value="25341591" calcext:value-type="float">
            <text:p>25 341 59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20T2</text:p>
          </table:table-cell>
          <table:table-cell office:value-type="float" office:value="1848733" calcext:value-type="float">
            <text:p>1 848 733</text:p>
          </table:table-cell>
          <table:table-cell office:value-type="float" office:value="51061" calcext:value-type="float">
            <text:p>51 061</text:p>
          </table:table-cell>
          <table:table-cell office:value-type="float" office:value="47404" calcext:value-type="float">
            <text:p>47 404</text:p>
          </table:table-cell>
          <table:table-cell office:value-type="float" office:value="397814" calcext:value-type="float">
            <text:p>397 814</text:p>
          </table:table-cell>
          <table:table-cell office:value-type="float" office:value="814531" calcext:value-type="float">
            <text:p>814 531</text:p>
          </table:table-cell>
          <table:table-cell office:value-type="float" office:value="340528" calcext:value-type="float">
            <text:p>340 528</text:p>
          </table:table-cell>
          <table:table-cell office:value-type="float" office:value="197394" calcext:value-type="float">
            <text:p>197 394</text:p>
          </table:table-cell>
          <table:table-cell office:value-type="float" office:value="25288284" calcext:value-type="float">
            <text:p>25 288 28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20T3</text:p>
          </table:table-cell>
          <table:table-cell office:value-type="float" office:value="1893181" calcext:value-type="float">
            <text:p>1 893 181</text:p>
          </table:table-cell>
          <table:table-cell office:value-type="float" office:value="53217" calcext:value-type="float">
            <text:p>53 217</text:p>
          </table:table-cell>
          <table:table-cell office:value-type="float" office:value="49277" calcext:value-type="float">
            <text:p>49 277</text:p>
          </table:table-cell>
          <table:table-cell office:value-type="float" office:value="407882" calcext:value-type="float">
            <text:p>407 882</text:p>
          </table:table-cell>
          <table:table-cell office:value-type="float" office:value="832344" calcext:value-type="float">
            <text:p>832 344</text:p>
          </table:table-cell>
          <table:table-cell office:value-type="float" office:value="347800" calcext:value-type="float">
            <text:p>347 800</text:p>
          </table:table-cell>
          <table:table-cell office:value-type="float" office:value="202662" calcext:value-type="float">
            <text:p>202 662</text:p>
          </table:table-cell>
          <table:table-cell office:value-type="float" office:value="25758117" calcext:value-type="float">
            <text:p>25 758 117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2020T4</text:p>
          </table:table-cell>
          <table:table-cell table:style-name="Default" office:value-type="float" office:value="1895041" calcext:value-type="float">
            <text:p>1895041</text:p>
          </table:table-cell>
          <table:table-cell table:style-name="Default" office:value-type="float" office:value="53297" calcext:value-type="float">
            <text:p>53297</text:p>
          </table:table-cell>
          <table:table-cell table:style-name="Default" office:value-type="float" office:value="46122" calcext:value-type="float">
            <text:p>46122</text:p>
          </table:table-cell>
          <table:table-cell table:style-name="Default" office:value-type="float" office:value="408611" calcext:value-type="float">
            <text:p>408611</text:p>
          </table:table-cell>
          <table:table-cell table:style-name="Default" office:value-type="float" office:value="833123" calcext:value-type="float">
            <text:p>833123</text:p>
          </table:table-cell>
          <table:table-cell table:style-name="Default" office:value-type="float" office:value="349306" calcext:value-type="float">
            <text:p>349306</text:p>
          </table:table-cell>
          <table:table-cell table:style-name="Default" office:value-type="float" office:value="204582" calcext:value-type="float">
            <text:p>204582</text:p>
          </table:table-cell>
          <table:table-cell table:style-name="Default" office:value-type="float" office:value="25719710" calcext:value-type="float">
            <text:p>25719710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2021T1</text:p>
          </table:table-cell>
          <table:table-cell table:style-name="Default" office:value-type="float" office:value="1907222" calcext:value-type="float">
            <text:p>1907222</text:p>
          </table:table-cell>
          <table:table-cell table:style-name="Default" office:value-type="float" office:value="53758" calcext:value-type="float">
            <text:p>53758</text:p>
          </table:table-cell>
          <table:table-cell table:style-name="Default" office:value-type="float" office:value="46902" calcext:value-type="float">
            <text:p>46902</text:p>
          </table:table-cell>
          <table:table-cell table:style-name="Default" office:value-type="float" office:value="409196" calcext:value-type="float">
            <text:p>409196</text:p>
          </table:table-cell>
          <table:table-cell table:style-name="Default" office:value-type="float" office:value="839742" calcext:value-type="float">
            <text:p>839742</text:p>
          </table:table-cell>
          <table:table-cell table:style-name="Default" office:value-type="float" office:value="351693" calcext:value-type="float">
            <text:p>351693</text:p>
          </table:table-cell>
          <table:table-cell table:style-name="Default" office:value-type="float" office:value="205931" calcext:value-type="float">
            <text:p>205931</text:p>
          </table:table-cell>
          <table:table-cell table:style-name="Default" office:value-type="float" office:value="25895131" calcext:value-type="float">
            <text:p>25895131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2021T2</text:p>
          </table:table-cell>
          <table:table-cell table:style-name="Default" office:value-type="float" office:value="1937945" calcext:value-type="float">
            <text:p>1937945</text:p>
          </table:table-cell>
          <table:table-cell table:style-name="Default" office:value-type="float" office:value="55165" calcext:value-type="float">
            <text:p>55165</text:p>
          </table:table-cell>
          <table:table-cell table:style-name="Default" office:value-type="float" office:value="49296" calcext:value-type="float">
            <text:p>49296</text:p>
          </table:table-cell>
          <table:table-cell table:style-name="Default" office:value-type="float" office:value="415839" calcext:value-type="float">
            <text:p>415839</text:p>
          </table:table-cell>
          <table:table-cell table:style-name="Default" office:value-type="float" office:value="851382" calcext:value-type="float">
            <text:p>851382</text:p>
          </table:table-cell>
          <table:table-cell table:style-name="Default" office:value-type="float" office:value="357300" calcext:value-type="float">
            <text:p>357300</text:p>
          </table:table-cell>
          <table:table-cell table:style-name="Default" office:value-type="float" office:value="208963" calcext:value-type="float">
            <text:p>208963</text:p>
          </table:table-cell>
          <table:table-cell table:style-name="Default" office:value-type="float" office:value="26205509" calcext:value-type="float">
            <text:p>26205509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2021T3</text:p>
          </table:table-cell>
          <table:table-cell table:style-name="Default" office:value-type="float" office:value="1956879" calcext:value-type="float">
            <text:p>1956879</text:p>
          </table:table-cell>
          <table:table-cell table:style-name="Default" office:value-type="float" office:value="55284" calcext:value-type="float">
            <text:p>55284</text:p>
          </table:table-cell>
          <table:table-cell table:style-name="Default" office:value-type="float" office:value="49520" calcext:value-type="float">
            <text:p>49520</text:p>
          </table:table-cell>
          <table:table-cell table:style-name="Default" office:value-type="float" office:value="420726" calcext:value-type="float">
            <text:p>420726</text:p>
          </table:table-cell>
          <table:table-cell table:style-name="Default" office:value-type="float" office:value="859063" calcext:value-type="float">
            <text:p>859063</text:p>
          </table:table-cell>
          <table:table-cell table:style-name="Default" office:value-type="float" office:value="361434" calcext:value-type="float">
            <text:p>361434</text:p>
          </table:table-cell>
          <table:table-cell table:style-name="Default" office:value-type="float" office:value="210852" calcext:value-type="float">
            <text:p>210852</text:p>
          </table:table-cell>
          <table:table-cell table:style-name="Default" office:value-type="float" office:value="26438304" calcext:value-type="float">
            <text:p>26438304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2021T4</text:p>
          </table:table-cell>
          <table:table-cell table:style-name="Default" office:value-type="float" office:value="1978496" calcext:value-type="float">
            <text:p>1978496</text:p>
          </table:table-cell>
          <table:table-cell table:style-name="Default" office:value-type="float" office:value="56260" calcext:value-type="float">
            <text:p>56260</text:p>
          </table:table-cell>
          <table:table-cell table:style-name="Default" office:value-type="float" office:value="49750" calcext:value-type="float">
            <text:p>49750</text:p>
          </table:table-cell>
          <table:table-cell table:style-name="Default" office:value-type="float" office:value="426287" calcext:value-type="float">
            <text:p>426287</text:p>
          </table:table-cell>
          <table:table-cell table:style-name="Default" office:value-type="float" office:value="868518" calcext:value-type="float">
            <text:p>868518</text:p>
          </table:table-cell>
          <table:table-cell table:style-name="Default" office:value-type="float" office:value="364180" calcext:value-type="float">
            <text:p>364180</text:p>
          </table:table-cell>
          <table:table-cell table:style-name="Default" office:value-type="float" office:value="213502" calcext:value-type="float">
            <text:p>213502</text:p>
          </table:table-cell>
          <table:table-cell table:style-name="Default" office:value-type="float" office:value="26614924" calcext:value-type="float">
            <text:p>26614924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2022T1</text:p>
          </table:table-cell>
          <table:table-cell table:style-name="Default" office:value-type="float" office:value="1985988" calcext:value-type="float">
            <text:p>1985988</text:p>
          </table:table-cell>
          <table:table-cell table:style-name="Default" office:value-type="float" office:value="56750" calcext:value-type="float">
            <text:p>56750</text:p>
          </table:table-cell>
          <table:table-cell table:style-name="Default" office:value-type="float" office:value="50035" calcext:value-type="float">
            <text:p>50035</text:p>
          </table:table-cell>
          <table:table-cell table:style-name="Default" office:value-type="float" office:value="429011" calcext:value-type="float">
            <text:p>429011</text:p>
          </table:table-cell>
          <table:table-cell table:style-name="Default" office:value-type="float" office:value="870239" calcext:value-type="float">
            <text:p>870239</text:p>
          </table:table-cell>
          <table:table-cell table:style-name="Default" office:value-type="float" office:value="365316" calcext:value-type="float">
            <text:p>365316</text:p>
          </table:table-cell>
          <table:table-cell table:style-name="Default" office:value-type="float" office:value="214637" calcext:value-type="float">
            <text:p>214637</text:p>
          </table:table-cell>
          <table:table-cell table:style-name="Default" office:value-type="float" office:value="26724249" calcext:value-type="float">
            <text:p>26724249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2022T2</text:p>
          </table:table-cell>
          <table:table-cell table:style-name="Default" office:value-type="float" office:value="1997366" calcext:value-type="float">
            <text:p>1997366</text:p>
          </table:table-cell>
          <table:table-cell table:style-name="Default" office:value-type="float" office:value="56793" calcext:value-type="float">
            <text:p>56793</text:p>
          </table:table-cell>
          <table:table-cell table:style-name="Default" office:value-type="float" office:value="50071" calcext:value-type="float">
            <text:p>50071</text:p>
          </table:table-cell>
          <table:table-cell table:style-name="Default" office:value-type="float" office:value="433844" calcext:value-type="float">
            <text:p>433844</text:p>
          </table:table-cell>
          <table:table-cell table:style-name="Default" office:value-type="float" office:value="874892" calcext:value-type="float">
            <text:p>874892</text:p>
          </table:table-cell>
          <table:table-cell table:style-name="Default" office:value-type="float" office:value="366483" calcext:value-type="float">
            <text:p>366483</text:p>
          </table:table-cell>
          <table:table-cell table:style-name="Default" office:value-type="float" office:value="215282" calcext:value-type="float">
            <text:p>215282</text:p>
          </table:table-cell>
          <table:table-cell table:style-name="Default" office:value-type="float" office:value="26823909" calcext:value-type="float">
            <text:p>26823909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2022T3</text:p>
          </table:table-cell>
          <table:table-cell table:style-name="Default" office:value-type="float" office:value="1998463" calcext:value-type="float">
            <text:p>1998463</text:p>
          </table:table-cell>
          <table:table-cell table:style-name="Default" office:value-type="float" office:value="56887" calcext:value-type="float">
            <text:p>56887</text:p>
          </table:table-cell>
          <table:table-cell table:style-name="Default" office:value-type="float" office:value="49838" calcext:value-type="float">
            <text:p>49838</text:p>
          </table:table-cell>
          <table:table-cell table:style-name="Default" office:value-type="float" office:value="432781" calcext:value-type="float">
            <text:p>432781</text:p>
          </table:table-cell>
          <table:table-cell table:style-name="Default" office:value-type="float" office:value="877588" calcext:value-type="float">
            <text:p>877588</text:p>
          </table:table-cell>
          <table:table-cell table:style-name="Default" office:value-type="float" office:value="367003" calcext:value-type="float">
            <text:p>367003</text:p>
          </table:table-cell>
          <table:table-cell table:style-name="Default" office:value-type="float" office:value="214366" calcext:value-type="float">
            <text:p>214366</text:p>
          </table:table-cell>
          <table:table-cell table:style-name="Default" office:value-type="float" office:value="26908001" calcext:value-type="float">
            <text:p>26908001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2022T4</text:p>
          </table:table-cell>
          <table:table-cell table:style-name="Default" office:value-type="float" office:value="2002418" calcext:value-type="float">
            <text:p>2002418</text:p>
          </table:table-cell>
          <table:table-cell table:style-name="Default" office:value-type="float" office:value="57345" calcext:value-type="float">
            <text:p>57345</text:p>
          </table:table-cell>
          <table:table-cell table:style-name="Default" office:value-type="float" office:value="50352" calcext:value-type="float">
            <text:p>50352</text:p>
          </table:table-cell>
          <table:table-cell table:style-name="Default" office:value-type="float" office:value="434185" calcext:value-type="float">
            <text:p>434185</text:p>
          </table:table-cell>
          <table:table-cell table:style-name="Default" office:value-type="float" office:value="877616" calcext:value-type="float">
            <text:p>877616</text:p>
          </table:table-cell>
          <table:table-cell table:style-name="Default" office:value-type="float" office:value="367925" calcext:value-type="float">
            <text:p>367925</text:p>
          </table:table-cell>
          <table:table-cell table:style-name="Default" office:value-type="float" office:value="214995" calcext:value-type="float">
            <text:p>214995</text:p>
          </table:table-cell>
          <table:table-cell table:style-name="Default" office:value-type="float" office:value="26952048" calcext:value-type="float">
            <text:p>26952048</text:p>
          </table:table-cell>
          <table:table-cell table:number-columns-repeated="1015"/>
        </table:table-row>
      </table:table>
      <table:table table:name="Emploi Indus PACA" table:style-name="ta1">
        <table:table-column table:style-name="co1" table:number-columns-repeated="2" table:default-cell-style-name="ce5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ndustri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érie :CVS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fréquence :trimestriell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unité : nombre 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ource : Insee, estimations d'emploi ; estimations trimestrielles Urssaf, Dares, Insee.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 table:style-name="ce1"/>
          <table:table-cell table:number-columns-repeated="101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Provence-Alpes-Côte d'Azu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1T4</text:p>
          </table:table-cell>
          <table:table-cell office:value-type="float" office:value="176019" calcext:value-type="float">
            <text:p>176 01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2T1</text:p>
          </table:table-cell>
          <table:table-cell office:value-type="float" office:value="176087" calcext:value-type="float">
            <text:p>176 08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2T2</text:p>
          </table:table-cell>
          <table:table-cell office:value-type="float" office:value="176234" calcext:value-type="float">
            <text:p>176 23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2T3</text:p>
          </table:table-cell>
          <table:table-cell office:value-type="float" office:value="175594" calcext:value-type="float">
            <text:p>175 59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2T4</text:p>
          </table:table-cell>
          <table:table-cell office:value-type="float" office:value="174665" calcext:value-type="float">
            <text:p>174 66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3T1</text:p>
          </table:table-cell>
          <table:table-cell office:value-type="float" office:value="174451" calcext:value-type="float">
            <text:p>174 4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3T2</text:p>
          </table:table-cell>
          <table:table-cell office:value-type="float" office:value="174712" calcext:value-type="float">
            <text:p>174 7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3T3</text:p>
          </table:table-cell>
          <table:table-cell office:value-type="float" office:value="173660" calcext:value-type="float">
            <text:p>173 6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3T4</text:p>
          </table:table-cell>
          <table:table-cell office:value-type="float" office:value="172766" calcext:value-type="float">
            <text:p>172 76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4T1</text:p>
          </table:table-cell>
          <table:table-cell office:value-type="float" office:value="171487" calcext:value-type="float">
            <text:p>171 48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4T2</text:p>
          </table:table-cell>
          <table:table-cell office:value-type="float" office:value="171030" calcext:value-type="float">
            <text:p>171 03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4T3</text:p>
          </table:table-cell>
          <table:table-cell office:value-type="float" office:value="170409" calcext:value-type="float">
            <text:p>170 40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4T4</text:p>
          </table:table-cell>
          <table:table-cell office:value-type="float" office:value="169753" calcext:value-type="float">
            <text:p>169 75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5T1</text:p>
          </table:table-cell>
          <table:table-cell office:value-type="float" office:value="169128" calcext:value-type="float">
            <text:p>169 1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5T2</text:p>
          </table:table-cell>
          <table:table-cell office:value-type="float" office:value="168462" calcext:value-type="float">
            <text:p>168 46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5T3</text:p>
          </table:table-cell>
          <table:table-cell office:value-type="float" office:value="168013" calcext:value-type="float">
            <text:p>168 01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5T4</text:p>
          </table:table-cell>
          <table:table-cell office:value-type="float" office:value="167731" calcext:value-type="float">
            <text:p>167 73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6T1</text:p>
          </table:table-cell>
          <table:table-cell office:value-type="float" office:value="166886" calcext:value-type="float">
            <text:p>166 88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6T2</text:p>
          </table:table-cell>
          <table:table-cell office:value-type="float" office:value="166810" calcext:value-type="float">
            <text:p>166 81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6T3</text:p>
          </table:table-cell>
          <table:table-cell office:value-type="float" office:value="165986" calcext:value-type="float">
            <text:p>165 98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6T4</text:p>
          </table:table-cell>
          <table:table-cell office:value-type="float" office:value="164975" calcext:value-type="float">
            <text:p>164 97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7T1</text:p>
          </table:table-cell>
          <table:table-cell office:value-type="float" office:value="166161" calcext:value-type="float">
            <text:p>166 16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7T2</text:p>
          </table:table-cell>
          <table:table-cell office:value-type="float" office:value="165875" calcext:value-type="float">
            <text:p>165 87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7T3</text:p>
          </table:table-cell>
          <table:table-cell office:value-type="float" office:value="166488" calcext:value-type="float">
            <text:p>166 48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7T4</text:p>
          </table:table-cell>
          <table:table-cell office:value-type="float" office:value="166297" calcext:value-type="float">
            <text:p>166 29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8T1</text:p>
          </table:table-cell>
          <table:table-cell office:value-type="float" office:value="166735" calcext:value-type="float">
            <text:p>166 73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8T2</text:p>
          </table:table-cell>
          <table:table-cell office:value-type="float" office:value="166101" calcext:value-type="float">
            <text:p>166 10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8T3</text:p>
          </table:table-cell>
          <table:table-cell office:value-type="float" office:value="166331" calcext:value-type="float">
            <text:p>166 33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8T4</text:p>
          </table:table-cell>
          <table:table-cell office:value-type="float" office:value="164653" calcext:value-type="float">
            <text:p>164 65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9T1</text:p>
          </table:table-cell>
          <table:table-cell office:value-type="float" office:value="162601" calcext:value-type="float">
            <text:p>162 60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9T2</text:p>
          </table:table-cell>
          <table:table-cell office:value-type="float" office:value="161147" calcext:value-type="float">
            <text:p>161 14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9T3</text:p>
          </table:table-cell>
          <table:table-cell office:value-type="float" office:value="159555" calcext:value-type="float">
            <text:p>159 55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9T4</text:p>
          </table:table-cell>
          <table:table-cell office:value-type="float" office:value="159228" calcext:value-type="float">
            <text:p>159 2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1</text:p>
          </table:table-cell>
          <table:table-cell office:value-type="float" office:value="157128" calcext:value-type="float">
            <text:p>157 1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2</text:p>
          </table:table-cell>
          <table:table-cell office:value-type="float" office:value="155935" calcext:value-type="float">
            <text:p>155 93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3</text:p>
          </table:table-cell>
          <table:table-cell office:value-type="float" office:value="156080" calcext:value-type="float">
            <text:p>156 08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4</text:p>
          </table:table-cell>
          <table:table-cell office:value-type="float" office:value="155883" calcext:value-type="float">
            <text:p>155 88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1</text:p>
          </table:table-cell>
          <table:table-cell office:value-type="float" office:value="156804" calcext:value-type="float">
            <text:p>156 80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2</text:p>
          </table:table-cell>
          <table:table-cell office:value-type="float" office:value="157430" calcext:value-type="float">
            <text:p>157 43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3</text:p>
          </table:table-cell>
          <table:table-cell office:value-type="float" office:value="156822" calcext:value-type="float">
            <text:p>156 82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4</text:p>
          </table:table-cell>
          <table:table-cell office:value-type="float" office:value="157571" calcext:value-type="float">
            <text:p>157 57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1</text:p>
          </table:table-cell>
          <table:table-cell office:value-type="float" office:value="157213" calcext:value-type="float">
            <text:p>157 21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2</text:p>
          </table:table-cell>
          <table:table-cell office:value-type="float" office:value="157205" calcext:value-type="float">
            <text:p>157 20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3</text:p>
          </table:table-cell>
          <table:table-cell office:value-type="float" office:value="157593" calcext:value-type="float">
            <text:p>157 59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4</text:p>
          </table:table-cell>
          <table:table-cell office:value-type="float" office:value="157236" calcext:value-type="float">
            <text:p>157 23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1</text:p>
          </table:table-cell>
          <table:table-cell office:value-type="float" office:value="157317" calcext:value-type="float">
            <text:p>157 31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2</text:p>
          </table:table-cell>
          <table:table-cell office:value-type="float" office:value="156889" calcext:value-type="float">
            <text:p>156 88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3</text:p>
          </table:table-cell>
          <table:table-cell office:value-type="float" office:value="156882" calcext:value-type="float">
            <text:p>156 88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4</text:p>
          </table:table-cell>
          <table:table-cell office:value-type="float" office:value="156846" calcext:value-type="float">
            <text:p>156 84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1</text:p>
          </table:table-cell>
          <table:table-cell office:value-type="float" office:value="156557" calcext:value-type="float">
            <text:p>156 55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2</text:p>
          </table:table-cell>
          <table:table-cell office:value-type="float" office:value="156520" calcext:value-type="float">
            <text:p>156 52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3</text:p>
          </table:table-cell>
          <table:table-cell office:value-type="float" office:value="155959" calcext:value-type="float">
            <text:p>155 95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4</text:p>
          </table:table-cell>
          <table:table-cell office:value-type="float" office:value="155883" calcext:value-type="float">
            <text:p>155 88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1</text:p>
          </table:table-cell>
          <table:table-cell office:value-type="float" office:value="155148" calcext:value-type="float">
            <text:p>155 14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2</text:p>
          </table:table-cell>
          <table:table-cell office:value-type="float" office:value="155285" calcext:value-type="float">
            <text:p>155 28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3</text:p>
          </table:table-cell>
          <table:table-cell office:value-type="float" office:value="155169" calcext:value-type="float">
            <text:p>155 16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4</text:p>
          </table:table-cell>
          <table:table-cell office:value-type="float" office:value="155074" calcext:value-type="float">
            <text:p>155 07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1</text:p>
          </table:table-cell>
          <table:table-cell office:value-type="float" office:value="155049" calcext:value-type="float">
            <text:p>155 04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2</text:p>
          </table:table-cell>
          <table:table-cell office:value-type="float" office:value="154653" calcext:value-type="float">
            <text:p>154 65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3</text:p>
          </table:table-cell>
          <table:table-cell office:value-type="float" office:value="154383" calcext:value-type="float">
            <text:p>154 38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4</text:p>
          </table:table-cell>
          <table:table-cell office:value-type="float" office:value="153881" calcext:value-type="float">
            <text:p>153 88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1</text:p>
          </table:table-cell>
          <table:table-cell office:value-type="float" office:value="153763" calcext:value-type="float">
            <text:p>153 76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2</text:p>
          </table:table-cell>
          <table:table-cell office:value-type="float" office:value="154259" calcext:value-type="float">
            <text:p>154 25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3</text:p>
          </table:table-cell>
          <table:table-cell office:value-type="float" office:value="154459" calcext:value-type="float">
            <text:p>154 45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4</text:p>
          </table:table-cell>
          <table:table-cell office:value-type="float" office:value="154779" calcext:value-type="float">
            <text:p>154 77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1</text:p>
          </table:table-cell>
          <table:table-cell office:value-type="float" office:value="155339" calcext:value-type="float">
            <text:p>155 33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2</text:p>
          </table:table-cell>
          <table:table-cell office:value-type="float" office:value="155844" calcext:value-type="float">
            <text:p>155 84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3</text:p>
          </table:table-cell>
          <table:table-cell office:value-type="float" office:value="156285" calcext:value-type="float">
            <text:p>156 28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4</text:p>
          </table:table-cell>
          <table:table-cell office:value-type="float" office:value="156273" calcext:value-type="float">
            <text:p>156 27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1</text:p>
          </table:table-cell>
          <table:table-cell office:value-type="float" office:value="156864" calcext:value-type="float">
            <text:p>156 86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2</text:p>
          </table:table-cell>
          <table:table-cell office:value-type="float" office:value="157574" calcext:value-type="float">
            <text:p>157 57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3</text:p>
          </table:table-cell>
          <table:table-cell office:value-type="float" office:value="157859" calcext:value-type="float">
            <text:p>157 85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4</text:p>
          </table:table-cell>
          <table:table-cell office:value-type="float" office:value="158728" calcext:value-type="float">
            <text:p>158 7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1</text:p>
          </table:table-cell>
          <table:table-cell office:value-type="float" office:value="158140" calcext:value-type="float">
            <text:p>158 14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2</text:p>
          </table:table-cell>
          <table:table-cell office:value-type="float" office:value="158048" calcext:value-type="float">
            <text:p>158 04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3</text:p>
          </table:table-cell>
          <table:table-cell office:value-type="float" office:value="159089" calcext:value-type="float">
            <text:p>159 089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0T4</text:p>
          </table:table-cell>
          <table:table-cell table:style-name="Default" office:value-type="float" office:value="159547" calcext:value-type="float">
            <text:p>159547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1</text:p>
          </table:table-cell>
          <table:table-cell table:style-name="Default" office:value-type="float" office:value="160900" calcext:value-type="float">
            <text:p>160900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2</text:p>
          </table:table-cell>
          <table:table-cell table:style-name="Default" office:value-type="float" office:value="161757" calcext:value-type="float">
            <text:p>161757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3</text:p>
          </table:table-cell>
          <table:table-cell table:style-name="Default" office:value-type="float" office:value="163063" calcext:value-type="float">
            <text:p>163063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4</text:p>
          </table:table-cell>
          <table:table-cell table:style-name="Default" office:value-type="float" office:value="164121" calcext:value-type="float">
            <text:p>164121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1</text:p>
          </table:table-cell>
          <table:table-cell table:style-name="Default" office:value-type="float" office:value="164866" calcext:value-type="float">
            <text:p>16486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2</text:p>
          </table:table-cell>
          <table:table-cell table:style-name="Default" office:value-type="float" office:value="165537" calcext:value-type="float">
            <text:p>165537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3</text:p>
          </table:table-cell>
          <table:table-cell table:style-name="Default" office:value-type="float" office:value="166356" calcext:value-type="float">
            <text:p>16635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4</text:p>
          </table:table-cell>
          <table:table-cell table:style-name="Default" office:value-type="float" office:value="167525" calcext:value-type="float">
            <text:p>167525</text:p>
          </table:table-cell>
          <table:table-cell table:number-columns-repeated="1022"/>
        </table:table-row>
      </table:table>
      <table:table table:name="Tertiaire march PACA" table:style-name="ta1">
        <table:table-column table:style-name="co1" table:number-columns-repeated="2" table:default-cell-style-name="ce5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ertiaire marchand hors intérim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érie :CVS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fréquence :trimestriell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unité : nombr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ource : Insee, estimations d'emploi ; estimations trimestrielles Urssaf, Dares, Insee.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 table:style-name="ce1"/>
          <table:table-cell table:number-columns-repeated="101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Provence-Alpes-Côte d'Azu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1T4</text:p>
          </table:table-cell>
          <table:table-cell office:value-type="float" office:value="758562" calcext:value-type="float">
            <text:p>758 56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2T1</text:p>
          </table:table-cell>
          <table:table-cell office:value-type="float" office:value="767535" calcext:value-type="float">
            <text:p>767 53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2T2</text:p>
          </table:table-cell>
          <table:table-cell office:value-type="float" office:value="769672" calcext:value-type="float">
            <text:p>769 67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2T3</text:p>
          </table:table-cell>
          <table:table-cell office:value-type="float" office:value="772470" calcext:value-type="float">
            <text:p>772 4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2T4</text:p>
          </table:table-cell>
          <table:table-cell office:value-type="float" office:value="774307" calcext:value-type="float">
            <text:p>774 30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3T1</text:p>
          </table:table-cell>
          <table:table-cell office:value-type="float" office:value="776100" calcext:value-type="float">
            <text:p>776 1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3T2</text:p>
          </table:table-cell>
          <table:table-cell office:value-type="float" office:value="780570" calcext:value-type="float">
            <text:p>780 5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3T3</text:p>
          </table:table-cell>
          <table:table-cell office:value-type="float" office:value="782026" calcext:value-type="float">
            <text:p>782 02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3T4</text:p>
          </table:table-cell>
          <table:table-cell office:value-type="float" office:value="783633" calcext:value-type="float">
            <text:p>783 63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4T1</text:p>
          </table:table-cell>
          <table:table-cell office:value-type="float" office:value="789945" calcext:value-type="float">
            <text:p>789 94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4T2</text:p>
          </table:table-cell>
          <table:table-cell office:value-type="float" office:value="792423" calcext:value-type="float">
            <text:p>792 4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4T3</text:p>
          </table:table-cell>
          <table:table-cell office:value-type="float" office:value="793242" calcext:value-type="float">
            <text:p>793 24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4T4</text:p>
          </table:table-cell>
          <table:table-cell office:value-type="float" office:value="796837" calcext:value-type="float">
            <text:p>796 83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5T1</text:p>
          </table:table-cell>
          <table:table-cell office:value-type="float" office:value="797239" calcext:value-type="float">
            <text:p>797 23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5T2</text:p>
          </table:table-cell>
          <table:table-cell office:value-type="float" office:value="799774" calcext:value-type="float">
            <text:p>799 77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5T3</text:p>
          </table:table-cell>
          <table:table-cell office:value-type="float" office:value="804927" calcext:value-type="float">
            <text:p>804 92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5T4</text:p>
          </table:table-cell>
          <table:table-cell office:value-type="float" office:value="809318" calcext:value-type="float">
            <text:p>809 31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6T1</text:p>
          </table:table-cell>
          <table:table-cell office:value-type="float" office:value="809525" calcext:value-type="float">
            <text:p>809 52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6T2</text:p>
          </table:table-cell>
          <table:table-cell office:value-type="float" office:value="812992" calcext:value-type="float">
            <text:p>812 99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6T3</text:p>
          </table:table-cell>
          <table:table-cell office:value-type="float" office:value="820645" calcext:value-type="float">
            <text:p>820 64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6T4</text:p>
          </table:table-cell>
          <table:table-cell office:value-type="float" office:value="819591" calcext:value-type="float">
            <text:p>819 59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7T1</text:p>
          </table:table-cell>
          <table:table-cell office:value-type="float" office:value="826544" calcext:value-type="float">
            <text:p>826 54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7T2</text:p>
          </table:table-cell>
          <table:table-cell office:value-type="float" office:value="832515" calcext:value-type="float">
            <text:p>832 51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7T3</text:p>
          </table:table-cell>
          <table:table-cell office:value-type="float" office:value="836409" calcext:value-type="float">
            <text:p>836 40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7T4</text:p>
          </table:table-cell>
          <table:table-cell office:value-type="float" office:value="837299" calcext:value-type="float">
            <text:p>837 29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8T1</text:p>
          </table:table-cell>
          <table:table-cell office:value-type="float" office:value="839496" calcext:value-type="float">
            <text:p>839 49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8T2</text:p>
          </table:table-cell>
          <table:table-cell office:value-type="float" office:value="836356" calcext:value-type="float">
            <text:p>836 35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8T3</text:p>
          </table:table-cell>
          <table:table-cell office:value-type="float" office:value="831170" calcext:value-type="float">
            <text:p>831 1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8T4</text:p>
          </table:table-cell>
          <table:table-cell office:value-type="float" office:value="834189" calcext:value-type="float">
            <text:p>834 18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9T1</text:p>
          </table:table-cell>
          <table:table-cell office:value-type="float" office:value="831961" calcext:value-type="float">
            <text:p>831 96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9T2</text:p>
          </table:table-cell>
          <table:table-cell office:value-type="float" office:value="828406" calcext:value-type="float">
            <text:p>828 40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9T3</text:p>
          </table:table-cell>
          <table:table-cell office:value-type="float" office:value="829282" calcext:value-type="float">
            <text:p>829 28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09T4</text:p>
          </table:table-cell>
          <table:table-cell office:value-type="float" office:value="834887" calcext:value-type="float">
            <text:p>834 88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1</text:p>
          </table:table-cell>
          <table:table-cell office:value-type="float" office:value="838138" calcext:value-type="float">
            <text:p>838 1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2</text:p>
          </table:table-cell>
          <table:table-cell office:value-type="float" office:value="836768" calcext:value-type="float">
            <text:p>836 76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3</text:p>
          </table:table-cell>
          <table:table-cell office:value-type="float" office:value="839598" calcext:value-type="float">
            <text:p>839 59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4</text:p>
          </table:table-cell>
          <table:table-cell office:value-type="float" office:value="831292" calcext:value-type="float">
            <text:p>831 29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1</text:p>
          </table:table-cell>
          <table:table-cell office:value-type="float" office:value="834586" calcext:value-type="float">
            <text:p>834 58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2</text:p>
          </table:table-cell>
          <table:table-cell office:value-type="float" office:value="836558" calcext:value-type="float">
            <text:p>836 55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3</text:p>
          </table:table-cell>
          <table:table-cell office:value-type="float" office:value="833684" calcext:value-type="float">
            <text:p>833 68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4</text:p>
          </table:table-cell>
          <table:table-cell office:value-type="float" office:value="836735" calcext:value-type="float">
            <text:p>836 73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1</text:p>
          </table:table-cell>
          <table:table-cell office:value-type="float" office:value="838287" calcext:value-type="float">
            <text:p>838 28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2</text:p>
          </table:table-cell>
          <table:table-cell office:value-type="float" office:value="837576" calcext:value-type="float">
            <text:p>837 57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3</text:p>
          </table:table-cell>
          <table:table-cell office:value-type="float" office:value="837876" calcext:value-type="float">
            <text:p>837 87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4</text:p>
          </table:table-cell>
          <table:table-cell office:value-type="float" office:value="837473" calcext:value-type="float">
            <text:p>837 47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1</text:p>
          </table:table-cell>
          <table:table-cell office:value-type="float" office:value="838616" calcext:value-type="float">
            <text:p>838 6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2</text:p>
          </table:table-cell>
          <table:table-cell office:value-type="float" office:value="837123" calcext:value-type="float">
            <text:p>837 1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3</text:p>
          </table:table-cell>
          <table:table-cell office:value-type="float" office:value="839032" calcext:value-type="float">
            <text:p>839 03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4</text:p>
          </table:table-cell>
          <table:table-cell office:value-type="float" office:value="840212" calcext:value-type="float">
            <text:p>840 2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1</text:p>
          </table:table-cell>
          <table:table-cell office:value-type="float" office:value="840314" calcext:value-type="float">
            <text:p>840 31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2</text:p>
          </table:table-cell>
          <table:table-cell office:value-type="float" office:value="841964" calcext:value-type="float">
            <text:p>841 96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3</text:p>
          </table:table-cell>
          <table:table-cell office:value-type="float" office:value="841334" calcext:value-type="float">
            <text:p>841 33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4</text:p>
          </table:table-cell>
          <table:table-cell office:value-type="float" office:value="842744" calcext:value-type="float">
            <text:p>842 74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1</text:p>
          </table:table-cell>
          <table:table-cell office:value-type="float" office:value="843428" calcext:value-type="float">
            <text:p>843 4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2</text:p>
          </table:table-cell>
          <table:table-cell office:value-type="float" office:value="845987" calcext:value-type="float">
            <text:p>845 98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3</text:p>
          </table:table-cell>
          <table:table-cell office:value-type="float" office:value="846774" calcext:value-type="float">
            <text:p>846 77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4</text:p>
          </table:table-cell>
          <table:table-cell office:value-type="float" office:value="850460" calcext:value-type="float">
            <text:p>850 4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1</text:p>
          </table:table-cell>
          <table:table-cell office:value-type="float" office:value="855726" calcext:value-type="float">
            <text:p>855 72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2</text:p>
          </table:table-cell>
          <table:table-cell office:value-type="float" office:value="858211" calcext:value-type="float">
            <text:p>858 2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3</text:p>
          </table:table-cell>
          <table:table-cell office:value-type="float" office:value="860467" calcext:value-type="float">
            <text:p>860 46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4</text:p>
          </table:table-cell>
          <table:table-cell office:value-type="float" office:value="859386" calcext:value-type="float">
            <text:p>859 38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1</text:p>
          </table:table-cell>
          <table:table-cell office:value-type="float" office:value="863615" calcext:value-type="float">
            <text:p>863 61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2</text:p>
          </table:table-cell>
          <table:table-cell office:value-type="float" office:value="868508" calcext:value-type="float">
            <text:p>868 50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3</text:p>
          </table:table-cell>
          <table:table-cell office:value-type="float" office:value="871477" calcext:value-type="float">
            <text:p>871 47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4</text:p>
          </table:table-cell>
          <table:table-cell office:value-type="float" office:value="876390" calcext:value-type="float">
            <text:p>876 39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1</text:p>
          </table:table-cell>
          <table:table-cell office:value-type="float" office:value="883515" calcext:value-type="float">
            <text:p>883 51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2</text:p>
          </table:table-cell>
          <table:table-cell office:value-type="float" office:value="884615" calcext:value-type="float">
            <text:p>884 61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3</text:p>
          </table:table-cell>
          <table:table-cell office:value-type="float" office:value="884347" calcext:value-type="float">
            <text:p>884 34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4</text:p>
          </table:table-cell>
          <table:table-cell office:value-type="float" office:value="886137" calcext:value-type="float">
            <text:p>886 13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1</text:p>
          </table:table-cell>
          <table:table-cell office:value-type="float" office:value="890343" calcext:value-type="float">
            <text:p>890 34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2</text:p>
          </table:table-cell>
          <table:table-cell office:value-type="float" office:value="896102" calcext:value-type="float">
            <text:p>896 10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3</text:p>
          </table:table-cell>
          <table:table-cell office:value-type="float" office:value="899296" calcext:value-type="float">
            <text:p>899 29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4</text:p>
          </table:table-cell>
          <table:table-cell office:value-type="float" office:value="904411" calcext:value-type="float">
            <text:p>904 4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1</text:p>
          </table:table-cell>
          <table:table-cell office:value-type="float" office:value="889077" calcext:value-type="float">
            <text:p>889 07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2</text:p>
          </table:table-cell>
          <table:table-cell office:value-type="float" office:value="872960" calcext:value-type="float">
            <text:p>872 9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3</text:p>
          </table:table-cell>
          <table:table-cell office:value-type="float" office:value="899080" calcext:value-type="float">
            <text:p>899 080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0T4</text:p>
          </table:table-cell>
          <table:table-cell table:style-name="Default" office:value-type="float" office:value="891434" calcext:value-type="float">
            <text:p>891434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1</text:p>
          </table:table-cell>
          <table:table-cell table:style-name="Default" office:value-type="float" office:value="897527" calcext:value-type="float">
            <text:p>897527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2</text:p>
          </table:table-cell>
          <table:table-cell table:style-name="Default" office:value-type="float" office:value="922773" calcext:value-type="float">
            <text:p>922773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3</text:p>
          </table:table-cell>
          <table:table-cell table:style-name="Default" office:value-type="float" office:value="937557" calcext:value-type="float">
            <text:p>937557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4</text:p>
          </table:table-cell>
          <table:table-cell table:style-name="Default" office:value-type="float" office:value="951316" calcext:value-type="float">
            <text:p>95131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1</text:p>
          </table:table-cell>
          <table:table-cell table:style-name="Default" office:value-type="float" office:value="959164" calcext:value-type="float">
            <text:p>959164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2</text:p>
          </table:table-cell>
          <table:table-cell table:style-name="Default" office:value-type="float" office:value="969458" calcext:value-type="float">
            <text:p>969458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3</text:p>
          </table:table-cell>
          <table:table-cell table:style-name="Default" office:value-type="float" office:value="971380" calcext:value-type="float">
            <text:p>971380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4</text:p>
          </table:table-cell>
          <table:table-cell table:style-name="Default" office:value-type="float" office:value="971535" calcext:value-type="float">
            <text:p>971535</text:p>
          </table:table-cell>
          <table:table-cell table:number-columns-repeated="1022"/>
        </table:table-row>
      </table:table>
      <table:table table:name="Tertiaire non march PACA" table:style-name="ta1">
        <table:table-column table:style-name="co1" table:number-columns-repeated="2" table:default-cell-style-name="ce5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Emplois salariés - Tertiaire non marchand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érie :CVS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fréquence :trimestriell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unité : nombr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ource : Insee, estimations d'emploi ; estimations trimestrielles Urssaf, Dares, Insee.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 table:style-name="ce1"/>
          <table:table-cell table:number-columns-repeated="101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Provence-Alpes-Côte d'Azu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0T4</text:p>
          </table:table-cell>
          <table:table-cell office:value-type="float" office:value="620668" calcext:value-type="float">
            <text:p>620 66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1</text:p>
          </table:table-cell>
          <table:table-cell office:value-type="float" office:value="621093" calcext:value-type="float">
            <text:p>621 09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2</text:p>
          </table:table-cell>
          <table:table-cell office:value-type="float" office:value="620928" calcext:value-type="float">
            <text:p>620 9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3</text:p>
          </table:table-cell>
          <table:table-cell office:value-type="float" office:value="622235" calcext:value-type="float">
            <text:p>622 23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1T4</text:p>
          </table:table-cell>
          <table:table-cell office:value-type="float" office:value="622902" calcext:value-type="float">
            <text:p>622 90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1</text:p>
          </table:table-cell>
          <table:table-cell office:value-type="float" office:value="625764" calcext:value-type="float">
            <text:p>625 76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2</text:p>
          </table:table-cell>
          <table:table-cell office:value-type="float" office:value="626116" calcext:value-type="float">
            <text:p>626 1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3</text:p>
          </table:table-cell>
          <table:table-cell office:value-type="float" office:value="626529" calcext:value-type="float">
            <text:p>626 52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2T4</text:p>
          </table:table-cell>
          <table:table-cell office:value-type="float" office:value="626651" calcext:value-type="float">
            <text:p>626 6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1</text:p>
          </table:table-cell>
          <table:table-cell office:value-type="float" office:value="625885" calcext:value-type="float">
            <text:p>625 88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2</text:p>
          </table:table-cell>
          <table:table-cell office:value-type="float" office:value="629213" calcext:value-type="float">
            <text:p>629 21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3</text:p>
          </table:table-cell>
          <table:table-cell office:value-type="float" office:value="629080" calcext:value-type="float">
            <text:p>629 08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3T4</text:p>
          </table:table-cell>
          <table:table-cell office:value-type="float" office:value="635164" calcext:value-type="float">
            <text:p>635 16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1</text:p>
          </table:table-cell>
          <table:table-cell office:value-type="float" office:value="638698" calcext:value-type="float">
            <text:p>638 69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2</text:p>
          </table:table-cell>
          <table:table-cell office:value-type="float" office:value="637239" calcext:value-type="float">
            <text:p>637 23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3</text:p>
          </table:table-cell>
          <table:table-cell office:value-type="float" office:value="639299" calcext:value-type="float">
            <text:p>639 29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4T4</text:p>
          </table:table-cell>
          <table:table-cell office:value-type="float" office:value="642057" calcext:value-type="float">
            <text:p>642 05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1</text:p>
          </table:table-cell>
          <table:table-cell office:value-type="float" office:value="642936" calcext:value-type="float">
            <text:p>642 93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2</text:p>
          </table:table-cell>
          <table:table-cell office:value-type="float" office:value="644478" calcext:value-type="float">
            <text:p>644 47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3</text:p>
          </table:table-cell>
          <table:table-cell office:value-type="float" office:value="642898" calcext:value-type="float">
            <text:p>642 89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5T4</text:p>
          </table:table-cell>
          <table:table-cell office:value-type="float" office:value="645776" calcext:value-type="float">
            <text:p>645 77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1</text:p>
          </table:table-cell>
          <table:table-cell office:value-type="float" office:value="646178" calcext:value-type="float">
            <text:p>646 17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2</text:p>
          </table:table-cell>
          <table:table-cell office:value-type="float" office:value="649056" calcext:value-type="float">
            <text:p>649 05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3</text:p>
          </table:table-cell>
          <table:table-cell office:value-type="float" office:value="650365" calcext:value-type="float">
            <text:p>650 36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6T4</text:p>
          </table:table-cell>
          <table:table-cell office:value-type="float" office:value="651465" calcext:value-type="float">
            <text:p>651 46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1</text:p>
          </table:table-cell>
          <table:table-cell office:value-type="float" office:value="652530" calcext:value-type="float">
            <text:p>652 53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2</text:p>
          </table:table-cell>
          <table:table-cell office:value-type="float" office:value="653150" calcext:value-type="float">
            <text:p>653 1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3</text:p>
          </table:table-cell>
          <table:table-cell office:value-type="float" office:value="650941" calcext:value-type="float">
            <text:p>650 94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7T4</text:p>
          </table:table-cell>
          <table:table-cell office:value-type="float" office:value="647907" calcext:value-type="float">
            <text:p>647 90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1</text:p>
          </table:table-cell>
          <table:table-cell office:value-type="float" office:value="647750" calcext:value-type="float">
            <text:p>647 7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2</text:p>
          </table:table-cell>
          <table:table-cell office:value-type="float" office:value="646267" calcext:value-type="float">
            <text:p>646 26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3</text:p>
          </table:table-cell>
          <table:table-cell office:value-type="float" office:value="645113" calcext:value-type="float">
            <text:p>645 11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8T4</text:p>
          </table:table-cell>
          <table:table-cell office:value-type="float" office:value="645795" calcext:value-type="float">
            <text:p>645 79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1</text:p>
          </table:table-cell>
          <table:table-cell office:value-type="float" office:value="646099" calcext:value-type="float">
            <text:p>646 09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2</text:p>
          </table:table-cell>
          <table:table-cell office:value-type="float" office:value="647258" calcext:value-type="float">
            <text:p>647 25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3</text:p>
          </table:table-cell>
          <table:table-cell office:value-type="float" office:value="650457" calcext:value-type="float">
            <text:p>650 45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19T4</text:p>
          </table:table-cell>
          <table:table-cell office:value-type="float" office:value="650156" calcext:value-type="float">
            <text:p>650 15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1</text:p>
          </table:table-cell>
          <table:table-cell office:value-type="float" office:value="648977" calcext:value-type="float">
            <text:p>648 97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2</text:p>
          </table:table-cell>
          <table:table-cell office:value-type="float" office:value="643065" calcext:value-type="float">
            <text:p>643 06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020T3</text:p>
          </table:table-cell>
          <table:table-cell office:value-type="float" office:value="652516" calcext:value-type="float">
            <text:p>652 51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0T4</text:p>
          </table:table-cell>
          <table:table-cell table:style-name="Default" office:value-type="float" office:value="655567" calcext:value-type="float">
            <text:p>655567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1</text:p>
          </table:table-cell>
          <table:table-cell table:style-name="Default" office:value-type="float" office:value="657776" calcext:value-type="float">
            <text:p>65777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2</text:p>
          </table:table-cell>
          <table:table-cell table:style-name="Default" office:value-type="float" office:value="659398" calcext:value-type="float">
            <text:p>659398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3</text:p>
          </table:table-cell>
          <table:table-cell table:style-name="Default" office:value-type="float" office:value="660870" calcext:value-type="float">
            <text:p>660870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1T4</text:p>
          </table:table-cell>
          <table:table-cell table:style-name="Default" office:value-type="float" office:value="663142" calcext:value-type="float">
            <text:p>663142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1</text:p>
          </table:table-cell>
          <table:table-cell table:style-name="Default" office:value-type="float" office:value="663374" calcext:value-type="float">
            <text:p>663374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2</text:p>
          </table:table-cell>
          <table:table-cell table:style-name="Default" office:value-type="float" office:value="664167" calcext:value-type="float">
            <text:p>664167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3</text:p>
          </table:table-cell>
          <table:table-cell table:style-name="Default" office:value-type="float" office:value="662507" calcext:value-type="float">
            <text:p>662507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2022T4</text:p>
          </table:table-cell>
          <table:table-cell table:style-name="Default" office:value-type="float" office:value="663383" calcext:value-type="float">
            <text:p>663383</text:p>
          </table:table-cell>
          <table:table-cell table:number-columns-repeated="1022"/>
        </table:table-row>
      </table:table>
      <table:table table:name="Chom PACA" table:style-name="ta1">
        <table:table-column table:style-name="co1" table:number-columns-repeated="3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aux de chômage localisé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érie :CVS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fréquence :trimestriell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unité : pourcentag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ource : Insee, Enquête Emploi et Taux de chômage localisés.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 table:style-name="ce1"/>
          <table:table-cell table:number-columns-repeated="101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Provence-Alpes-Côte d'Azur</text:p>
          </table:table-cell>
          <table:table-cell table:style-name="ce3" office:value-type="string" calcext:value-type="string">
            <text:p>France hors Mayotte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5T1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5T2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5T3</text:p>
          </table:table-cell>
          <table:table-cell/>
          <table:table-cell office:value-type="float" office:value="3.8" calcext:value-type="float">
            <text:p>3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5T4</text:p>
          </table:table-cell>
          <table:table-cell/>
          <table:table-cell office:value-type="float" office:value="3.9" calcext:value-type="float">
            <text:p>3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6T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6T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6T3</text:p>
          </table:table-cell>
          <table:table-cell/>
          <table:table-cell office:value-type="float" office:value="3.9" calcext:value-type="float">
            <text:p>3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6T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7T1</text:p>
          </table:table-cell>
          <table:table-cell/>
          <table:table-cell office:value-type="float" office:value="4.2" calcext:value-type="float">
            <text:p>4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7T2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7T3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7T4</text:p>
          </table:table-cell>
          <table:table-cell/>
          <table:table-cell office:value-type="float" office:value="4.6" calcext:value-type="float">
            <text:p>4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8T1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8T2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8T3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8T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9T1</text:p>
          </table:table-cell>
          <table:table-cell/>
          <table:table-cell office:value-type="float" office:value="5.1" calcext:value-type="float">
            <text:p>5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9T2</text:p>
          </table:table-cell>
          <table:table-cell/>
          <table:table-cell office:value-type="float" office:value="5.2" calcext:value-type="float">
            <text:p>5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9T3</text:p>
          </table:table-cell>
          <table:table-cell/>
          <table:table-cell office:value-type="float" office:value="5.3" calcext:value-type="float">
            <text:p>5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79T4</text:p>
          </table:table-cell>
          <table:table-cell/>
          <table:table-cell office:value-type="float" office:value="5.4" calcext:value-type="float">
            <text:p>5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0T1</text:p>
          </table:table-cell>
          <table:table-cell/>
          <table:table-cell office:value-type="float" office:value="5.5" calcext:value-type="float">
            <text:p>5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0T2</text:p>
          </table:table-cell>
          <table:table-cell/>
          <table:table-cell office:value-type="float" office:value="5.5" calcext:value-type="float">
            <text:p>5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0T3</text:p>
          </table:table-cell>
          <table:table-cell/>
          <table:table-cell office:value-type="float" office:value="5.6" calcext:value-type="float">
            <text:p>5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0T4</text:p>
          </table:table-cell>
          <table:table-cell/>
          <table:table-cell office:value-type="float" office:value="5.8" calcext:value-type="float">
            <text:p>5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1T1</text:p>
          </table:table-cell>
          <table:table-cell/>
          <table:table-cell office:value-type="float" office:value="6.2" calcext:value-type="float">
            <text:p>6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1T2</text:p>
          </table:table-cell>
          <table:table-cell/>
          <table:table-cell office:value-type="float" office:value="6.5" calcext:value-type="float">
            <text:p>6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1T3</text:p>
          </table:table-cell>
          <table:table-cell/>
          <table:table-cell office:value-type="float" office:value="6.8" calcext:value-type="float">
            <text:p>6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1T4</text:p>
          </table:table-cell>
          <table:table-cell/>
          <table:table-cell office:value-type="float" office:value="6.9" calcext:value-type="float">
            <text:p>6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2T1</text:p>
          </table:table-cell>
          <table:table-cell office:value-type="float" office:value="8.1" calcext:value-type="float">
            <text:p>8,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2T2</text:p>
          </table:table-cell>
          <table:table-cell office:value-type="float" office:value="8.2" calcext:value-type="float">
            <text:p>8,2</text:p>
          </table:table-cell>
          <table:table-cell office:value-type="float" office:value="7.1" calcext:value-type="float">
            <text:p>7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2T3</text:p>
          </table:table-cell>
          <table:table-cell office:value-type="float" office:value="8.5" calcext:value-type="float">
            <text:p>8,5</text:p>
          </table:table-cell>
          <table:table-cell office:value-type="float" office:value="7.2" calcext:value-type="float">
            <text:p>7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2T4</text:p>
          </table:table-cell>
          <table:table-cell office:value-type="float" office:value="8.7" calcext:value-type="float">
            <text:p>8,7</text:p>
          </table:table-cell>
          <table:table-cell office:value-type="float" office:value="7.3" calcext:value-type="float">
            <text:p>7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3T1</text:p>
          </table:table-cell>
          <table:table-cell office:value-type="float" office:value="8.8" calcext:value-type="float">
            <text:p>8,8</text:p>
          </table:table-cell>
          <table:table-cell office:value-type="float" office:value="7.3" calcext:value-type="float">
            <text:p>7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3T2</text:p>
          </table:table-cell>
          <table:table-cell office:value-type="float" office:value="8.8" calcext:value-type="float">
            <text:p>8,8</text:p>
          </table:table-cell>
          <table:table-cell office:value-type="float" office:value="7.3" calcext:value-type="float">
            <text:p>7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3T3</text:p>
          </table:table-cell>
          <table:table-cell office:value-type="float" office:value="8.8" calcext:value-type="float">
            <text:p>8,8</text:p>
          </table:table-cell>
          <table:table-cell office:value-type="float" office:value="7.5" calcext:value-type="float">
            <text:p>7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3T4</text:p>
          </table:table-cell>
          <table:table-cell office:value-type="float" office:value="9.1" calcext:value-type="float">
            <text:p>9,1</text:p>
          </table:table-cell>
          <table:table-cell office:value-type="float" office:value="7.8" calcext:value-type="float">
            <text:p>7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4T1</text:p>
          </table:table-cell>
          <table:table-cell office:value-type="float" office:value="9.8" calcext:value-type="float">
            <text:p>9,8</text:p>
          </table:table-cell>
          <table:table-cell office:value-type="float" office:value="8.2" calcext:value-type="float">
            <text:p>8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4T2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4T3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4T4</text:p>
          </table:table-cell>
          <table:table-cell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5T1</text:p>
          </table:table-cell>
          <table:table-cell office:value-type="float" office:value="10.5" calcext:value-type="float">
            <text:p>10,5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5T2</text:p>
          </table:table-cell>
          <table:table-cell office:value-type="float" office:value="10.5" calcext:value-type="float">
            <text:p>10,5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5T3</text:p>
          </table:table-cell>
          <table:table-cell office:value-type="float" office:value="10.5" calcext:value-type="float">
            <text:p>10,5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5T4</text:p>
          </table:table-cell>
          <table:table-cell office:value-type="float" office:value="10.4" calcext:value-type="float">
            <text:p>10,4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6T1</text:p>
          </table:table-cell>
          <table:table-cell office:value-type="float" office:value="10.2" calcext:value-type="float">
            <text:p>10,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6T2</text:p>
          </table:table-cell>
          <table:table-cell office:value-type="float" office:value="10.3" calcext:value-type="float">
            <text:p>10,3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6T3</text:p>
          </table:table-cell>
          <table:table-cell office:value-type="float" office:value="10.4" calcext:value-type="float">
            <text:p>10,4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6T4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7T1</text:p>
          </table:table-cell>
          <table:table-cell office:value-type="float" office:value="10.4" calcext:value-type="float">
            <text:p>10,4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7T2</text:p>
          </table:table-cell>
          <table:table-cell office:value-type="float" office:value="10.3" calcext:value-type="float">
            <text:p>10,3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7T3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7T4</text:p>
          </table:table-cell>
          <table:table-cell office:value-type="float" office:value="10.2" calcext:value-type="float">
            <text:p>10,2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8T1</text:p>
          </table:table-cell>
          <table:table-cell office:value-type="float" office:value="10.1" calcext:value-type="float">
            <text:p>10,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8T2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8T3</text:p>
          </table:table-cell>
          <table:table-cell office:value-type="float" office:value="10.1" calcext:value-type="float">
            <text:p>10,1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8T4</text:p>
          </table:table-cell>
          <table:table-cell office:value-type="float" office:value="9.9" calcext:value-type="float">
            <text:p>9,9</text:p>
          </table:table-cell>
          <table:table-cell office:value-type="float" office:value="8.7" calcext:value-type="float">
            <text:p>8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9T1</text:p>
          </table:table-cell>
          <table:table-cell office:value-type="float" office:value="9.7" calcext:value-type="float">
            <text:p>9,7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9T2</text:p>
          </table:table-cell>
          <table:table-cell office:value-type="float" office:value="9.5" calcext:value-type="float">
            <text:p>9,5</text:p>
          </table:table-cell>
          <table:table-cell office:value-type="float" office:value="8.3" calcext:value-type="float">
            <text:p>8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9T3</text:p>
          </table:table-cell>
          <table:table-cell office:value-type="float" office:value="9.4" calcext:value-type="float">
            <text:p>9,4</text:p>
          </table:table-cell>
          <table:table-cell office:value-type="float" office:value="8.1" calcext:value-type="float">
            <text:p>8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89T4</text:p>
          </table:table-cell>
          <table:table-cell office:value-type="float" office:value="9.4" calcext:value-type="float">
            <text:p>9,4</text:p>
          </table:table-cell>
          <table:table-cell office:value-type="float" office:value="8.1" calcext:value-type="float">
            <text:p>8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0T1</text:p>
          </table:table-cell>
          <table:table-cell office:value-type="float" office:value="9.5" calcext:value-type="float">
            <text:p>9,5</text:p>
          </table:table-cell>
          <table:table-cell office:value-type="float" office:value="8.1" calcext:value-type="float">
            <text:p>8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0T2</text:p>
          </table:table-cell>
          <table:table-cell office:value-type="float" office:value="9.7" calcext:value-type="float">
            <text:p>9,7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0T3</text:p>
          </table:table-cell>
          <table:table-cell office:value-type="float" office:value="9.7" calcext:value-type="float">
            <text:p>9,7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0T4</text:p>
          </table:table-cell>
          <table:table-cell office:value-type="float" office:value="9.8" calcext:value-type="float">
            <text:p>9,8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1T1</text:p>
          </table:table-cell>
          <table:table-cell office:value-type="float" office:value="9.8" calcext:value-type="float">
            <text:p>9,8</text:p>
          </table:table-cell>
          <table:table-cell office:value-type="float" office:value="7.9" calcext:value-type="float">
            <text:p>7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1T2</text:p>
          </table:table-cell>
          <table:table-cell office:value-type="float" office:value="9.9" calcext:value-type="float">
            <text:p>9,9</text:p>
          </table:table-cell>
          <table:table-cell office:value-type="float" office:value="8.1" calcext:value-type="float">
            <text:p>8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1T3</text:p>
          </table:table-cell>
          <table:table-cell office:value-type="float" office:value="10.2" calcext:value-type="float">
            <text:p>10,2</text:p>
          </table:table-cell>
          <table:table-cell office:value-type="float" office:value="8.3" calcext:value-type="float">
            <text:p>8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1T4</text:p>
          </table:table-cell>
          <table:table-cell office:value-type="float" office:value="10.5" calcext:value-type="float">
            <text:p>10,5</text:p>
          </table:table-cell>
          <table:table-cell office:value-type="float" office:value="8.5" calcext:value-type="float">
            <text:p>8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2T1</text:p>
          </table:table-cell>
          <table:table-cell office:value-type="float" office:value="10.9" calcext:value-type="float">
            <text:p>10,9</text:p>
          </table:table-cell>
          <table:table-cell office:value-type="float" office:value="8.7" calcext:value-type="float">
            <text:p>8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2T2</text:p>
          </table:table-cell>
          <table:table-cell office:value-type="float" office:value="11.2" calcext:value-type="float">
            <text:p>11,2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2T3</text:p>
          </table:table-cell>
          <table:table-cell office:value-type="float" office:value="11.5" calcext:value-type="float">
            <text:p>11,5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2T4</text:p>
          </table:table-cell>
          <table:table-cell office:value-type="float" office:value="11.8" calcext:value-type="float">
            <text:p>11,8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3T1</text:p>
          </table:table-cell>
          <table:table-cell office:value-type="float" office:value="12.1" calcext:value-type="float">
            <text:p>12,1</text:p>
          </table:table-cell>
          <table:table-cell office:value-type="float" office:value="9.6" calcext:value-type="float">
            <text:p>9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3T2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3T3</text:p>
          </table:table-cell>
          <table:table-cell office:value-type="float" office:value="12.7" calcext:value-type="float">
            <text:p>12,7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3T4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4T1</text:p>
          </table:table-cell>
          <table:table-cell office:value-type="float" office:value="13.2" calcext:value-type="float">
            <text:p>13,2</text:p>
          </table:table-cell>
          <table:table-cell office:value-type="float" office:value="10.7" calcext:value-type="float">
            <text:p>10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4T2</text:p>
          </table:table-cell>
          <table:table-cell office:value-type="float" office:value="13.3" calcext:value-type="float">
            <text:p>13,3</text:p>
          </table:table-cell>
          <table:table-cell office:value-type="float" office:value="10.7" calcext:value-type="float">
            <text:p>10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4T3</text:p>
          </table:table-cell>
          <table:table-cell office:value-type="float" office:value="13.3" calcext:value-type="float">
            <text:p>13,3</text:p>
          </table:table-cell>
          <table:table-cell office:value-type="float" office:value="10.6" calcext:value-type="float">
            <text:p>10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4T4</text:p>
          </table:table-cell>
          <table:table-cell office:value-type="float" office:value="13.2" calcext:value-type="float">
            <text:p>13,2</text:p>
          </table:table-cell>
          <table:table-cell office:value-type="float" office:value="10.4" calcext:value-type="float">
            <text:p>10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5T1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5T2</text:p>
          </table:table-cell>
          <table:table-cell office:value-type="float" office:value="12.7" calcext:value-type="float">
            <text:p>12,7</text:p>
          </table:table-cell>
          <table:table-cell office:value-type="float" office:value="9.9" calcext:value-type="float">
            <text:p>9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5T3</text:p>
          </table:table-cell>
          <table:table-cell office:value-type="float" office:value="12.5" calcext:value-type="float">
            <text:p>12,5</text:p>
          </table:table-cell>
          <table:table-cell office:value-type="float" office:value="9.8" calcext:value-type="float">
            <text:p>9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5T4</text:p>
          </table:table-cell>
          <table:table-cell office:value-type="float" office:value="12.7" calcext:value-type="float">
            <text:p>12,7</text:p>
          </table:table-cell>
          <table:table-cell office:value-type="float" office:value="9.9" calcext:value-type="float">
            <text:p>9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6T1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6T2</text:p>
          </table:table-cell>
          <table:table-cell office:value-type="float" office:value="13.3" calcext:value-type="float">
            <text:p>13,3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6T3</text:p>
          </table:table-cell>
          <table:table-cell office:value-type="float" office:value="13.4" calcext:value-type="float">
            <text:p>13,4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6T4</text:p>
          </table:table-cell>
          <table:table-cell office:value-type="float" office:value="13.5" calcext:value-type="float">
            <text:p>13,5</text:p>
          </table:table-cell>
          <table:table-cell office:value-type="float" office:value="10.6" calcext:value-type="float">
            <text:p>10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7T1</text:p>
          </table:table-cell>
          <table:table-cell office:value-type="float" office:value="13.6" calcext:value-type="float">
            <text:p>13,6</text:p>
          </table:table-cell>
          <table:table-cell office:value-type="float" office:value="10.7" calcext:value-type="float">
            <text:p>10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7T2</text:p>
          </table:table-cell>
          <table:table-cell office:value-type="float" office:value="13.7" calcext:value-type="float">
            <text:p>13,7</text:p>
          </table:table-cell>
          <table:table-cell office:value-type="float" office:value="10.7" calcext:value-type="float">
            <text:p>10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7T3</text:p>
          </table:table-cell>
          <table:table-cell office:value-type="float" office:value="13.8" calcext:value-type="float">
            <text:p>13,8</text:p>
          </table:table-cell>
          <table:table-cell office:value-type="float" office:value="10.6" calcext:value-type="float">
            <text:p>10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7T4</text:p>
          </table:table-cell>
          <table:table-cell office:value-type="float" office:value="13.7" calcext:value-type="float">
            <text:p>13,7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8T1</text:p>
          </table:table-cell>
          <table:table-cell office:value-type="float" office:value="13.5" calcext:value-type="float">
            <text:p>13,5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8T2</text:p>
          </table:table-cell>
          <table:table-cell office:value-type="float" office:value="13.3" calcext:value-type="float">
            <text:p>13,3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8T3</text:p>
          </table:table-cell>
          <table:table-cell office:value-type="float" office:value="13.2" calcext:value-type="float">
            <text:p>13,2</text:p>
          </table:table-cell>
          <table:table-cell office:value-type="float" office:value="10.1" calcext:value-type="float">
            <text:p>10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8T4</text:p>
          </table:table-cell>
          <table:table-cell office:value-type="float" office:value="13.4" calcext:value-type="float">
            <text:p>13,4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9T1</text:p>
          </table:table-cell>
          <table:table-cell office:value-type="float" office:value="13.5" calcext:value-type="float">
            <text:p>13,5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9T2</text:p>
          </table:table-cell>
          <table:table-cell office:value-type="float" office:value="13.4" calcext:value-type="float">
            <text:p>13,4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9T3</text:p>
          </table:table-cell>
          <table:table-cell office:value-type="float" office:value="13.1" calcext:value-type="float">
            <text:p>13,1</text:p>
          </table:table-cell>
          <table:table-cell office:value-type="float" office:value="9.9" calcext:value-type="float">
            <text:p>9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999T4</text:p>
          </table:table-cell>
          <table:table-cell office:value-type="float" office:value="12.6" calcext:value-type="float">
            <text:p>12,6</text:p>
          </table:table-cell>
          <table:table-cell office:value-type="float" office:value="9.5" calcext:value-type="float">
            <text:p>9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0T1</text:p>
          </table:table-cell>
          <table:table-cell office:value-type="float" office:value="12.2" calcext:value-type="float">
            <text:p>12,2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0T2</text:p>
          </table:table-cell>
          <table:table-cell office:value-type="float" office:value="11.7" calcext:value-type="float">
            <text:p>11,7</text:p>
          </table:table-cell>
          <table:table-cell office:value-type="float" office:value="8.7" calcext:value-type="float">
            <text:p>8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0T3</text:p>
          </table:table-cell>
          <table:table-cell office:value-type="float" office:value="11.3" calcext:value-type="float">
            <text:p>11,3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0T4</text:p>
          </table:table-cell>
          <table:table-cell office:value-type="float" office:value="10.9" calcext:value-type="float">
            <text:p>10,9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1T1</text:p>
          </table:table-cell>
          <table:table-cell office:value-type="float" office:value="10.7" calcext:value-type="float">
            <text:p>10,7</text:p>
          </table:table-cell>
          <table:table-cell office:value-type="float" office:value="7.8" calcext:value-type="float">
            <text:p>7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1T2</text:p>
          </table:table-cell>
          <table:table-cell office:value-type="float" office:value="10.5" calcext:value-type="float">
            <text:p>10,5</text:p>
          </table:table-cell>
          <table:table-cell office:value-type="float" office:value="7.7" calcext:value-type="float">
            <text:p>7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1T3</text:p>
          </table:table-cell>
          <table:table-cell office:value-type="float" office:value="10.3" calcext:value-type="float">
            <text:p>10,3</text:p>
          </table:table-cell>
          <table:table-cell office:value-type="float" office:value="7.7" calcext:value-type="float">
            <text:p>7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1T4</text:p>
          </table:table-cell>
          <table:table-cell office:value-type="float" office:value="10.2" calcext:value-type="float">
            <text:p>10,2</text:p>
          </table:table-cell>
          <table:table-cell office:value-type="float" office:value="7.8" calcext:value-type="float">
            <text:p>7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2T1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2T2</text:p>
          </table:table-cell>
          <table:table-cell office:value-type="float" office:value="9.8" calcext:value-type="float">
            <text:p>9,8</text:p>
          </table:table-cell>
          <table:table-cell office:value-type="float" office:value="7.9" calcext:value-type="float">
            <text:p>7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2T3</text:p>
          </table:table-cell>
          <table:table-cell office:value-type="float" office:value="9.6" calcext:value-type="float">
            <text:p>9,6</text:p>
          </table:table-cell>
          <table:table-cell office:value-type="float" office:value="7.9" calcext:value-type="float">
            <text:p>7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2T4</text:p>
          </table:table-cell>
          <table:table-cell office:value-type="float" office:value="9.6" calcext:value-type="float">
            <text:p>9,6</text:p>
          </table:table-cell>
          <table:table-cell office:value-type="float" office:value="7.9" calcext:value-type="float">
            <text:p>7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3T1</text:p>
          </table:table-cell>
          <table:table-cell office:value-type="float" office:value="9.9" calcext:value-type="float">
            <text:p>9,9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3T2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3T3</text:p>
          </table:table-cell>
          <table:table-cell office:value-type="float" office:value="9.8" calcext:value-type="float">
            <text:p>9,8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3T4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4T1</text:p>
          </table:table-cell>
          <table:table-cell office:value-type="float" office:value="10.1" calcext:value-type="float">
            <text:p>10,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4T2</text:p>
          </table:table-cell>
          <table:table-cell office:value-type="float" office:value="9.8" calcext:value-type="float">
            <text:p>9,8</text:p>
          </table:table-cell>
          <table:table-cell office:value-type="float" office:value="8.8" calcext:value-type="float">
            <text:p>8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4T3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4T4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5T1</text:p>
          </table:table-cell>
          <table:table-cell office:value-type="float" office:value="9.7" calcext:value-type="float">
            <text:p>9,7</text:p>
          </table:table-cell>
          <table:table-cell office:value-type="float" office:value="8.6" calcext:value-type="float">
            <text:p>8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5T2</text:p>
          </table:table-cell>
          <table:table-cell office:value-type="float" office:value="9.9" calcext:value-type="float">
            <text:p>9,9</text:p>
          </table:table-cell>
          <table:table-cell office:value-type="float" office:value="8.8" calcext:value-type="float">
            <text:p>8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5T3</text:p>
          </table:table-cell>
          <table:table-cell office:value-type="float" office:value="10.1" calcext:value-type="float">
            <text:p>10,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5T4</text:p>
          </table:table-cell>
          <table:table-cell office:value-type="float" office:value="10.2" calcext:value-type="float">
            <text:p>10,2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6T1</text:p>
          </table:table-cell>
          <table:table-cell office:value-type="float" office:value="10.3" calcext:value-type="float">
            <text:p>10,3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6T2</text:p>
          </table:table-cell>
          <table:table-cell office:value-type="float" office:value="10.1" calcext:value-type="float">
            <text:p>10,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6T3</text:p>
          </table:table-cell>
          <table:table-cell office:value-type="float" office:value="10.1" calcext:value-type="float">
            <text:p>10,1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6T4</text:p>
          </table:table-cell>
          <table:table-cell office:value-type="float" office:value="9.5" calcext:value-type="float">
            <text:p>9,5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7T1</text:p>
          </table:table-cell>
          <table:table-cell office:value-type="float" office:value="9.8" calcext:value-type="float">
            <text:p>9,8</text:p>
          </table:table-cell>
          <table:table-cell office:value-type="float" office:value="8.5" calcext:value-type="float">
            <text:p>8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7T2</text:p>
          </table:table-cell>
          <table:table-cell office:value-type="float" office:value="9.5" calcext:value-type="float">
            <text:p>9,5</text:p>
          </table:table-cell>
          <table:table-cell office:value-type="float" office:value="8.1" calcext:value-type="float">
            <text:p>8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7T3</text:p>
          </table:table-cell>
          <table:table-cell office:value-type="float" office:value="9.2" calcext:value-type="float">
            <text:p>9,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7T4</text:p>
          </table:table-cell>
          <table:table-cell office:value-type="float" office:value="8.6" calcext:value-type="float">
            <text:p>8,6</text:p>
          </table:table-cell>
          <table:table-cell office:value-type="float" office:value="7.5" calcext:value-type="float">
            <text:p>7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8T1</text:p>
          </table:table-cell>
          <table:table-cell office:value-type="float" office:value="8.3" calcext:value-type="float">
            <text:p>8,3</text:p>
          </table:table-cell>
          <table:table-cell office:value-type="float" office:value="7.2" calcext:value-type="float">
            <text:p>7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8T2</text:p>
          </table:table-cell>
          <table:table-cell office:value-type="float" office:value="8.3" calcext:value-type="float">
            <text:p>8,3</text:p>
          </table:table-cell>
          <table:table-cell office:value-type="float" office:value="7.3" calcext:value-type="float">
            <text:p>7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8T3</text:p>
          </table:table-cell>
          <table:table-cell office:value-type="float" office:value="8.3" calcext:value-type="float">
            <text:p>8,3</text:p>
          </table:table-cell>
          <table:table-cell office:value-type="float" office:value="7.4" calcext:value-type="float">
            <text:p>7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8T4</text:p>
          </table:table-cell>
          <table:table-cell office:value-type="float" office:value="8.6" calcext:value-type="float">
            <text:p>8,6</text:p>
          </table:table-cell>
          <table:table-cell office:value-type="float" office:value="7.7" calcext:value-type="float">
            <text:p>7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9T1</text:p>
          </table:table-cell>
          <table:table-cell office:value-type="float" office:value="9.4" calcext:value-type="float">
            <text:p>9,4</text:p>
          </table:table-cell>
          <table:table-cell office:value-type="float" office:value="8.6" calcext:value-type="float">
            <text:p>8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9T2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9T3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09T4</text:p>
          </table:table-cell>
          <table:table-cell office:value-type="float" office:value="10.3" calcext:value-type="float">
            <text:p>10,3</text:p>
          </table:table-cell>
          <table:table-cell office:value-type="float" office:value="9.5" calcext:value-type="float">
            <text:p>9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0T1</text:p>
          </table:table-cell>
          <table:table-cell office:value-type="float" office:value="10.2" calcext:value-type="float">
            <text:p>10,2</text:p>
          </table:table-cell>
          <table:table-cell office:value-type="float" office:value="9.4" calcext:value-type="float">
            <text:p>9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0T2</text:p>
          </table:table-cell>
          <table:table-cell office:value-type="float" office:value="10.1" calcext:value-type="float">
            <text:p>10,1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0T3</text:p>
          </table:table-cell>
          <table:table-cell office:value-type="float" office:value="10.1" calcext:value-type="float">
            <text:p>10,1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0T4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1T1</text:p>
          </table:table-cell>
          <table:table-cell office:value-type="float" office:value="10.3" calcext:value-type="float">
            <text:p>10,3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1T2</text:p>
          </table:table-cell>
          <table:table-cell office:value-type="float" office:value="10.3" calcext:value-type="float">
            <text:p>10,3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1T3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1T4</text:p>
          </table:table-cell>
          <table:table-cell office:value-type="float" office:value="10.5" calcext:value-type="float">
            <text:p>10,5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2T1</text:p>
          </table:table-cell>
          <table:table-cell office:value-type="float" office:value="10.6" calcext:value-type="float">
            <text:p>10,6</text:p>
          </table:table-cell>
          <table:table-cell office:value-type="float" office:value="9.5" calcext:value-type="float">
            <text:p>9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2T2</text:p>
          </table:table-cell>
          <table:table-cell office:value-type="float" office:value="10.8" calcext:value-type="float">
            <text:p>10,8</text:p>
          </table:table-cell>
          <table:table-cell office:value-type="float" office:value="9.7" calcext:value-type="float">
            <text:p>9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2T3</text:p>
          </table:table-cell>
          <table:table-cell office:value-type="float" office:value="10.8" calcext:value-type="float">
            <text:p>10,8</text:p>
          </table:table-cell>
          <table:table-cell office:value-type="float" office:value="9.7" calcext:value-type="float">
            <text:p>9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2T4</text:p>
          </table:table-cell>
          <table:table-cell office:value-type="float" office:value="11.2" calcext:value-type="float">
            <text:p>11,2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3T1</text:p>
          </table:table-cell>
          <table:table-cell office:value-type="float" office:value="11.3" calcext:value-type="float">
            <text:p>11,3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3T2</text:p>
          </table:table-cell>
          <table:table-cell office:value-type="float" office:value="11.5" calcext:value-type="float">
            <text:p>11,5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3T3</text:p>
          </table:table-cell>
          <table:table-cell office:value-type="float" office:value="11.3" calcext:value-type="float">
            <text:p>11,3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3T4</text:p>
          </table:table-cell>
          <table:table-cell office:value-type="float" office:value="11.2" calcext:value-type="float">
            <text:p>11,2</text:p>
          </table:table-cell>
          <table:table-cell office:value-type="float" office:value="10.1" calcext:value-type="float">
            <text:p>10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4T1</text:p>
          </table:table-cell>
          <table:table-cell office:value-type="float" office:value="11.2" calcext:value-type="float">
            <text:p>11,2</text:p>
          </table:table-cell>
          <table:table-cell office:value-type="float" office:value="10.1" calcext:value-type="float">
            <text:p>10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4T2</text:p>
          </table:table-cell>
          <table:table-cell office:value-type="float" office:value="11.2" calcext:value-type="float">
            <text:p>11,2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4T3</text:p>
          </table:table-cell>
          <table:table-cell office:value-type="float" office:value="11.4" calcext:value-type="float">
            <text:p>11,4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4T4</text:p>
          </table:table-cell>
          <table:table-cell office:value-type="float" office:value="11.6" calcext:value-type="float">
            <text:p>11,6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5T1</text:p>
          </table:table-cell>
          <table:table-cell office:value-type="float" office:value="11.4" calcext:value-type="float">
            <text:p>11,4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5T2</text:p>
          </table:table-cell>
          <table:table-cell office:value-type="float" office:value="11.7" calcext:value-type="float">
            <text:p>11,7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5T3</text:p>
          </table:table-cell>
          <table:table-cell office:value-type="float" office:value="11.5" calcext:value-type="float">
            <text:p>11,5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5T4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6T1</text:p>
          </table:table-cell>
          <table:table-cell office:value-type="float" office:value="11.3" calcext:value-type="float">
            <text:p>11,3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6T2</text:p>
          </table:table-cell>
          <table:table-cell office:value-type="float" office:value="11.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6T3</text:p>
          </table:table-cell>
          <table:table-cell office:value-type="float" office:value="11.1" calcext:value-type="float">
            <text:p>11,1</text:p>
          </table:table-cell>
          <table:table-cell office:value-type="float" office:value="9.9" calcext:value-type="float">
            <text:p>9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6T4</text:p>
          </table:table-cell>
          <table:table-cell office:value-type="float" office:value="11.4" calcext:value-type="float">
            <text:p>11,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7T1</text:p>
          </table:table-cell>
          <table:table-cell office:value-type="float" office:value="10.9" calcext:value-type="float">
            <text:p>10,9</text:p>
          </table:table-cell>
          <table:table-cell office:value-type="float" office:value="9.6" calcext:value-type="float">
            <text:p>9,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7T2</text:p>
          </table:table-cell>
          <table:table-cell office:value-type="float" office:value="10.8" calcext:value-type="float">
            <text:p>10,8</text:p>
          </table:table-cell>
          <table:table-cell office:value-type="float" office:value="9.5" calcext:value-type="float">
            <text:p>9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7T3</text:p>
          </table:table-cell>
          <table:table-cell office:value-type="float" office:value="10.8" calcext:value-type="float">
            <text:p>10,8</text:p>
          </table:table-cell>
          <table:table-cell office:value-type="float" office:value="9.5" calcext:value-type="float">
            <text:p>9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7T4</text:p>
          </table:table-cell>
          <table:table-cell office:value-type="float" office:value="10.4" calcext:value-type="float">
            <text:p>10,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8T1</text:p>
          </table:table-cell>
          <table:table-cell office:value-type="float" office:value="10.6" calcext:value-type="float">
            <text:p>10,6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8T2</text:p>
          </table:table-cell>
          <table:table-cell office:value-type="float" office:value="10.4" calcext:value-type="float">
            <text:p>10,4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8T3</text:p>
          </table:table-cell>
          <table:table-cell office:value-type="float" office:value="10.2" calcext:value-type="float">
            <text:p>10,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8T4</text:p>
          </table:table-cell>
          <table:table-cell office:value-type="float" office:value="10.1" calcext:value-type="float">
            <text:p>10,1</text:p>
          </table:table-cell>
          <table:table-cell office:value-type="float" office:value="8.8" calcext:value-type="float">
            <text:p>8,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9T1</text:p>
          </table:table-cell>
          <table:table-cell office:value-type="float" office:value="10.1" calcext:value-type="float">
            <text:p>10,1</text:p>
          </table:table-cell>
          <table:table-cell office:value-type="float" office:value="8.7" calcext:value-type="float">
            <text:p>8,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9T2</text:p>
          </table:table-cell>
          <table:table-cell office:value-type="float" office:value="9.6" calcext:value-type="float">
            <text:p>9,6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9T3</text:p>
          </table:table-cell>
          <table:table-cell office:value-type="float" office:value="9.5" calcext:value-type="float">
            <text:p>9,5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9T4</text:p>
          </table:table-cell>
          <table:table-cell office:value-type="float" office:value="9.3" calcext:value-type="float">
            <text:p>9,3</text:p>
          </table:table-cell>
          <table:table-cell office:value-type="float" office:value="8.2" calcext:value-type="float">
            <text:p>8,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20T1</text:p>
          </table:table-cell>
          <table:table-cell office:value-type="float" office:value="8.9" calcext:value-type="float">
            <text:p>8,9</text:p>
          </table:table-cell>
          <table:table-cell office:value-type="float" office:value="7.9" calcext:value-type="float">
            <text:p>7,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20T2</text:p>
          </table:table-cell>
          <table:table-cell office:value-type="float" office:value="8.2" calcext:value-type="float">
            <text:p>8,2</text:p>
          </table:table-cell>
          <table:table-cell office:value-type="float" office:value="7.1" calcext:value-type="float">
            <text:p>7,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20T3</text:p>
          </table:table-cell>
          <table:table-cell office:value-type="float" office:value="10.1" calcext:value-type="float">
            <text:p>10,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0T4</text:p>
          </table:table-cell>
          <table:table-cell table:style-name="Default" office:value-type="float" office:value="9.1" calcext:value-type="float">
            <text:p>9,1</text:p>
          </table:table-cell>
          <table:table-cell table:style-name="Default" office:value-type="float" office:value="8.1" calcext:value-type="float">
            <text:p>8,1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1T1</text:p>
          </table:table-cell>
          <table:table-cell table:style-name="Default" office:value-type="float" office:value="9.3" calcext:value-type="float">
            <text:p>9,3</text:p>
          </table:table-cell>
          <table:table-cell table:style-name="Default" office:value-type="float" office:value="8.2" calcext:value-type="float">
            <text:p>8,2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1T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.9" calcext:value-type="float">
            <text:p>7,9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1T3</text:p>
          </table:table-cell>
          <table:table-cell table:style-name="Default" office:value-type="float" office:value="8.9" calcext:value-type="float">
            <text:p>8,9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1T4</text:p>
          </table:table-cell>
          <table:table-cell table:style-name="Default" office:value-type="float" office:value="8.4" calcext:value-type="float">
            <text:p>8,4</text:p>
          </table:table-cell>
          <table:table-cell table:style-name="Default" office:value-type="float" office:value="7.5" calcext:value-type="float">
            <text:p>7,5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2T1</text:p>
          </table:table-cell>
          <table:table-cell table:style-name="Default" office:value-type="float" office:value="8.3" calcext:value-type="float">
            <text:p>8,3</text:p>
          </table:table-cell>
          <table:table-cell table:style-name="Default" office:value-type="float" office:value="7.3" calcext:value-type="float">
            <text:p>7,3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2T2</text:p>
          </table:table-cell>
          <table:table-cell table:style-name="Default" office:value-type="float" office:value="8.2" calcext:value-type="float">
            <text:p>8,2</text:p>
          </table:table-cell>
          <table:table-cell table:style-name="Default" office:value-type="float" office:value="7.4" calcext:value-type="float">
            <text:p>7,4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2T3</text:p>
          </table:table-cell>
          <table:table-cell table:style-name="Default" office:value-type="float" office:value="8.2" calcext:value-type="float">
            <text:p>8,2</text:p>
          </table:table-cell>
          <table:table-cell table:style-name="Default" office:value-type="float" office:value="7.3" calcext:value-type="float">
            <text:p>7,3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022T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.2" calcext:value-type="float">
            <text:p>7,2</text:p>
          </table:table-cell>
          <table:table-cell table:number-columns-repeated="1021"/>
        </table:table-row>
      </table:table>
      <table:table table:name="Sources_donnees_originales" table:style-name="ta1">
        <table:table-column table:style-name="co4" table:default-cell-style-name="Default"/>
        <table:table-column table:style-name="co5" table:default-cell-style-name="ce21"/>
        <table:table-row table:style-name="ro2">
          <table:table-cell office:value-type="string" calcext:value-type="string">
            <text:p>Sources données originales</text:p>
          </table:table-cell>
          <table:table-cell table:style-name="Default" office:value-type="string" calcext:value-type="string">
            <text:p>Date de mise à jour</text:p>
          </table:table-cell>
        </table:table-row>
        <table:table-row table:style-name="ro2">
          <table:table-cell office:value-type="string" calcext:value-type="string">
            <text:p>https://www.insee.fr/fr/statistiques/serie/010760415#Telechargement</text:p>
          </table:table-cell>
          <table:table-cell office:value-type="date" office:date-value="2023-01-26" calcext:value-type="date">
            <text:p>26/01/23</text:p>
          </table:table-cell>
        </table:table-row>
        <table:table-row table:style-name="ro2">
          <table:table-cell office:value-type="string" calcext:value-type="string">
            <text:p>https://www.insee.fr/fr/statistiques/serie/010760376#Telechargement</text:p>
          </table:table-cell>
          <table:table-cell office:value-type="date" office:date-value="2023-01-26" calcext:value-type="date">
            <text:p>26/01/23</text:p>
          </table:table-cell>
        </table:table-row>
        <table:table-row table:style-name="ro2">
          <table:table-cell office:value-type="string" calcext:value-type="string">
            <text:p>https://www.insee.fr/fr/statistiques/7076724#onglet-1</text:p>
          </table:table-cell>
          <table:table-cell office:value-type="date" office:date-value="2023-04-11" calcext:value-type="date">
            <text:p>11/04/23</text:p>
          </table:table-cell>
        </table:table-row>
        <table:table-row table:style-name="ro2">
          <table:table-cell office:value-type="string" calcext:value-type="string">
            <text:p>https://www.insee.fr/fr/statistiques/7076722</text:p>
          </table:table-cell>
          <table:table-cell office:value-type="date" office:date-value="2023-04-07" calcext:value-type="date">
            <text:p>07/04/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" number:min-decimal-places="0" number:min-integer-digits="1" number:decimal-replacement="" number:grouping="true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0" number:min-decimal-places="0" number:min-integer-digits="6"/>
      <number:text> (A)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7T11:54:53.341000000</meta:creation-date>
    <meta:generator>LibreOffice/7.3.4.2$Windows_X86_64 LibreOffice_project/728fec16bd5f605073805c3c9e7c4212a0120dc5</meta:generator>
    <dc:date>2023-06-17T15:16:48.835000000</dc:date>
    <meta:editing-duration>PT2H1M48S</meta:editing-duration>
    <meta:editing-cycles>6</meta:editing-cycles>
    <meta:document-statistic meta:table-count="11" meta:cell-count="3042" meta:object-count="0"/>
  </office:meta>
</office:document-meta>
</file>